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a1" style:family="table">
      <style:table-properties style:width="17cm" table:align="left"/>
    </style:style>
    <style:style style:name="Tabella1.A" style:family="table-column">
      <style:table-column-properties style:column-width="5.383cm"/>
    </style:style>
    <style:style style:name="Tabella1.B" style:family="table-column">
      <style:table-column-properties style:column-width="11.617cm"/>
    </style:style>
    <style:style style:name="Tabella1.A1" style:family="table-cell">
      <style:table-cell-properties style:vertical-align="middle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getrix.ekbl.net/index.php">http://getrix.ekbl.net/index.php</text:a></text:p>
      <text:p text:style-name="Standard"/>
      <text:p text:style-name="Standard"/>
      <text:p text:style-name="Standard"/>
      <text:p text:style-name="Standard">GET /index.php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Cookie: GETRIXSID=3b116d5af398f912ff38214ff9e654a9; __utma=255309982.510473104.1362162538.1362162538.1362162538.1; __utmb=255309982.1.10.1362162538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/>
      <text:p text:style-name="Standard">HTTP/1.1 200 OK</text:p>
      <text:p text:style-name="Standard">Date: Fri, 01 Mar 2013 18:29:36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Vary: Accept-Encoding</text:p>
      <text:p text:style-name="Standard">Content-Encoding: gzip</text:p>
      <text:p text:style-name="Standard">Content-Length: 1003</text:p>
      <text:p text:style-name="Standard">Keep-Alive: timeout=3, max=100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>&lt;!DOCTYPE html PUBLIC "-//W3C//DTD XHTML 1.0 Strict//EN" "http://www.w3.org/TR/xhtml1/DTD/xhtml1-transactional.dtd"&gt;<text:line-break/>&lt;html lang="it" xmlns="http://www.w3.org/1999/xhtml" xml:lang="it"&gt;<text:line-break/>&lt;head&gt;<text:line-break/><text:tab/><text:tab/>&lt;link rel="icon" href="http://getrix.ekbl.net/favicon.ico" type="image/x-icon" /&gt;<text:line-break/><text:tab/><text:tab/>&lt;link rel="shortcut icon" href="http://getrix.ekbl.net/favicon.ico" type="image/x-icon" /&gt;<text:line-break/><text:tab/><text:tab/>&lt;link href="http://getrix.ekbl.net/includes/stylebackoffice_agenzia.css?v=201302271700" rel="stylesheet" type="text/css"/&gt;<text:line-break/><text:line-break/><text:tab/><text:tab/>&lt;link href="http://getrix.ekbl.net/buttons/buttons.css?v=201302271700" rel="stylesheet" type="text/css" /&gt;<text:line-break/><text:tab/><text:tab/>&lt;title&gt;Accesso getrix.it&lt;/title&gt;<text:line-break/><text:line-break/><text:tab/><text:tab/>&lt;meta http-equiv="Content-Type" content="text/html; charset=utf-8"&gt;<text:line-break/><text:tab/><text:tab/>&lt;meta http-equiv="language" content="it" /&gt;<text:line-break/><text:line-break/>&lt;script type="text/javascript"&gt;<text:line-break/>function loginGetrix(event) {<text:line-break/><text:soft-page-break/><text:tab/>if(event.keyCode == 13) {<text:line-break/><text:tab/><text:tab/>if(document.getElementById('username').value != "" &amp;&amp; document.getElementById('password').value != "") {<text:line-break/><text:tab/><text:tab/><text:tab/>document.login.submit();<text:line-break/><text:tab/><text:tab/>}<text:tab/><text:line-break/><text:tab/>}<text:line-break/>}<text:line-break/>&lt;/script&gt;<text:line-break/><text:line-break/><text:tab/>&lt;/head&gt;<text:line-break/>&lt;body&gt;<text:line-break/><text:line-break/>&lt;div class="getrix_login" onkeypress="loginGetrix(event);"&gt;<text:line-break/><text:tab/>&lt;div id="contenitore_login"&gt;<text:line-break/><text:tab/><text:tab/>&lt;form name="login" action="http://getrix.ekbl.net/index.php" method="post" &gt;<text:line-break/><text:tab/><text:tab/><text:tab/>&lt;div style="margin-top:20px; margin-right:3px;"&gt;<text:line-break/><text:tab/><text:tab/><text:tab/><text:tab/>&lt;img src="/img2/logo_getrix.png" style="border:none;padding-bottom:25px;"/&gt;<text:line-break/><text:tab/><text:tab/><text:tab/>&lt;/div&gt;<text:line-break/><text:tab/><text:tab/><text:tab/>Inserisci email e password&lt;br /&gt;<text:line-break/><text:tab/><text:tab/><text:tab/><text:tab/><text:line-break/><text:tab/><text:tab/><text:tab/>&lt;input type="hidden" name="backurl" value="/home_gestionale.php" /&gt;<text:line-break/><text:tab/><text:tab/><text:tab/>&lt;input type="hidden" name="accedi" <text:s/>value="accedi" /&gt;<text:line-break/><text:tab/><text:tab/><text:tab/>&lt;input type="hidden" name="openTab" id="openTab" value="" /&gt;<text:line-break/><text:line-break/><text:tab/><text:tab/><text:tab/>&lt;input type="text" class="gtxInputLogin" id="username" name="username" maxlenght="30" <text:s/>style="background-image:url('img2/mail.gif');"&gt;&lt;br&gt;<text:line-break/><text:tab/><text:tab/><text:tab/>&lt;input type="password" class="gtxInputLogin" id="password" name="password" maxlenght="30" <text:s/>style="background-image:url('img2/lock.gif');"&gt;&lt;br&gt;<text:line-break/><text:line-break/><text:tab/><text:tab/><text:tab/>&lt;div style="margin-top:20px; margin-right:3px;"&gt;<text:line-break/><text:tab/><text:tab/><text:tab/><text:tab/>&lt;div class="gtx_accedi_button" style="float:left;" href="#" onclick="document.login.submit()"&gt;&lt;/div&gt;<text:line-break/><text:tab/><text:tab/><text:tab/><text:tab/>&lt;div style="text-align:left; float:left;margin:10px 0 0 10px;font-weight:bold;"&gt;<text:line-break/><text:tab/><text:tab/><text:tab/><text:tab/><text:tab/>&lt;a class="aa_Link_getrix" href="ricorda_password.php" target="_parent"&gt;Password dimenticata?&lt;/a&gt;<text:line-break/><text:tab/><text:tab/><text:tab/><text:tab/>&lt;/div&gt;<text:line-break/><text:tab/><text:tab/><text:tab/>&lt;/div&gt;<text:line-break/><text:line-break/><text:tab/><text:tab/><text:tab/>&lt;div style="clear:both; height:10px;"&gt;&lt;/div&gt;<text:line-break/><text:tab/><text:tab/>&lt;/form&gt;<text:line-break/><text:tab/>&lt;/div&gt;<text:line-break/>&lt;/div&gt;<text:line-break/><text:line-break/><text:line-break/>&lt;/body&gt;<text:line-break/>&lt;/html&gt;<text:line-break/></text:p>
      <text:p text:style-name="P1"><text:a xlink:type="simple" xlink:href="http://getrix.ekbl.net/index.php">http://getrix.ekbl.net/index.php</text:a></text:p>
      <text:p text:style-name="Standard"/>
      <text:p text:style-name="Standard"/>
      <text:p text:style-name="Standard"><text:a xlink:type="simple" xlink:href="http://getrix.ekbl.net/index.php?accedi=accedi&amp;backurl=%2Fhome_gestionale.php&amp;openTab=&amp;password=fh54tjdn&amp;username=c179034%40rmqkr.net">http://getrix.ekbl.net/index.php?accedi=accedi&amp;backurl=%2Fhome_gestionale.php&amp;openTab=&amp;password=fh54tjdn&amp;username=c179034%40rmqkr.net</text:a></text:p>
      <text:p text:style-name="Standard"/>
      <text:p text:style-name="Standard">accedi=accedi</text:p>
      <text:p text:style-name="Standard">backurl=/home_gestionale.php</text:p>
      <text:p text:style-name="Standard">openTab=</text:p>
      <text:p text:style-name="Standard">password=fh54tjdn</text:p>
      <text:p text:style-name="Standard"><text:a xlink:type="simple" xlink:href="mailto:username%3Dc179034@rmqkr.net">username=c179034@rmqkr.net</text:a></text:p>
      <text:p text:style-name="Standard"/>
      <text:p text:style-name="Standard"/>
      <text:p text:style-name="Standard">POST /index.php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://getrix.ekbl.net/index.php</text:p>
      <text:p text:style-name="Standard">Cookie: GETRIXSID=3b116d5af398f912ff38214ff9e654a9; __utma=255309982.510473104.1362162538.1362162538.1362162538.1; __utmb=255309982.1.10.1362162538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/>
      <text:p text:style-name="Standard">HTTP/1.1 302 Found</text:p>
      <text:p text:style-name="Standard">Date: Fri, 01 Mar 2013 18:31:16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Location: /home_gestionale.php</text:p>
      <text:p text:style-name="Standard">Vary: Accept-Encoding</text:p>
      <text:p text:style-name="Standard">Content-Encoding: gzip</text:p>
      <text:p text:style-name="Standard">Content-Length: 20</text:p>
      <text:p text:style-name="Standard">Keep-Alive: timeout=3, max=100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>Reload the page to get source for: <text:a xlink:type="simple" xlink:href="http://getrix.ekbl.net/index.php">http://getrix.ekbl.net/index.php</text:a></text:p>
      <text:p text:style-name="Standard"/>
      <text:p text:style-name="Standard"/>
      <text:p text:style-name="Standard"/>
      <text:p text:style-name="P1"><text:a xlink:type="simple" xlink:href="http://getrix.ekbl.net/home_gestionale.php">http://getrix.ekbl.net/home_gestionale.php</text:a></text:p>
      <text:p text:style-name="Standard"/>
      <text:p text:style-name="Standard"/>
      <text:p text:style-name="Standard">GET /home_gestionale.php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://getrix.ekbl.net/index.php</text:p>
      <text:p text:style-name="Standard">Cookie: GETRIXSID=3b116d5af398f912ff38214ff9e654a9; __utma=255309982.510473104.1362162538.1362162538.1362162538.1; __utmb=255309982.1.10.1362162538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/>
      <text:p text:style-name="Standard">HTTP/1.1 200 OK</text:p>
      <text:p text:style-name="Standard">Date: Fri, 01 Mar 2013 18:31:16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Vary: Accept-Encoding</text:p>
      <text:p text:style-name="Standard">Content-Encoding: gzip</text:p>
      <text:p text:style-name="Standard">Content-Length: 8690</text:p>
      <text:p text:style-name="Standard">Keep-Alive: timeout=3, max=99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>Response body: vuoto</text:p>
      <text:p text:style-name="Standard"/>
      <text:p text:style-name="Standard"/>
      <text:p text:style-name="Standard"/>
      <text:p text:style-name="P1"><text:a xlink:type="simple" xlink:href="http://getrix.ekbl.net/inserimento_annuncio.php">http://getrix.ekbl.net/inserimento_annuncio.php</text:a></text:p>
      <text:p text:style-name="Standard"/>
      <text:p text:style-name="Standard"/>
      <text:p text:style-name="Standard">GET /inserimento_annuncio.php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://getrix.ekbl.net/home_gestionale.php</text:p>
      <text:p text:style-name="Standard">Cookie: GETRIXSID=3b116d5af398f912ff38214ff9e654a9; __utma=255309982.510473104.1362162538.1362162538.1362162538.1; __utmb=255309982.2.10.1362162538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/>
      <text:p text:style-name="Standard">HTTP/1.1 200 OK</text:p>
      <text:p text:style-name="Standard">Date: Fri, 01 Mar 2013 18:34:04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Vary: Accept-Encoding</text:p>
      <text:p text:style-name="Standard">Content-Encoding: gzip</text:p>
      <text:p text:style-name="Standard">Content-Length: 7361</text:p>
      <text:p text:style-name="Standard">Keep-Alive: timeout=3, max=100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>&lt;!DOCTYPE html PUBLIC "-//W3C//DTD XHTML 1.0 Strict//EN" "http://www.w3.org/TR/xhtml1/DTD/xhtml1-strict.dtd"&gt;<text:line-break/>&lt;html lang="it" xmlns="http://www.w3.org/1999/xhtml" xml:lang="it"&gt;<text:line-break/><text:tab/>&lt;head&gt;<text:line-break/><text:tab/><text:tab/>&lt;link rel="icon" href="http://getrix.ekbl.net/favicon.ico" type="image/x-icon" /&gt;<text:line-break/><text:tab/><text:tab/>&lt;link rel="shortcut icon" href="http://getrix.ekbl.net/favicon.ico" type="image/x-icon" /&gt;<text:line-break/><text:tab/><text:tab/>&lt;link href="http://getrix.ekbl.net/includes/stylebackoffice_agenzia.css?v=201302271700" rel="stylesheet" type="text/css" /&gt;<text:line-break/><text:tab/><text:tab/>&lt;link href="http://getrix.ekbl.net/includes/stylebackoffice_portali.css?v=201302271700" rel="stylesheet" type="text/css" /&gt;<text:line-break/><text:tab/><text:tab/>&lt;link href="http://getrix.ekbl.net/includes/modifica_sito_agenzia.css?v=201302271700" rel="stylesheet" type="text/css" /&gt;<text:line-break/><text:tab/><text:tab/>&lt;link href="http://getrix.ekbl.net/includes/anteprima.css?v=201302271700" rel="stylesheet" type="text/css" /&gt;<text:line-break/><text:tab/><text:tab/>&lt;link type="text/css" rel="stylesheet" href="http://getrix.ekbl.net/includes/jquery/jquery-ui-1.8.17.custom.css?v=201302271700" /&gt;<text:line-break/><text:tab/><text:tab/><text:tab/><text:tab/><text:tab/>&lt;link href="http://getrix.ekbl.net/includes/style_pubblicazione.css?v=201302271700" rel="stylesheet" <text:soft-page-break/>type="text/css" /&gt;<text:line-break/><text:tab/><text:tab/><text:tab/><text:tab/>&lt;link href="http://getrix.ekbl.net/buttons/buttons.css?v=201302271700" rel="stylesheet" type="text/css" /&gt;<text:line-break/><text:tab/><text:tab/>&lt;link rel="stylesheet" type="text/css" href="http://getrix.ekbl.net/jsClsInsertContatto/jsClsInsertContatto.css?v=201302271700" /&gt;<text:line-break/><text:tab/><text:tab/><text:tab/><text:tab/><text:tab/>&lt;title&gt;Case&amp;amp;Case <text:s/>BackOffice Getrix.it&lt;/title&gt;<text:line-break/><text:tab/><text:tab/><text:tab/><text:tab/>&lt;meta http-equiv="Content-Type" content="text/html; charset=utf-8"&gt;<text:line-break/><text:tab/><text:tab/>&lt;meta http-equiv="language" content="" /&gt;<text:line-break/><text:tab/><text:tab/>&lt;script type="text/javascript" src="http://getrix.ekbl.net/buttons/buttons.js?v=201302271700" &gt;&lt;/script&gt;<text:line-break/><text:tab/><text:tab/>&lt;script type="text/javascript" src="http://getrix.ekbl.net/includes/jscript.js?v=201302271700"&gt;&lt;/script&gt;<text:line-break/><text:tab/><text:tab/>&lt;script type="text/javascript" src="http://getrix.ekbl.net/includes/crea_siti.js?v=201302271700"&gt;&lt;/script&gt;<text:line-break/><text:tab/><text:tab/>&lt;script type="text/javascript" src="http://getrix.ekbl.net/includes/library.js?v=201302271700"&gt;&lt;/script&gt;<text:line-break/><text:tab/><text:tab/>&lt;script type="text/javascript" src="http://getrix.ekbl.net/includes/main.js?v=201302271700"&gt;&lt;/script&gt;<text:line-break/><text:tab/><text:tab/>&lt;script type="text/javascript" src="http://getrix.ekbl.net/includes/MEjslib.js?v=201302271700"&gt;&lt;/script&gt;<text:line-break/><text:tab/><text:tab/>&lt;script type="text/javascript" src="http://getrix.ekbl.net/includes/ajax-suggestion.js?v=201302271700"&gt;&lt;/script&gt;<text:line-break/><text:tab/><text:tab/>&lt;script type="text/javascript" src="http://getrix.ekbl.net/includes/jquery/jquery-1.7.1.min.js?v=201302271700"&gt;&lt;/script&gt;<text:line-break/><text:tab/><text:tab/>&lt;script type="text/javascript" src="http://getrix.ekbl.net/includes/jquery/jquery-ui-1.8.17.custom.min.js?v=201302271700"&gt;&lt;/script&gt;<text:line-break/><text:tab/><text:tab/><text:line-break/> <text:s text:c="7"/>&lt;script type="text/javascript" src="http://getrix.ekbl.net/includes/overlayBox/boxOverlay.js?v=201302271700"&gt;&lt;/script&gt;<text:line-break/><text:tab/><text:tab/>&lt;script type="text/javascript" src="http://getrix.ekbl.net/includes/gestione_annunci_agenzia.js?v=201302271700"&gt;&lt;/script&gt;<text:line-break/><text:tab/><text:tab/>&lt;script type="text/javascript" src="http://getrix.ekbl.net/includes/dettagli_common.js?v=201302271700"&gt;&lt;/script&gt;<text:line-break/><text:tab/><text:tab/>&lt;script type="text/javascript" src="http://getrix.ekbl.net/includes/functions.js?v=201302271700"&gt;&lt;/script&gt;<text:line-break/><text:tab/><text:tab/>&lt;script type="text/javascript" src="http://getrix.ekbl.net/includes/immobiliare_tooltip.js?v=201302271700"&gt;&lt;/script&gt;<text:line-break/><text:line-break/><text:line-break/><text:tab/><text:tab/><text:tab/><text:tab/><text:tab/>&lt;script type="text/javascript" src="http://getrix.ekbl.net/includes/prototype.js?v=201302271700"&gt;&lt;/script&gt;<text:line-break/><text:tab/><text:tab/><text:line-break/><text:tab/><text:tab/>&lt;script type="text/javascript" src="http://getrix.ekbl.net/includes/template_mail.js?v=201302271700"&gt;&lt;/script&gt;<text:line-break/><text:tab/><text:tab/>&lt;script type="text/javascript" src="http://getrix.ekbl.net/includes/bloccoAnnunci.js?v=201302271700"&gt;&lt;/script&gt;<text:line-break/><text:tab/><text:tab/><text:tab/><text:tab/>&lt;link href="http://getrix.ekbl.net/includes/overlayBox/boxOverlay.css?v=201302271700" rel="stylesheet" type="text/css" /&gt;<text:line-break/><text:tab/><text:tab/>&lt;link href="http://getrix.ekbl.net/includes/menu/menu.css?v=201302271700" rel="stylesheet" type="text/css" /&gt;<text:line-break/><text:soft-page-break/><text:tab/><text:tab/><text:line-break/><text:tab/><text:tab/><text:tab/>&lt;/head&gt;<text:line-break/><text:line-break/><text:tab/>&lt;body <text:s text:c="3"/>&gt;<text:line-break/><text:line-break/><text:tab/>&lt;div id="corpo_backoffice"&gt;<text:line-break/><text:line-break/><text:tab/><text:tab/>&lt;div id="header_container"&gt;<text:line-break/><text:line-break/><text:tab/><text:tab/><text:tab/>&lt;div id="header_backoffice"&gt;<text:line-break/>&lt;a href="http://getrix.ekbl.net/"&gt;&lt;/a&gt;<text:line-break/><text:tab/><text:tab/><text:tab/><text:tab/>&lt;div id="box_contatti" class="box_contatti"&gt;<text:line-break/><text:tab/><text:tab/><text:tab/><text:tab/><text:tab/>&lt;script type="text/javascript"&gt;<text:line-break/>var vhost_url_ads = "http://ads.getrix.it/www/delivery/";<text:line-break/><text:line-break/><text:line-break/>jQuery(document).ready(function() {<text:line-break/><text:tab/><text:tab/>var nWidth = <text:s/>jQuery(window).width();<text:line-break/><text:line-break/><text:tab/>if(nWidth &lt;= 1048){<text:line-break/><text:tab/><text:tab/>jQuery("#banner_top_backoffice").css('padding-left','18%');<text:line-break/><text:tab/>}else if(nWidth &lt;= 1180){<text:line-break/><text:tab/><text:tab/>jQuery("#banner_top_backoffice").css('padding-left','20%');<text:line-break/><text:tab/>}else{<text:line-break/><text:tab/><text:tab/>jQuery("#banner_top_backoffice").css('padding-left','24%');<text:line-break/><text:tab/>}<text:line-break/><text:line-break/><text:tab/>jQuery(window).resize(function(){<text:line-break/><text:tab/><text:tab/>var nWidth = <text:s/>jQuery(window).width();<text:line-break/><text:tab/><text:tab/>if(nWidth &lt;= 1048){<text:line-break/><text:tab/><text:tab/><text:tab/>jQuery("#banner_top_backoffice").css('padding-left','18%');<text:line-break/><text:tab/><text:tab/>}else if(nWidth &lt;= 1180){<text:line-break/><text:tab/><text:tab/><text:tab/>jQuery("#banner_top_backoffice").css('padding-left','20%');<text:line-break/><text:tab/><text:tab/>}else{<text:line-break/><text:tab/><text:tab/><text:tab/>jQuery("#banner_top_backoffice").css('padding-left','24%');<text:line-break/><text:tab/><text:tab/>}<text:line-break/><text:tab/>});<text:line-break/>});<text:line-break/><text:line-break/><text:line-break/>function _getBanner(zoneid){<text:line-break/><text:tab/>&lt;!--//var min_value_ads = 0.2; //Quando arriverà il banner da inserire nell'header del backoffice decommentare questa riga e commentare la successiva--&gt;<text:line-break/><text:tab/>var min_value_ads = 0.7; //se random &gt; min_value_ads viene visualizzato il banner da ads.getrix.it altrimenti il banner di feedback;<text:line-break/><text:tab/>var value = Math.random();<text:line-break/><text:tab/>if (value &lt; min_value_ads){<text:line-break/><text:tab/><text:tab/>document.write("&lt;iframe id='a81508af' name='a81508af' src='/testIframe.html?id=sdsds' framespacing='0' frameborder='no' scrolling='no' width='468' height='60'&gt;\&lt;/iframe&gt;");<text:line-break/><text:tab/>}<text:line-break/><text:tab/>else{<text:line-break/><text:line-break/><text:soft-page-break/><text:tab/><text:tab/>document.write("&lt;iframe id='a81508af' name='a81508af' src='" + vhost_url_ads + "afr.php?n=a81508af&amp;zoneid=" + zoneid + "' framespacing='0' frameborder='no' scrolling='no' width='468' height='60'&gt;\<text:line-break/><text:tab/><text:tab/>&lt;a href='{$smarty.const.VHOST_URL_ADS}ck.php?n=a81508af&amp;cb=90' target='_blank'&gt;\<text:line-break/><text:tab/><text:tab/><text:tab/>&lt;img src='{$smarty.const.VHOST_URL_ADS}avw.php?zoneid=' + zoneid + '&amp;n=a558564f' border='0' alt='' /&gt;\<text:line-break/><text:tab/><text:tab/>&lt;/a&gt;\<text:line-break/><text:tab/><text:tab/>&lt;/iframe&gt;\<text:line-break/><text:tab/><text:tab/>&lt;script type='text/javascript' src='"+ vhost_url_ads+ "ag.php'&gt;&lt;\/script&gt;");<text:line-break/><text:tab/>}<text:line-break/>}<text:line-break/><text:line-break/>&lt;/script&gt;<text:line-break/><text:line-break/>&lt;div id="banner_top_backoffice" style="padding-left:19%;"&gt;<text:line-break/><text:tab/><text:tab/>&lt;script type="text/javascript"&gt;<text:line-break/><text:tab/><text:tab/><text:tab/><text:tab/><text:tab/><text:tab/><text:tab/>_getBanner('19');<text:line-break/><text:tab/><text:tab/><text:tab/><text:tab/><text:tab/>&lt;/script&gt;<text:line-break/>&lt;/div&gt;<text:line-break/><text:tab/><text:tab/><text:tab/><text:tab/><text:tab/>&lt;script type="text/javascript" src="/includes/box_responsabile.js"&gt;&lt;/script&gt;<text:line-break/>&lt;div id="box_responsabile"&gt;<text:line-break/><text:tab/>&lt;div class="contacts" &gt;<text:line-break/><text:tab/><text:tab/>&lt;div style="font-size:14px;width:110px;float:left;" class="blueTitle"&gt;Servizio Clienti&lt;/div&gt;<text:line-break/><text:tab/><text:tab/>&lt;div class="clear"&gt;&lt;/div&gt;<text:line-break/><text:tab/><text:tab/>&lt;div id="box_mail"&gt;<text:line-break/><text:tab/><text:tab/><text:tab/><text:tab/><text:tab/><text:tab/>&lt;a onclick="designMailBox();return false;" style="text-decoration:none;"&gt;<text:line-break/><text:tab/><text:tab/><text:tab/><text:tab/><text:tab/><text:tab/><text:tab/><text:line-break/><text:tab/><text:tab/><text:tab/><text:tab/>&lt;div id="box_mail_text"&gt;<text:line-break/><text:tab/><text:tab/><text:tab/><text:tab/><text:tab/>&lt;img src="http://getrix.ekbl.net/img2/getrix/icon_mail.png"&gt;&lt;br/&gt;<text:line-break/><text:tab/><text:tab/><text:tab/><text:tab/><text:tab/>&lt;span class="blueTitle"&gt;Invia&lt;/span&gt;<text:line-break/><text:tab/><text:tab/><text:tab/><text:tab/>&lt;/div&gt;<text:line-break/><text:tab/><text:tab/><text:tab/>&lt;/a&gt;<text:line-break/><text:tab/><text:tab/>&lt;/div&gt;<text:line-break/><text:tab/><text:tab/>&lt;div id="box_contacts" &gt;<text:line-break/><text:tab/><text:tab/><text:tab/><text:tab/><text:tab/><text:tab/>&lt;img src="http://getrix.ekbl.net/img2/getrix/telefono-puls.png" class="avatar_img" /&gt;<text:line-break/><text:tab/><text:tab/><text:tab/><text:line-break/><text:tab/><text:tab/><text:tab/>&lt;div class="blueTitle" style="margin-top:17px;"&gt;<text:line-break/><text:tab/><text:tab/><text:tab/><text:tab/><text:tab/><text:tab/><text:tab/><text:tab/><text:tab/>Telefona<text:line-break/><text:tab/><text:tab/><text:tab/><text:tab/><text:tab/><text:tab/><text:tab/>&lt;/div&gt;<text:line-break/><text:tab/><text:tab/><text:tab/>&lt;span&gt;<text:line-break/><text:tab/><text:tab/><text:tab/><text:tab/><text:tab/><text:tab/><text:tab/><text:tab/><text:tab/>02 871-074-40<text:line-break/><text:tab/><text:tab/><text:tab/><text:tab/><text:tab/><text:tab/><text:tab/>&lt;/span&gt;<text:line-break/><text:tab/><text:tab/>&lt;/div&gt;<text:line-break/><text:tab/><text:tab/>&lt;div id="box_contacts" style="border-left:none;"&gt;<text:line-break/><text:tab/><text:tab/><text:tab/>&lt;img src="http://getrix.ekbl.net/img2/getrix/icon_phone.png"/&gt;<text:line-break/><text:tab/><text:tab/><text:tab/>&lt;div class="blueTitle"&gt;<text:line-break/><text:soft-page-break/><text:tab/><text:tab/><text:tab/><text:tab/>Assistenza Tecnica<text:line-break/><text:tab/><text:tab/><text:tab/>&lt;/div&gt;<text:line-break/><text:tab/><text:tab/><text:tab/>&lt;span&gt;02 871 074 40&lt;/span&gt;<text:line-break/><text:tab/><text:tab/>&lt;/div&gt;<text:line-break/><text:tab/><text:tab/><text:line-break/><text:tab/>&lt;/div&gt;<text:line-break/>&lt;/div&gt;<text:tab/><text:tab/><text:tab/><text:tab/>&lt;/div&gt;<text:line-break/><text:tab/><text:tab/><text:tab/><text:tab/>&lt;div class="clear"&gt;&lt;/div&gt;<text:line-break/><text:tab/><text:tab/><text:tab/><text:tab/>&lt;div id="menu_tab" class="tab_menu"&gt;<text:line-break/><text:tab/><text:tab/><text:tab/><text:tab/><text:line-break/><text:tab/><text:tab/><text:tab/><text:tab/><text:tab/><text:tab/><text:tab/><text:tab/><text:tab/>&lt;script&gt;<text:line-break/> <text:s text:c="7"/><text:line-break/> <text:s text:c="15"/>function menu_select(oBj,activity){<text:line-break/> <text:s text:c="23"/>if (activity == false){<text:line-break/> <text:s text:c="31"/>oBj.style.background='#000000';<text:line-break/> <text:s text:c="23"/>}else{<text:line-break/> <text:s text:c="31"/>oBj.style.background='#0353A0';<text:line-break/> <text:s text:c="23"/>}<text:line-break/> <text:s text:c="15"/>}<text:line-break/> <text:s text:c="15"/>/*<text:line-break/> <text:s text:c="23"/>la funzione si occupa di effettuare una chiamata Curl per effettuare l'SSO<text:line-break/> <text:s text:c="23"/>necessario ad accedere ai pannelli di gestione sitiAgenzia e profiloFacebook<text:line-break/> <text:s text:c="23"/>@param: string urlSSO indirizzo della pagina che si oocupa di effetuare la richiesta di autenticazione<text:line-break/> <text:s text:c="23"/>@param: string servizio al quale si richiede di essere autenticati ( sito,facebook )<text:line-break/> <text:s text:c="15"/>*/<text:line-break/> <text:s text:c="15"/>function loginWebagency(urlSSO,service) {<text:line-break/> <text:s text:c="23"/>if(typeof urlSSO == 'undefined' || typeof urlSSO.length == 0)<text:line-break/> <text:s text:c="31"/>return false;<text:line-break/> <text:s text:c="23"/>var wndState = window.open();<text:line-break/> <text:s text:c="23"/>var ajObj = getMEAjaxObj();<text:line-break/> <text:s text:c="23"/>url=urlSSO+"?s="+service;<text:line-break/> <text:s text:c="23"/>ajObj.Request("GET",url, function(data){<text:line-break/> <text:s text:c="31"/>var showPopupError = false;<text:line-break/> <text:s text:c="31"/>var response = data.responseText;<text:line-break/> <text:s text:c="31"/>if (response != ''){<text:line-break/> <text:s text:c="39"/>wndState.location.href=response;<text:line-break/> <text:s text:c="31"/>}else{<text:line-break/> <text:s text:c="39"/>wndState.close();<text:line-break/> <text:s text:c="39"/>showPopupError = true;<text:line-break/> <text:s text:c="31"/>}<text:line-break/> <text:s text:c="31"/>if(showPopupError) {<text:line-break/> <text:s text:c="39"/>var box = new boxOverlay("messaggioBloccoAbilitato", "grey");<text:line-break/> <text:s text:c="39"/>box.setTitle("&lt;span style=\"font-weight: bold;\"&gt;Login fallito&lt;/span&gt;");<text:line-break/> <text:s text:c="39"/>box.setContent("Impossibile accedere alla propria area riservata su &lt;strong&gt;&lt;a href=\"http://www.immobiliarewebagency.it\" target=\"_blank\"&gt;immobiliarewebagency.it&lt;/a&gt;&lt;/strong&gt;");<text:line-break/> <text:s text:c="39"/>box.destroyOnClose=false;<text:line-break/> <text:s text:c="39"/>box.show();<text:line-break/> <text:s text:c="31"/>}<text:line-break/> <text:s text:c="23"/>});<text:line-break/> <text:s text:c="15"/>}<text:line-break/><text:soft-page-break/> <text:s text:c="7"/><text:line-break/>&lt;/script&gt;<text:line-break/>&lt;div id="logoutIcon" class="right"&gt;<text:line-break/> <text:s text:c="24"/>&lt;!--[if gt IE 6]&gt;&lt;style&gt;#logoutIcon {margin-top:-10px;}&lt;/style&gt;&lt;![endif]--&gt;<text:line-break/> <text:s text:c="15"/>&lt;a class="link_exit" style="font-size:11px;" href="/logout.php"&gt;<text:line-break/> <text:s text:c="23"/>&lt;div id="logout_button" class="left"&gt;ESCI&amp;nbsp;&lt;/div&gt;<text:line-break/> <text:s text:c="23"/>&lt;div class="left" id="logout_button_img"&gt;<text:line-break/> <text:s text:c="31"/>&lt;img src = "/img2/logout.png" /&gt;&amp;nbsp;<text:line-break/> <text:s text:c="23"/>&lt;/div&gt;<text:line-break/> <text:s text:c="15"/>&lt;/a&gt;<text:line-break/> <text:s text:c="7"/>&lt;/div&gt;<text:line-break/><text:line-break/>&lt;div id="tab_header" class="left"&gt;<text:line-break/></text:p>
      <text:p text:style-name="Standard"><text:s text:c="8"/><text:line-break/> <text:s text:c="7"/>&lt;script type="text/javascript"&gt;<text:line-break/> <text:s text:c="7"/>var section = "";<text:line-break/> <text:s text:c="15"/>jQuery(document).ready(function() {<text:line-break/> <text:s text:c="23"/>section = jQuery("#section_val").val();<text:line-break/> <text:s text:c="23"/>jQuery(".dropdown li").hover(<text:line-break/> <text:s text:c="31"/>function() {<text:line-break/> <text:s text:c="39"/>if (jQuery(this).attr("id") != section) {<text:line-break/> <text:s text:c="47"/>selectMenu(jQuery(this));<text:line-break/> <text:s text:c="39"/>}<text:line-break/> <text:s text:c="32"/>},<text:line-break/> <text:s text:c="32"/>function() {<text:line-break/> <text:s text:c="40"/>if (jQuery(this).attr("id") != section) {<text:line-break/> <text:s text:c="47"/>jQuery(this).find("span.left_act").attr("class", "left");<text:line-break/> <text:s text:c="47"/>jQuery(this).find("span.tab_header_btn_act").attr("class", "tab_header_btn");<text:line-break/> <text:s text:c="47"/>jQuery(this).find("span.right_act").attr("class", "right");<text:line-break/> <text:s text:c="47"/>jQuery(this).find("span.right_act_box").attr("class", "right_box");<text:line-break/> <text:s text:c="40"/>}<text:line-break/> <text:s text:c="33"/>}); <text:s text:c="4"/><text:line-break/> <text:s text:c="23"/>selectMenu(jQuery("#"+section));<text:line-break/> <text:s text:c="23"/>if (isTouchDevice()) {<text:line-break/> <text:s text:c="31"/>jQuery("#contatto_mn .menu-link").attr("href", "#");<text:line-break/> <text:s text:c="31"/>jQuery("#annunci_agenzia .menu-link").attr("href", "#");<text:line-break/> <text:s text:c="31"/>jQuery("#richieste_agenzie .menu-link").attr("href", "#");<text:line-break/> <text:s text:c="31"/>jQuery("#agenda .menu-link").attr("href", "#");<text:line-break/> <text:s text:c="31"/>jQuery("#collaborazioni .menu-link").attr("href", "#");<text:line-break/> <text:s text:c="31"/>jQuery("#pubblicita .menu-link").attr("href", "#");<text:line-break/> <text:s text:c="31"/>jQuery("#fatture .menu-link").attr("href", "#");<text:line-break/> <text:s text:c="23"/>}<text:line-break/> <text:s text:c="15"/>});<text:line-break/> <text:s text:c="15"/>function isTouchDevice(){<text:line-break/> <text:s text:c="23"/>return (typeof(window.ontouchstart) != 'undefined') ? true : false;<text:line-break/> <text:s text:c="15"/>}<text:line-break/> <text:s text:c="14"/><text:line-break/> <text:s text:c="15"/>function selectMenu(li) {<text:line-break/> <text:s text:c="23"/>li.find("span.left").attr("class", "left_act");<text:line-break/> <text:s text:c="23"/>li.find("span.tab_header_btn").attr("class", "tab_header_btn_act");<text:line-break/><text:soft-page-break/> <text:s text:c="23"/>li.find("span.right").attr("class", "right_act");<text:line-break/> <text:s text:c="23"/>li.find("span.right_box").attr("class", "right_act_box");<text:line-break/> <text:s text:c="15"/>}<text:line-break/> <text:s text:c="7"/>&lt;/script&gt;<text:line-break/> <text:s text:c="7"/><text:line-break/> <text:s text:c="7"/>&lt;input type="hidden" value="annunci_agenzia" id="section_val"/&gt;<text:line-break/> <text:s text:c="7"/>&lt;div class="menu-dropdown"&gt;<text:line-break/> <text:s text:c="32"/>&lt;ul class="dropdown"&gt;<text:line-break/> <text:s text:c="63"/>&lt;li id="home_agenzia"&gt;<text:line-break/> <text:s text:c="39"/>&lt;a <text:s text:c="56"/>href="http://getrix.ekbl.net/home_gestionale.php?stato=attivo"<text:line-break/> <text:s text:c="47"/>&gt;<text:line-break/> <text:s text:c="47"/>&lt;span class="left" id="l-home_agenzia"&gt;&lt;/span&gt;<text:line-break/> <text:s text:c="47"/>&lt;span class="tab_header_btn"&gt;<text:line-break/> <text:s text:c="55"/>Home<text:line-break/> <text:s text:c="47"/>&lt;/span&gt;<text:line-break/> <text:s text:c="47"/>&lt;span id="r-home_agenzia" class="right"&gt;&lt;/span&gt;<text:line-break/> <text:s text:c="39"/>&lt;/a&gt;<text:line-break/> <text:s text:c="31"/>&lt;/li&gt;<text:line-break/> <text:s text:c="95"/>&lt;li id="contatto_mn"&gt;<text:line-break/> <text:s text:c="39"/>&lt;a class="menu-link" <text:s text:c="56"/>href="http://getrix.ekbl.net/lista_contatti.php"<text:line-break/> <text:s text:c="47"/>&gt;<text:line-break/> <text:s text:c="47"/>&lt;span class="left" id="l-contatto_mn"&gt;&lt;/span&gt;<text:line-break/> <text:s text:c="47"/>&lt;span class="tab_header_btn"&gt;<text:line-break/> <text:s text:c="55"/>Contatti&amp;nbsp;&amp;nbsp;<text:line-break/> <text:s text:c="47"/>&lt;/span&gt;<text:line-break/> <text:s text:c="47"/>&lt;span id="r-contatto_mn" class="right_box"&gt;&lt;/span&gt;<text:line-break/> <text:s text:c="39"/>&lt;/a&gt;<text:line-break/> <text:s text:c="39"/>&lt;ul class="sub_menu" style="width: 109px;"&gt;<text:line-break/> <text:s text:c="47"/>&lt;li&gt;&lt;a <text:s text:c="72"/>href="http://getrix.ekbl.net/lista_contatti.php?a=insert"<text:line-break/> <text:s text:c="127"/>&gt;Nuovo contatto&lt;/a&gt;<text:line-break/> <text:s text:c="48"/>&lt;/li&gt;<text:line-break/> <text:s text:c="47"/>&lt;li&gt;&lt;a <text:s text:c="72"/>href="http://getrix.ekbl.net/lista_contatti.php"<text:line-break/> <text:s text:c="127"/>&gt;Lista contatti&lt;/a&gt;&lt;/li&gt;<text:line-break/><text:tab/><text:tab/><text:tab/><text:tab/><text:tab/><text:tab/><text:tab/><text:tab/><text:tab/>&lt;li&gt;<text:line-break/><text:tab/><text:tab/><text:tab/>&lt;a <text:tab/><text:tab/><text:tab/><text:tab/><text:tab/><text:tab/>href="http://getrix.ekbl.net/acquisizione_contatti.php"<text:line-break/><text:tab/><text:tab/><text:tab/><text:tab/><text:tab/><text:tab/><text:tab/><text:tab/><text:tab/><text:tab/>&gt;<text:line-break/><text:line-break/><text:tab/><text:tab/><text:tab/><text:tab/><text:tab/><text:tab/>Acquisizione&lt;/a&gt;<text:line-break/><text:line-break/><text:tab/><text:tab/><text:tab/><text:tab/><text:tab/><text:tab/><text:tab/><text:tab/><text:tab/>&lt;/li&gt;<text:line-break/><text:line-break/><text:line-break/><text:line-break/> <text:s text:c="47"/>&lt;li&gt;&lt;a href="http://getrix.ekbl.net/guida.php?section=contatto_mn"&gt;Guida&lt;/a&gt;&lt;/li&gt;<text:line-break/><text:soft-page-break/> <text:s text:c="39"/>&lt;/ul&gt;<text:line-break/> <text:s text:c="31"/>&lt;/li&gt;<text:line-break/> <text:s text:c="46"/><text:line-break/> <text:s text:c="63"/>&lt;li id="annunci_agenzia"&gt;<text:line-break/> <text:s text:c="39"/>&lt;a class="menu-link" href="http://getrix.ekbl.net/annunci_agenzia.php?stato=attivo"&gt;<text:line-break/> <text:s text:c="47"/>&lt;span id="l-annunci_agenzia" class="left" &gt;&lt;/span&gt;<text:line-break/> <text:s text:c="47"/>&lt;span class="tab_header_btn"&gt;<text:line-break/> <text:s text:c="55"/>Immobili&amp;nbsp;&amp;nbsp;<text:line-break/> <text:s text:c="47"/>&lt;/span&gt;<text:line-break/> <text:s text:c="47"/>&lt;span id="r-annunci_agenzia" class="right_box"&gt;&lt;/span&gt;<text:line-break/> <text:s text:c="39"/>&lt;/a&gt;<text:line-break/> <text:s text:c="39"/>&lt;ul class="sub_menu" style="width: 170px;"&gt;<text:line-break/> <text:s text:c="47"/>&lt;li&gt;&lt;a href="http://getrix.ekbl.net/inserimento_annuncio.php"&gt;Inserisci nuovo immobile&lt;/a&gt;&lt;/li&gt;<text:line-break/> <text:s text:c="47"/>&lt;li&gt;&lt;a href="http://getrix.ekbl.net/annunci_agenzia.php?stato=attivo"&gt;Lista immobili&lt;/a&gt;&lt;/li&gt;<text:line-break/> <text:s text:c="47"/>&lt;li&gt;&lt;a href="http://getrix.ekbl.net/annunci_nc.php?stato=attivo"&gt;Lista nuove costruzioni&lt;/a&gt;&lt;/li&gt;<text:line-break/> <text:s text:c="47"/>&lt;li&gt;&lt;a href="http://getrix.ekbl.net/guida.php?section=annunci_agenzia"&gt;Guida&lt;/a&gt;&lt;/li&gt;<text:line-break/> <text:s text:c="39"/>&lt;/ul&gt;<text:line-break/> <text:s text:c="31"/>&lt;/li&gt;<text:line-break/> <text:s text:c="38"/><text:line-break/> <text:s text:c="95"/>&lt;li id="richieste_agenzie"&gt;<text:line-break/> <text:s text:c="39"/>&lt;a class="menu-link"<text:line-break/> <text:s text:c="103"/>href="http://getrix.ekbl.net/gestione_richieste_getrix.php"<text:line-break/> <text:s text:c="48"/>&gt;<text:line-break/> <text:s text:c="47"/>&lt;span class="left" id="l-richieste_agenzie"&gt;&lt;/span&gt;<text:line-break/> <text:s text:c="47"/>&lt;span class="tab_header_btn"&gt;<text:line-break/> <text:s text:c="55"/>Richieste&amp;nbsp;&amp;nbsp;<text:line-break/> <text:s text:c="47"/>&lt;/span&gt;<text:line-break/> <text:s text:c="47"/>&lt;span id="r-richieste_agenzie" class="right_box"&gt;&lt;/span&gt;<text:line-break/> <text:s text:c="39"/>&lt;/a&gt;<text:line-break/> <text:s text:c="39"/>&lt;ul class="sub_menu" style="width: 120px;"&gt;<text:line-break/> <text:s text:c="47"/>&lt;li&gt;&lt;a <text:s text:c="64"/>href="http://getrix.ekbl.net/inserisci_richiesta.php"<text:line-break/> <text:s text:c="55"/>&gt;Inserisci Richiesta&lt;/a&gt;&lt;/li&gt;<text:line-break/> <text:s text:c="47"/>&lt;li&gt;&lt;a <text:s text:c="72"/>href="http://getrix.ekbl.net/gestione_richieste_getrix.php"<text:line-break/> <text:s text:c="63"/>&gt;Lista Richieste&lt;/a&gt;&lt;/li&gt;<text:line-break/> <text:s text:c="47"/>&lt;li&gt;&lt;a <text:s text:c="72"/>href="http://getrix.ekbl.net/gestione_richieste.php"<text:line-break/> <text:s text:c="63"/>&gt;Gestione Richieste&lt;/a&gt;&lt;/li&gt;<text:line-break/> <text:s text:c="47"/>&lt;li&gt;&lt;a href="http://getrix.ekbl.net/guida.php?section=richieste_agenzie"&gt;Guida&lt;/a&gt;&lt;/li&gt;<text:line-break/> <text:s text:c="39"/>&lt;/ul&gt;<text:line-break/> <text:s text:c="31"/>&lt;/li&gt;<text:line-break/> <text:s text:c="78"/><text:line-break/> <text:s text:c="63"/>&lt;li id="agenda"&gt;<text:line-break/> <text:s text:c="39"/>&lt;a class="menu-link"<text:line-break/><text:soft-page-break/> <text:s text:c="103"/>href="http://getrix.ekbl.net/agenda.php?stats=0&amp;am=1"<text:line-break/> <text:s text:c="47"/>&gt;<text:line-break/> <text:s text:c="47"/>&lt;span class="left" id="l-agenda"&gt;&lt;/span&gt;<text:line-break/> <text:s text:c="47"/>&lt;span class="tab_header_btn"&gt;<text:line-break/> <text:s text:c="55"/>Agenda&amp;nbsp;&amp;nbsp;<text:line-break/> <text:s text:c="47"/>&lt;/span&gt;<text:line-break/> <text:s text:c="47"/>&lt;span id="r-agenda" class="right_box"&gt;&lt;/span&gt;<text:line-break/> <text:s text:c="39"/>&lt;/a&gt;<text:line-break/> <text:s text:c="39"/>&lt;ul class="sub_menu" style="width: 150px;"&gt;<text:line-break/> <text:s text:c="47"/>&lt;li&gt;&lt;a <text:s text:c="40"/></text:p>
      <text:p text:style-name="Standard"><text:s text:c="32"/>href="http://getrix.ekbl.net/agenda.php?newApp=1"<text:line-break/> <text:s text:c="63"/>&gt;Inserisci Appuntamento&lt;/a&gt;&lt;/li&gt;<text:line-break/> <text:s text:c="47"/>&lt;li&gt;&lt;a <text:s text:c="73"/>href="http://getrix.ekbl.net/agenda.php?stats=0&amp;am=1"<text:line-break/> <text:s text:c="63"/>&gt;Lista Appuntamenti&lt;/a&gt;&lt;/li&gt;<text:line-break/> <text:s text:c="47"/>&lt;li&gt;&lt;a href="http://getrix.ekbl.net/guida.php?section=agenda"&gt;Guida&lt;/a&gt;&lt;/li&gt;<text:line-break/> <text:s text:c="39"/>&lt;/ul&gt;<text:line-break/> <text:s text:c="31"/>&lt;/li&gt;<text:line-break/> <text:s text:c="95"/><text:line-break/> <text:s text:c="31"/>&lt;li id="collaborazioni"&gt;<text:line-break/> <text:s text:c="39"/>&lt;a class="menu-link" <text:s text:c="2"/><text:line-break/> <text:s text:c="103"/>href="http://getrix.ekbl.net/collaborazione_agenzia_lista.php"<text:line-break/> <text:s text:c="47"/>&gt;<text:line-break/> <text:s text:c="47"/>&lt;span class="left" id="l-collaborazioni"&gt;&lt;/span&gt;<text:line-break/> <text:s text:c="47"/>&lt;span class="tab_header_btn"&gt;<text:line-break/> <text:s text:c="55"/>MLS&amp;nbsp;&amp;nbsp;<text:line-break/> <text:s text:c="47"/>&lt;/span&gt;<text:line-break/> <text:s text:c="47"/>&lt;span id="r-collaborazioni" class="right_box"&gt;&lt;/span&gt;<text:line-break/> <text:s text:c="39"/>&lt;/a&gt;<text:line-break/> <text:s text:c="39"/>&lt;ul class="sub_menu" style="width: 180px;"&gt;<text:line-break/> <text:s text:c="47"/>&lt;li&gt;&lt;a <text:s text:c="72"/>onclick="location.href='http://getrix.ekbl.net/collaborazione_agenzia.php'"<text:line-break/> <text:s text:c="63"/>&gt;Inserisci Richiesta Immobile&lt;/a&gt;&lt;/li&gt;<text:line-break/> <text:s text:c="47"/>&lt;li&gt;&lt;a <text:s text:c="72"/>onclick="location.href='http://getrix.ekbl.net/collaborazione_agenzia_lista.php'"<text:line-break/> <text:s text:c="63"/>&gt;Elenco mie richieste&lt;/a&gt;&lt;/li&gt;<text:line-break/> <text:s text:c="47"/>&lt;li&gt;&lt;a <text:s text:c="72"/>onclick="location.href='http://getrix.ekbl.net/richieste_collaborazione_lista.php'"<text:line-break/> <text:s text:c="63"/>&gt;Richieste da altre agenzie&lt;/a&gt;&lt;/li&gt;<text:line-break/> <text:s text:c="47"/>&lt;li&gt;&lt;a href="http://getrix.ekbl.net/guida.php?section=collaborazioni"&gt;Guida&lt;/a&gt;&lt;/li&gt;<text:line-break/> <text:s text:c="39"/>&lt;/ul&gt;<text:line-break/> <text:s text:c="31"/>&lt;/li&gt;<text:line-break/> <text:s text:c="99"/>&lt;li id="social"&gt;<text:line-break/> <text:s text:c="35"/>&lt;a class="menu-link" href="http://getrix.ekbl.net/social.php"&gt;<text:line-break/> <text:s text:c="43"/>&lt;span class="left" id="l-social"&gt;&lt;/span&gt;<text:line-break/> <text:s text:c="43"/>&lt;span class="tab_header_btn"&gt;<text:line-break/> <text:s text:c="51"/>Social&amp;nbsp;&amp;nbsp;<text:line-break/> <text:s text:c="43"/>&lt;/span&gt;<text:line-break/><text:soft-page-break/> <text:s text:c="43"/>&lt;span id="r-social" class="right_box"&gt;&lt;/span&gt;<text:line-break/> <text:s text:c="35"/>&lt;/a&gt;<text:line-break/> <text:s text:c="31"/>&lt;/li&gt;<text:line-break/> <text:s text:c="95"/>&lt;li id="pubblicita"&gt;<text:line-break/> <text:s text:c="39"/>&lt;a class="menu-link" href="http://getrix.ekbl.net/portaliweb.php"&gt;<text:line-break/> <text:s text:c="47"/>&lt;span class="left" id="l-pubblicita"&gt;&lt;/span&gt;<text:line-break/> <text:s text:c="47"/>&lt;span class="tab_header_btn"&gt;<text:line-break/> <text:s text:c="55"/>Portali&amp;nbsp;&amp;nbsp;<text:line-break/> <text:s text:c="47"/>&lt;/span&gt;<text:line-break/> <text:s text:c="47"/>&lt;span id="r-pubblicita" class="right_box"&gt;&lt;/span&gt;<text:line-break/> <text:s text:c="39"/>&lt;/a&gt;<text:line-break/> <text:s text:c="39"/>&lt;ul class="sub_menu" style="width: 150px;"&gt;<text:line-break/> <text:s text:c="47"/>&lt;li&gt;&lt;a href="http://getrix.ekbl.net/portaliweb.php"&gt;Portali collegati&lt;/a&gt;&lt;/li&gt;<text:line-break/> <text:s text:c="47"/>&lt;li&gt;&lt;a href="http://getrix.ekbl.net/portaliweb.php?q=annunci&amp;stato=attivo&amp;campoordinamento=zonePortali&amp;dirordinamento=asc"&gt;Affina zone per Portali&lt;/a&gt;&lt;/li&gt;<text:line-break/> <text:s text:c="47"/>&lt;li&gt;&lt;a href="http://getrix.ekbl.net/configurazione_invio_portaliweb.php"&gt;Configurazione Portali&lt;/a&gt;&lt;/li&gt;<text:line-break/><text:line-break/><text:tab/><text:tab/><text:tab/><text:tab/><text:tab/><text:tab/><text:tab/><text:tab/><text:tab/><text:tab/><text:tab/><text:tab/><text:tab/> <text:s text:c="47"/>&lt;li&gt;&lt;a href="#" onclick="loginImmobiliare('http://getrix.ekbl.net/loginImmobiliare.php','http://www.immobiliare.it/accesso_agenzie.php?backurl=home_gestionale.php');" &gt;Accedi a Immobiliare.it&amp;nbsp;&amp;nbsp;&lt;/a&gt;&lt;/li&gt;<text:line-break/><text:tab/><text:tab/><text:tab/><text:tab/><text:tab/><text:tab/><text:tab/><text:tab/><text:tab/><text:tab/><text:tab/><text:tab/> <text:s text:c="47"/>&lt;li&gt;&lt;a href="http://getrix.ekbl.net/guida.php?section=pubblicita"&gt;Guida&lt;/a&gt;&lt;/li&gt;<text:line-break/> <text:s text:c="39"/>&lt;/ul&gt;<text:line-break/> <text:s text:c="31"/>&lt;/li&gt;<text:line-break/> <text:s text:c="95"/>&lt;li id="sito_agenzia"&gt;<text:line-break/> <text:s text:c="39"/>&lt;a class="menu-link" href="http://getrix.ekbl.net/sitoagenzia.php"&gt;<text:line-break/> <text:s text:c="47"/>&lt;span class="left" id="l-immobiliare"&gt;&lt;/span&gt;<text:line-break/> <text:s text:c="47"/>&lt;span class="tab_header_btn"&gt;<text:line-break/> <text:s text:c="55"/>Sito web<text:line-break/> <text:s text:c="47"/>&lt;/span&gt;<text:line-break/> <text:s text:c="47"/>&lt;span id="r-sito_agenzia" class="right"&gt;&lt;/span&gt;<text:line-break/> <text:s text:c="39"/>&lt;/a&gt;<text:line-break/> <text:s text:c="31"/>&lt;/li&gt;<text:line-break/><text:line-break/> <text:s text:c="95"/>&lt;li id="multimedia"&gt;<text:line-break/> <text:s text:c="39"/>&lt;a href="#"&gt;<text:line-break/> <text:s text:c="47"/>&lt;span class="left" id="l-multimedia"&gt;&lt;/span&gt;<text:line-break/> <text:s text:c="47"/>&lt;span class="tab_header_btn"&gt;<text:line-break/> <text:s text:c="55"/>Multimedia&amp;nbsp;&amp;nbsp;<text:line-break/> <text:s text:c="47"/>&lt;/span&gt;<text:line-break/> <text:s text:c="47"/>&lt;span id="r-multimedia" class="right_box"&gt;&lt;/span&gt;<text:line-break/> <text:s text:c="39"/>&lt;/a&gt;<text:line-break/> <text:s text:c="39"/>&lt;ul class="sub_menu" style="width: 113px;"&gt;<text:line-break/> <text:s text:c="47"/>&lt;li&gt;&lt;a href="http://getrix.ekbl.net/servizi_extra.php?multimedia=vt&amp;stato=attivo"&gt;Virtual Tour&lt;/a&gt;&lt;/li&gt;<text:line-break/> <text:s text:c="47"/>&lt;li&gt;&lt;a href="http://getrix.ekbl.net/servizi_extra.php?multimedia=vit&amp;stato=attivo"&gt;Video Tour&lt;/a&gt;&lt;/li&gt;<text:line-break/><text:soft-page-break/> <text:s text:c="47"/>&lt;li&gt;&lt;a href="http://getrix.ekbl.net/servizi_extra.php?multimedia=pl&amp;stato=attivo"&gt;Planimetria&lt;/a&gt;&lt;/li&gt;<text:line-break/> <text:s text:c="95"/>&lt;li&gt;&lt;a href="http://getrix.ekbl.net/guida.php?section=multimedia"&gt;Guida&lt;/a&gt;&lt;/li&gt;<text:line-break/> <text:s text:c="39"/>&lt;/ul&gt;<text:line-break/> <text:s text:c="31"/>&lt;/li&gt;<text:line-break/> <text:s text:c="31"/><text:tab/><text:tab/><text:tab/><text:tab/><text:tab/><text:tab/><text:tab/><text:tab/><text:tab/><text:tab/><text:tab/><text:tab/><text:tab/><text:tab/><text:tab/><text:tab/>&lt;li id="fatture"&gt;<text:line-break/><text:tab/><text:tab/><text:tab/><text:tab/><text:tab/><text:tab/><text:tab/><text:tab/><text:tab/>&lt;a href="http://getrix.ekbl.net/fatture.php"&gt;<text:line-break/><text:tab/><text:tab/><text:tab/><text:tab/><text:tab/><text:tab/><text:tab/><text:tab/><text:tab/><text:tab/>&lt;span class="left" id="l-fatture"&gt;&lt;/span&gt;<text:line-break/><text:tab/><text:tab/><text:tab/><text:tab/><text:tab/><text:tab/><text:tab/><text:tab/><text:tab/><text:tab/>&lt;span class="tab_header_btn"&gt;Fatture&lt;/span&gt;<text:line-break/><text:tab/><text:tab/><text:tab/><text:tab/><text:tab/><text:tab/><text:tab/><text:tab/><text:tab/><text:tab/>&lt;span id="r-fatture" class="right"&gt;&lt;/span&gt;<text:line-break/><text:tab/><text:tab/><text:tab/><text:tab/><text:tab/><text:tab/><text:tab/><text:tab/><text:tab/>&lt;/a&gt;<text:line-break/><text:tab/><text:tab/><text:tab/><text:tab/><text:tab/><text:tab/><text:tab/><text:tab/>&lt;/li&gt;<text:line-break/><text:tab/><text:tab/><text:tab/><text:tab/><text:tab/><text:tab/><text:tab/><text:tab/> <text:s text:c="15"/>&lt;/ul&gt;<text:line-break/> <text:s text:c="23"/>&lt;/div&gt;<text:line-break/>&lt;/div&gt;<text:tab/><text:tab/><text:tab/><text:tab/><text:tab/><text:tab/><text:tab/><text:tab/><text:line-break/><text:tab/><text:tab/><text:tab/><text:tab/>&lt;/div&gt;<text:line-break/><text:tab/><text:tab/><text:tab/>&lt;/div&gt;<text:line-break/><text:tab/><text:tab/>&lt;/div&gt;<text:line-break/><text:tab/><text:tab/>&lt;div id="contenuto_backoffice"&gt;<text:line-break/><text:tab/><text:tab/><text:tab/>&lt;div id="box_lista_annunci" <text:s/>&gt;&lt;script <text:s/>type="text/javascript" </text:p>
      <text:p text:style-name="Standard"><text:s text:c="4"/>src="http://ajax.googleapis.com/ajax/libs/swfobject/2.1/swfobject.js"&gt;&lt;/script&gt;</text:p>
      <text:p text:style-name="Standard">&lt;script type="text/javascript" </text:p>
      <text:p text:style-name="Standard"><text:s text:c="4"/>src="http://floorplanner.com/javascripts/floorplanner/floorplanner.js"&gt;&lt;/script&gt;</text:p>
      <text:p text:style-name="Standard">&lt;script language="JavaScript"&gt;</text:p>
      <text:p text:style-name="Standard"/>
      <text:p text:style-name="Standard">var flag = false;</text:p>
      <text:p text:style-name="Standard">function abilitaRadioCategoria(oRadio, contrattoA, obj){</text:p>
      <text:p text:style-name="Standard"><text:tab/>if(!flag) {</text:p>
      <text:p text:style-name="Standard"><text:tab/><text:tab/>unCheckRadio(oRadio);</text:p>
      <text:p text:style-name="Standard"><text:tab/><text:tab/>var contrattiLabel = new Array("Resid", "Comm", "Terreno");</text:p>
      <text:p text:style-name="Standard"><text:tab/><text:tab/></text:p>
      <text:p text:style-name="Standard"/>
      <text:p text:style-name="Standard"/>
      <text:p text:style-name="Standard"><text:tab/><text:tab/>var element = null;</text:p>
      <text:p text:style-name="Standard"><text:tab/><text:tab/>//se viene inserita una nuova categoria, aggiungere di seguito</text:p>
      <text:p text:style-name="Standard"><text:tab/><text:tab/>//la relativa label per gestire l'abilitazione e la disabilitazione</text:p>
      <text:p text:style-name="Standard"><text:tab/><text:tab/>//delle option tipoVendita e tipoAffitto</text:p>
      <text:p text:style-name="Standard"><text:tab/><text:tab/>for (var i = 0; i&lt;contrattiLabel.length; i++) {</text:p>
      <text:p text:style-name="Standard"><text:tab/><text:tab/><text:tab/>//disabilita tutte le opzioni tipoVendita</text:p>
      <text:p text:style-name="Standard"><text:tab/><text:tab/><text:tab/>element = document.getElementById('tipoVendita'+contrattiLabel[i]);</text:p>
      <text:p text:style-name="Standard"><text:tab/><text:tab/><text:tab/>if (element) {</text:p>
      <text:p text:style-name="Standard"><text:tab/><text:tab/><text:tab/><text:tab/>element.disabled = "disabled";</text:p>
      <text:p text:style-name="Standard"><text:tab/><text:tab/><text:tab/>}</text:p>
      <text:p text:style-name="Standard"/>
      <text:p text:style-name="Standard"><text:tab/><text:tab/><text:tab/>//disabilita tutte le opzioni tipoAffitto</text:p>
      <text:p text:style-name="Standard"><text:tab/><text:tab/><text:tab/>element = document.getElementById('tipoAffitto'+contrattiLabel[i]);</text:p>
      <text:p text:style-name="Standard"><text:soft-page-break/><text:tab/><text:tab/><text:tab/>if (element) {</text:p>
      <text:p text:style-name="Standard"><text:tab/><text:tab/><text:tab/><text:tab/>element.disabled = "disabled";</text:p>
      <text:p text:style-name="Standard"><text:tab/><text:tab/><text:tab/>}</text:p>
      <text:p text:style-name="Standard"/>
      <text:p text:style-name="Standard"><text:tab/><text:tab/><text:tab/>element = document.getElementById('selectContratto'+contrattiLabel[i]);</text:p>
      <text:p text:style-name="Standard"><text:tab/><text:tab/><text:tab/>if (element) {</text:p>
      <text:p text:style-name="Standard"><text:tab/><text:tab/><text:tab/><text:tab/>element.style.color = '#CCCCCC';</text:p>
      <text:p text:style-name="Standard"><text:tab/><text:tab/><text:tab/>}</text:p>
      <text:p text:style-name="Standard"><text:tab/><text:tab/>}</text:p>
      <text:p text:style-name="Standard"/>
      <text:p text:style-name="Standard"><text:tab/><text:tab/>disableAllTr();</text:p>
      <text:p text:style-name="Standard"><text:tab/><text:tab/><text:tab/></text:p>
      <text:p text:style-name="Standard"><text:tab/><text:tab/>//attivazione elementi</text:p>
      <text:p text:style-name="Standard"><text:tab/><text:tab/>document.getElementById('tipoVendita' + contrattoA).disabled = "";</text:p>
      <text:p text:style-name="Standard"><text:tab/><text:tab/>document.getElementById('tipoAffitto' + contrattoA).disabled = "";<text:tab/><text:tab/><text:tab/></text:p>
      <text:p text:style-name="Standard"><text:tab/><text:tab/>document.getElementById('tr_categoria' + contrattoA).className = "tr_selected";</text:p>
      <text:p text:style-name="Standard"><text:tab/><text:tab/>document.getElementById('categoria' + contrattoA).checked = "checked";<text:tab/></text:p>
      <text:p text:style-name="Standard"><text:tab/><text:tab/>var attiva = document.getElementById('selectContratto' + contrattoA);</text:p>
      <text:p text:style-name="Standard"><text:tab/><text:tab/>if(attiva) {</text:p>
      <text:p text:style-name="Standard"><text:tab/><text:tab/><text:tab/>attiva.style.color = '#000000';</text:p>
      <text:p text:style-name="Standard"><text:tab/><text:tab/>}</text:p>
      <text:p text:style-name="Standard"><text:tab/><text:tab/><text:tab/></text:p>
      <text:p text:style-name="Standard"><text:tab/>}</text:p>
      <text:p text:style-name="Standard"><text:tab/>else {</text:p>
      <text:p text:style-name="Standard"><text:tab/><text:tab/>flag = false;<text:tab/></text:p>
      <text:p text:style-name="Standard"><text:tab/>}</text:p>
      <text:p text:style-name="Standard">}</text:p>
      <text:p text:style-name="Standard">function disabilitaRadioCategoria(activable){</text:p>
      <text:p text:style-name="Standard"/>
      <text:p text:style-name="Standard"><text:tab/>if(!flag) {<text:tab/></text:p>
      <text:p text:style-name="Standard"><text:tab/><text:tab/>unCheckRadio('categoria');</text:p>
      <text:p text:style-name="Standard"><text:tab/><text:tab/>var attiva = document.getElementById('selectContrattoResid');</text:p>
      <text:p text:style-name="Standard"><text:tab/><text:tab/>var disattiva = document.getElementById('selectContrattoComm');</text:p>
      <text:p text:style-name="Standard"><text:tab/><text:tab/>if(attiva &amp;&amp; disattiva) {</text:p>
      <text:p text:style-name="Standard"><text:tab/><text:tab/><text:tab/>attiva.style.color = '#CCCCCC';</text:p>
      <text:p text:style-name="Standard"><text:tab/><text:tab/><text:tab/>disattiva.style.color = '#CCCCCC';</text:p>
      <text:p text:style-name="Standard"><text:tab/><text:tab/><text:tab/>document.getElementById('tr_categoriaComm').className = "";</text:p>
      <text:p text:style-name="Standard"><text:tab/><text:tab/><text:tab/>document.getElementById('tr_categoriaResid').className = "";</text:p>
      <text:p text:style-name="Standard"><text:tab/><text:tab/>}</text:p>
      <text:p text:style-name="Standard"><text:tab/><text:tab/>document.getElementById('tipoVenditaResid').disabled = "disabled";</text:p>
      <text:p text:style-name="Standard"><text:tab/><text:tab/>document.getElementById('tipoAffittoResid').disabled = "disabled";</text:p>
      <text:p text:style-name="Standard"><text:tab/><text:tab/>document.getElementById('tipoVenditaComm').disabled = "disabled";</text:p>
      <text:p text:style-name="Standard"><text:tab/><text:tab/>document.getElementById('tipoAffittoComm').disabled = "disabled";</text:p>
      <text:p text:style-name="Standard"><text:tab/><text:tab/><text:tab/></text:p>
      <text:p text:style-name="Standard"><text:tab/><text:tab/>disableAllTr();</text:p>
      <text:p text:style-name="Standard"><text:tab/><text:tab/>document.getElementById('tr_' + activable).className = "tr_selected";</text:p>
      <text:p text:style-name="Standard"><text:tab/><text:tab/>document.getElementById(activable).checked = "checked";</text:p>
      <text:p text:style-name="Standard"><text:tab/>}</text:p>
      <text:p text:style-name="Standard"><text:tab/>else {</text:p>
      <text:p text:style-name="Standard"><text:tab/><text:tab/>flag = false;<text:tab/></text:p>
      <text:p text:style-name="Standard"><text:tab/>}</text:p>
      <text:p text:style-name="Standard">}</text:p>
      <text:p text:style-name="Standard"><text:soft-page-break/></text:p>
      <text:p text:style-name="Standard">function disableAllTr() {</text:p>
      <text:p text:style-name="Standard"><text:tab/>document.getElementById('tr_categoriaResid').className = "";</text:p>
      <text:p text:style-name="Standard"><text:tab/>document.getElementById('tr_categoriaComm').className = "";</text:p>
      <text:p text:style-name="Standard"><text:tab/>document.getElementById('tr_categoriaTerreno').className = "";<text:tab/><text:tab/></text:p>
      <text:p text:style-name="Standard"><text:tab/>document.getElementById('tr_tipoStanze').className = "";</text:p>
      <text:p text:style-name="Standard"><text:tab/>document.getElementById('tr_tipoAffittoBreve').className = "";</text:p>
      <text:p text:style-name="Standard"><text:tab/>if (document.getElementById('tr_tipoNuoveCostruzioni')){</text:p>
      <text:p text:style-name="Standard"><text:tab/><text:tab/>document.getElementById('tr_tipoNuoveCostruzioni').className = "";</text:p>
      <text:p text:style-name="Standard"><text:tab/>}</text:p>
      <text:p text:style-name="Standard">}</text:p>
      <text:p text:style-name="Standard"/>
      <text:p text:style-name="Standard">function checkContrattoChange(obj){</text:p>
      <text:p text:style-name="Standard"><text:s text:c="3"/>obj.checked="checked";</text:p>
      <text:p text:style-name="Standard"><text:tab/>flag = true;</text:p>
      <text:p text:style-name="Standard">}</text:p>
      <text:p text:style-name="Standard"/>
      <text:p text:style-name="Standard">function unCheckRadio(oRadio) {</text:p>
      <text:p text:style-name="Standard"><text:tab/>var or = document.getElementsByName(oRadio);</text:p>
      <text:p text:style-name="Standard"><text:tab/>for (var i = 0; i &lt; or.length; i++) {</text:p>
      <text:p text:style-name="Standard"><text:tab/><text:tab/>or[i].checked = false;</text:p>
      <text:p text:style-name="Standard"><text:tab/>}</text:p>
      <text:p text:style-name="Standard">}</text:p>
      <text:p text:style-name="Standard"/>
      <text:p text:style-name="Standard">function goto2Step2(){</text:p>
      <text:p text:style-name="Standard"><text:tab/>var oArrayTipo = document.getElementsByName('tipo');</text:p>
      <text:p text:style-name="Standard"><text:tab/>for (var i = 0; i &lt; oArrayTipo.length; i++) {</text:p>
      <text:p text:style-name="Standard"><text:tab/><text:tab/>if(oArrayTipo[i].checked){</text:p>
      <text:p text:style-name="Standard"><text:tab/><text:tab/><text:tab/>window.document.tipoannuncio.submit();</text:p>
      <text:p text:style-name="Standard"><text:tab/><text:tab/><text:tab/>return true;</text:p>
      <text:p text:style-name="Standard"><text:tab/><text:tab/>}</text:p>
      <text:p text:style-name="Standard"><text:tab/>}</text:p>
      <text:p text:style-name="Standard"><text:tab/>alert ('Per proseguire è necessario selzionare il tipo dell\'annuncio');</text:p>
      <text:p text:style-name="Standard"><text:tab/>return false;</text:p>
      <text:p text:style-name="Standard">}</text:p>
      <text:p text:style-name="Standard"/>
      <text:p text:style-name="Standard">&lt;/script&gt;</text:p>
      <text:p text:style-name="Standard">&lt;form method="GET" name="tipoannuncio"&gt;</text:p>
      <text:p text:style-name="Standard">&lt;input type="hidden" name="step" value="2" /&gt;</text:p>
      <text:p text:style-name="Standard">&lt;div style="background-color:#FFFFFF;width:100%;" &gt;<text:line-break/><text:tab/><text:tab/>&lt;div class="align_left" style="width:100%;"&gt;<text:line-break/><text:tab/><text:tab/><text:tab/>&lt;div id="stepperContainer"&gt;<text:line-break/><text:tab/><text:tab/><text:tab/><text:tab/><text:tab/><text:tab/><text:tab/><text:tab/><text:tab/>&lt;div class="tipo1"&gt;<text:line-break/><text:tab/><text:tab/><text:tab/><text:tab/><text:tab/><text:tab/>&lt;div class="step act" id="step1"&gt;&lt;div class="stepNumber"&gt;1&lt;/div&gt;&lt;div class="stepTitle"&gt;Tipo di annuncio&lt;/div&gt;&lt;/div&gt;<text:line-break/><text:tab/><text:tab/><text:tab/><text:tab/><text:tab/>&lt;/div&gt;<text:line-break/><text:tab/><text:tab/><text:tab/><text:tab/><text:tab/><text:tab/><text:tab/><text:tab/><text:tab/>&lt;div class="tipo1"&gt;<text:line-break/><text:tab/><text:tab/><text:tab/><text:tab/><text:tab/><text:tab/>&lt;div class="step filling" &gt;&lt;div class="separatorAct"&gt;&lt;/div&gt;&lt;div class="stepTitle"&gt;Scegli la tipologia di annuncio che vuoi pubblicare&lt;/div&gt;&lt;/div&gt;<text:line-break/><text:tab/><text:tab/><text:tab/><text:tab/><text:tab/>&lt;/div&gt;<text:line-break/><text:tab/><text:tab/><text:tab/><text:tab/><text:tab/><text:tab/><text:tab/><text:tab/><text:tab/><text:tab/><text:tab/><text:tab/>&lt;div <text:soft-page-break/>class="clear"&gt;&lt;/div&gt;<text:line-break/><text:tab/><text:tab/><text:tab/>&lt;/div&gt;<text:line-break/><text:tab/><text:tab/><text:tab/>&lt;div class="clear"&gt;&lt;/div&gt;<text:line-break/><text:tab/><text:tab/><text:tab/><text:tab/><text:tab/>&lt;/div&gt;<text:line-break/><text:tab/>&lt;div class="clear"&gt;&lt;/div&gt;<text:line-break/>&lt;/div&gt;&lt;div class="gtx_insert_imm"&gt;</text:p>
      <text:p text:style-name="Standard"><text:tab/>&lt;div class="contenuto_box"&gt;</text:p>
      <text:p text:style-name="Standard"><text:tab/><text:tab/>&lt;table cellspacing="0" border="0" class="form_tabled_tipologia_post" width="100%"&gt;</text:p>
      <text:p text:style-name="Standard"><text:tab/><text:tab/><text:tab/><text:tab/><text:tab/><text:tab/><text:tab/>&lt;tr id="tr_categoriaResid" <text:s/></text:p>
      <text:p text:style-name="Standard"><text:tab/><text:tab/><text:tab/><text:tab/> <text:s text:c="3"/>onclick="abilitaRadioCategoria('tipo','Resid',this);setStepper( 5,'&amp;titles[1]=Tipo+di+annuncio&amp;titles[2]=Descrizione+dell%27immobile&amp;titles[3]=Indirizzo%2C+mappa%2C+foto+e+video&amp;titles[4]=Visibilit%C3%A0+sui+portali&amp;titles[5]=Riepilogo+pubblicazione',1 )"&gt;</text:p>
      <text:p text:style-name="Standard"><text:tab/><text:tab/><text:tab/><text:tab/><text:tab/>&lt;td width="25"&gt;</text:p>
      <text:p text:style-name="Standard"><text:tab/><text:tab/><text:tab/><text:tab/><text:tab/> <text:s text:c="3"/>&lt;input class="scegliAnnuncioRadio noborder" type="radio" name="categoria" id="categoriaResid" value="1" /&gt;</text:p>
      <text:p text:style-name="Standard"><text:tab/><text:tab/><text:tab/><text:tab/><text:tab/>&lt;/td&gt;</text:p>
      <text:p text:style-name="Standard"><text:tab/><text:tab/><text:tab/><text:tab/><text:tab/>&lt;td width="50"&gt;</text:p>
      <text:p text:style-name="Standard"><text:tab/><text:tab/><text:tab/><text:tab/><text:tab/><text:tab/>&lt;label for="categoriaResid"&gt;</text:p>
      <text:p text:style-name="Standard"><text:tab/><text:tab/><text:tab/><text:tab/><text:tab/><text:tab/><text:tab/>&lt;img alt="" src="http://getrix.ekbl.net/img2/residenziale.png" /&gt;</text:p>
      <text:p text:style-name="Standard"><text:tab/><text:tab/><text:tab/><text:tab/><text:tab/><text:tab/>&lt;/label&gt;</text:p>
      <text:p text:style-name="Standard"><text:tab/><text:tab/><text:tab/><text:tab/><text:tab/>&lt;/td&gt;</text:p>
      <text:p text:style-name="Standard"><text:tab/><text:tab/><text:tab/><text:tab/><text:tab/>&lt;td width=""&gt;</text:p>
      <text:p text:style-name="Standard"><text:tab/><text:tab/><text:tab/><text:tab/><text:tab/><text:tab/>&lt;div style="margin-left:5px"&gt;</text:p>
      <text:p text:style-name="Standard"><text:tab/><text:tab/><text:tab/><text:tab/><text:tab/><text:tab/><text:tab/>&lt;label for="categoriaResid"&gt;</text:p>
      <text:p text:style-name="Standard"><text:tab/><text:tab/><text:tab/><text:tab/><text:tab/><text:tab/><text:tab/><text:tab/>&lt;strong&gt;Residenziale&lt;/strong&gt; </text:p>
      <text:p text:style-name="Standard"><text:tab/><text:tab/><text:tab/><text:tab/><text:tab/><text:tab/><text:tab/>&lt;/label&gt;</text:p>
      <text:p text:style-name="Standard"><text:tab/><text:tab/><text:tab/><text:tab/><text:tab/><text:tab/><text:tab/>&lt;label for="categoriaResid"&gt;</text:p>
      <text:p text:style-name="Standard"><text:tab/><text:tab/><text:tab/><text:tab/><text:tab/><text:tab/><text:tab/><text:tab/>Immobili in vendita oppure in affitto di lungo periodo.</text:p>
      <text:p text:style-name="Standard"><text:tab/><text:tab/><text:tab/><text:tab/><text:tab/><text:tab/><text:tab/>&lt;/label&gt;</text:p>
      <text:p text:style-name="Standard"><text:tab/><text:tab/><text:tab/><text:tab/><text:tab/><text:tab/>&lt;/div&gt;</text:p>
      <text:p text:style-name="Standard"><text:tab/><text:tab/><text:tab/><text:tab/><text:tab/><text:tab/>&lt;div id="selectContrattoResid" <text:tab/>style="color:#CCCCCC;"&gt;</text:p>
      <text:p text:style-name="Standard"><text:tab/><text:tab/><text:tab/><text:tab/><text:tab/><text:tab/><text:tab/>&lt;input onclick="checkContrattoChange(this);" class="scegliAnnuncioRadio noborder" </text:p>
      <text:p text:style-name="Standard"><text:tab/><text:tab/><text:tab/><text:tab/><text:tab/><text:tab/><text:tab/><text:tab/>type="radio" name="tipo" id="tipoVenditaResid" </text:p>
      <text:p text:style-name="Standard"><text:tab/><text:tab/><text:tab/><text:tab/><text:tab/><text:tab/><text:tab/><text:tab/>value="1" </text:p>
      <text:p text:style-name="Standard"><text:tab/><text:tab/><text:tab/><text:tab/><text:tab/><text:tab/><text:tab/><text:tab/>disabled="true"</text:p>
      <text:p text:style-name="Standard"><text:tab/><text:tab/><text:tab/><text:tab/><text:tab/><text:tab/><text:tab/><text:tab/> /&gt;</text:p>
      <text:p text:style-name="Standard"><text:tab/><text:tab/><text:tab/><text:tab/><text:tab/><text:tab/><text:tab/>&lt;label for="tipoVenditaResid" class="position_top_3"&gt;</text:p>
      <text:p text:style-name="Standard"><text:tab/><text:tab/><text:tab/><text:tab/><text:tab/><text:tab/><text:tab/><text:tab/>&lt;strong&gt;</text:p>
      <text:p text:style-name="Standard"><text:tab/><text:tab/><text:tab/><text:tab/><text:tab/><text:tab/><text:tab/><text:tab/><text:tab/>Vendita</text:p>
      <text:p text:style-name="Standard"><text:tab/><text:tab/><text:tab/><text:tab/><text:tab/><text:tab/><text:tab/><text:tab/>&lt;/strong&gt;</text:p>
      <text:p text:style-name="Standard"><text:tab/><text:tab/><text:tab/><text:tab/><text:tab/><text:tab/><text:tab/>&lt;/label&gt;</text:p>
      <text:p text:style-name="Standard"><text:tab/><text:tab/><text:tab/><text:tab/><text:tab/><text:tab/><text:tab/>&lt;input onclick="checkContrattoChange(this);" class="scegliAnnuncioRadio noborder" </text:p>
      <text:p text:style-name="Standard"><text:soft-page-break/><text:tab/><text:tab/><text:tab/><text:tab/><text:tab/><text:tab/><text:tab/><text:tab/>type="radio" </text:p>
      <text:p text:style-name="Standard"><text:tab/><text:tab/><text:tab/><text:tab/><text:tab/><text:tab/><text:tab/><text:tab/>name="tipo" </text:p>
      <text:p text:style-name="Standard"><text:tab/><text:tab/><text:tab/><text:tab/><text:tab/><text:tab/><text:tab/><text:tab/>id="tipoAffittoResid" </text:p>
      <text:p text:style-name="Standard"><text:tab/><text:tab/><text:tab/><text:tab/><text:tab/><text:tab/><text:tab/><text:tab/>value="2" </text:p>
      <text:p text:style-name="Standard"><text:tab/><text:tab/><text:tab/><text:tab/><text:tab/><text:tab/><text:tab/><text:tab/><text:tab/><text:tab/><text:tab/><text:tab/><text:tab/><text:tab/><text:tab/><text:tab/><text:tab/>disabled="true"</text:p>
      <text:p text:style-name="Standard"><text:tab/><text:tab/><text:tab/><text:tab/><text:tab/><text:tab/><text:tab/><text:tab/>/&gt;</text:p>
      <text:p text:style-name="Standard"><text:tab/><text:tab/><text:tab/><text:tab/><text:tab/><text:tab/><text:tab/>&lt;label for="tipoAffittoResid" class="position_top_3"&gt;</text:p>
      <text:p text:style-name="Standard"><text:tab/><text:tab/><text:tab/><text:tab/><text:tab/><text:tab/><text:tab/><text:tab/>&lt;strong&gt;</text:p>
      <text:p text:style-name="Standard"><text:tab/><text:tab/><text:tab/><text:tab/><text:tab/><text:tab/><text:tab/><text:tab/><text:tab/>Affitto</text:p>
      <text:p text:style-name="Standard"><text:tab/><text:tab/><text:tab/><text:tab/><text:tab/><text:tab/><text:tab/><text:tab/>&lt;/strong&gt;</text:p>
      <text:p text:style-name="Standard"><text:tab/><text:tab/><text:tab/><text:tab/><text:tab/><text:tab/><text:tab/>&lt;/label&gt;<text:tab/></text:p>
      <text:p text:style-name="Standard"><text:tab/><text:tab/><text:tab/><text:tab/><text:tab/><text:tab/>&lt;/div&gt;</text:p>
      <text:p text:style-name="Standard"><text:tab/><text:tab/><text:tab/><text:tab/><text:tab/>&lt;/td&gt;</text:p>
      <text:p text:style-name="Standard"><text:tab/><text:tab/><text:tab/><text:tab/>&lt;/tr&gt;</text:p>
      <text:p text:style-name="Standard"><text:tab/><text:tab/><text:tab/><text:tab/><text:tab/><text:tab/><text:tab/><text:tab/><text:tab/><text:tab/>&lt;tr id="tr_categoriaComm" <text:tab/><text:tab/><text:tab/><text:tab/> <text:s text:c="3"/>onclick="abilitaRadioCategoria('tipo','Comm',this);setStepper( 5,'&amp;titles[1]=Tipo+di+annuncio&amp;titles[2]=Descrizione+dell%27immobile&amp;titles[3]=Indirizzo%2C+mappa%2C+foto+e+video&amp;titles[4]=Visibilit%C3%A0+sui+portali&amp;titles[5]=Riepilogo+pubblicazione',2 );"&gt;</text:p>
      <text:p text:style-name="Standard"><text:tab/><text:tab/><text:tab/><text:tab/><text:tab/>&lt;td&gt;</text:p>
      <text:p text:style-name="Standard"><text:tab/><text:tab/><text:tab/><text:tab/><text:tab/><text:tab/>&lt;input class="scegliAnnuncioRadio noborder" type="radio" name="categoria" id="categoriaComm" value="2" /&gt;</text:p>
      <text:p text:style-name="Standard"><text:tab/><text:tab/><text:tab/><text:tab/><text:tab/>&lt;/td&gt;</text:p>
      <text:p text:style-name="Standard"><text:tab/><text:tab/><text:tab/><text:tab/><text:tab/>&lt;td&gt;</text:p>
      <text:p text:style-name="Standard"><text:tab/><text:tab/><text:tab/><text:tab/><text:tab/><text:tab/>&lt;label for="categoriaComm"&gt;</text:p>
      <text:p text:style-name="Standard"><text:tab/><text:tab/><text:tab/><text:tab/><text:tab/><text:tab/><text:tab/>&lt;img alt="" src="http://getrix.ekbl.net/img2/commerciale.png" /&gt;</text:p>
      <text:p text:style-name="Standard"><text:tab/><text:tab/><text:tab/><text:tab/><text:tab/><text:tab/>&lt;/label&gt;</text:p>
      <text:p text:style-name="Standard"><text:tab/><text:tab/><text:tab/><text:tab/><text:tab/>&lt;/td&gt;</text:p>
      <text:p text:style-name="Standard"><text:tab/><text:tab/><text:tab/><text:tab/><text:tab/>&lt;td&gt;</text:p>
      <text:p text:style-name="Standard"><text:tab/><text:tab/><text:tab/><text:tab/><text:tab/><text:tab/>&lt;div style="margin-left:5px"&gt;</text:p>
      <text:p text:style-name="Standard"><text:tab/><text:tab/><text:tab/><text:tab/><text:tab/><text:tab/><text:tab/>&lt;label for="categoriaComm"&gt;&lt;strong&gt;Commerciale&lt;/strong&gt; &lt;/label&gt;</text:p>
      <text:p text:style-name="Standard"><text:tab/><text:tab/><text:tab/><text:tab/><text:tab/><text:tab/><text:tab/>&lt;label for="categoriaComm"&gt;Immobili, attivit&amp;agrave; e licenze in vendita oppure in affitto di lungo periodo.&lt;/label&gt;</text:p>
      <text:p text:style-name="Standard"><text:tab/><text:tab/><text:tab/><text:tab/><text:tab/><text:tab/>&lt;/div&gt;</text:p>
      <text:p text:style-name="Standard"><text:tab/><text:tab/><text:tab/><text:tab/><text:tab/><text:tab/>&lt;div id="selectContrattoComm" style="color:#CCCCCC;"&gt;</text:p>
      <text:p text:style-name="Standard"><text:tab/><text:tab/><text:tab/><text:tab/><text:tab/><text:tab/><text:tab/>&lt;input onclick="checkContrattoChange(this);" class="scegliAnnuncioRadio noborder" </text:p>
      <text:p text:style-name="Standard"><text:tab/><text:tab/><text:tab/><text:tab/><text:tab/><text:tab/><text:tab/><text:tab/>type="radio" </text:p>
      <text:p text:style-name="Standard"><text:tab/><text:tab/><text:tab/><text:tab/><text:tab/><text:tab/><text:tab/><text:tab/>name="tipo" </text:p>
      <text:p text:style-name="Standard"><text:tab/><text:tab/><text:tab/><text:tab/><text:tab/><text:tab/><text:tab/><text:tab/>id="tipoVenditaComm" </text:p>
      <text:p text:style-name="Standard"><text:tab/><text:tab/><text:tab/><text:tab/><text:tab/><text:tab/><text:tab/><text:tab/>value="1" </text:p>
      <text:p text:style-name="Standard"><text:tab/><text:tab/><text:tab/><text:tab/><text:tab/><text:tab/><text:tab/><text:tab/><text:tab/><text:tab/><text:tab/><text:tab/><text:tab/><text:tab/><text:tab/><text:tab/><text:tab/>disabled="true"</text:p>
      <text:p text:style-name="Standard"><text:tab/><text:tab/><text:tab/><text:tab/><text:tab/><text:tab/><text:tab/><text:tab/>"/&gt;</text:p>
      <text:p text:style-name="Standard"><text:tab/><text:tab/><text:tab/><text:tab/><text:tab/><text:tab/><text:tab/>&lt;label for="tipoVenditaComm" class="position_top_3"&gt;</text:p>
      <text:p text:style-name="Standard"><text:soft-page-break/><text:tab/><text:tab/><text:tab/><text:tab/><text:tab/><text:tab/><text:tab/><text:tab/>&lt;strong&gt;</text:p>
      <text:p text:style-name="Standard"><text:tab/><text:tab/><text:tab/><text:tab/><text:tab/><text:tab/><text:tab/><text:tab/><text:tab/>Vendita</text:p>
      <text:p text:style-name="Standard"><text:tab/><text:tab/><text:tab/><text:tab/><text:tab/><text:tab/><text:tab/><text:tab/>&lt;/strong&gt;</text:p>
      <text:p text:style-name="Standard"><text:tab/><text:tab/><text:tab/><text:tab/><text:tab/><text:tab/><text:tab/>&lt;/label&gt;</text:p>
      <text:p text:style-name="Standard"><text:tab/><text:tab/><text:tab/><text:tab/><text:tab/><text:tab/><text:tab/>&lt;input onclick="checkContrattoChange(this);" class="scegliAnnuncioRadio noborder" </text:p>
      <text:p text:style-name="Standard"><text:tab/><text:tab/><text:tab/><text:tab/><text:tab/><text:tab/><text:tab/><text:tab/>type="radio" </text:p>
      <text:p text:style-name="Standard"><text:tab/><text:tab/><text:tab/><text:tab/><text:tab/><text:tab/><text:tab/><text:tab/>name="tipo" id="tipoAffittoComm" </text:p>
      <text:p text:style-name="Standard"><text:tab/><text:tab/><text:tab/><text:tab/><text:tab/><text:tab/><text:tab/><text:tab/>value="2" </text:p>
      <text:p text:style-name="Standard"><text:tab/><text:tab/><text:tab/><text:tab/><text:tab/><text:tab/><text:tab/><text:tab/><text:tab/><text:tab/><text:tab/><text:tab/><text:tab/><text:tab/><text:tab/><text:tab/><text:tab/>disabled="true"</text:p>
      <text:p text:style-name="Standard"><text:tab/><text:tab/><text:tab/><text:tab/><text:tab/><text:tab/><text:tab/><text:tab/>"/&gt;</text:p>
      <text:p text:style-name="Standard"><text:tab/><text:tab/><text:tab/><text:tab/><text:tab/><text:tab/><text:tab/>&lt;label for="tipoAffittoComm" class="position_top_3"&gt;&lt;strong&gt;Affitto&lt;/strong&gt;&lt;/label&gt;</text:p>
      <text:p text:style-name="Standard"><text:tab/><text:tab/><text:tab/><text:tab/><text:tab/><text:tab/>&lt;/div&gt;</text:p>
      <text:p text:style-name="Standard"><text:tab/><text:tab/><text:tab/><text:tab/><text:tab/>&lt;/td&gt;</text:p>
      <text:p text:style-name="Standard"><text:tab/><text:tab/><text:tab/> <text:tab/>&lt;/tr&gt;</text:p>
      <text:p text:style-name="Standard"><text:tab/><text:tab/><text:tab/><text:tab/><text:tab/><text:tab/>&lt;!-- inserimento terreno --&gt;</text:p>
      <text:p text:style-name="Standard"><text:tab/><text:tab/><text:tab/><text:tab/><text:tab/><text:tab/><text:tab/>&lt;tr id="tr_categoriaTerreno" <text:tab/><text:tab/><text:tab/><text:tab/> <text:s text:c="3"/>onclick="abilitaRadioCategoria('tipo','Terreno',this);setStepper( 5,'&amp;titles[1]=Tipo+di+annuncio&amp;titles[2]=Descrizione+dell%27immobile&amp;titles[3]=Indirizzo%2C+mappa%2C+foto+e+video&amp;titles[4]=Visibilit%C3%A0+sui+portali&amp;titles[5]=Riepilogo+pubblicazione',10 );"&gt;</text:p>
      <text:p text:style-name="Standard"><text:tab/><text:tab/><text:tab/><text:tab/><text:tab/>&lt;td&gt;</text:p>
      <text:p text:style-name="Standard"><text:tab/><text:tab/><text:tab/><text:tab/><text:tab/><text:tab/>&lt;input class="scegliAnnuncioRadio noborder" type="radio" name="categoria" id="categoriaTerreno" value="10" /&gt;</text:p>
      <text:p text:style-name="Standard"><text:tab/><text:tab/><text:tab/><text:tab/><text:tab/>&lt;/td&gt;</text:p>
      <text:p text:style-name="Standard"><text:tab/><text:tab/><text:tab/><text:tab/><text:tab/>&lt;td&gt;</text:p>
      <text:p text:style-name="Standard"><text:tab/><text:tab/><text:tab/><text:tab/><text:tab/><text:tab/>&lt;label for="categoriaTerreno"&gt;</text:p>
      <text:p text:style-name="Standard"><text:tab/><text:tab/><text:tab/><text:tab/><text:tab/><text:tab/><text:tab/>&lt;img alt="" src="http://getrix.ekbl.net/img2/terreni.png" /&gt;</text:p>
      <text:p text:style-name="Standard"><text:tab/><text:tab/><text:tab/><text:tab/><text:tab/><text:tab/>&lt;/label&gt;</text:p>
      <text:p text:style-name="Standard"><text:tab/><text:tab/><text:tab/><text:tab/><text:tab/>&lt;/td&gt;</text:p>
      <text:p text:style-name="Standard"><text:tab/><text:tab/><text:tab/><text:tab/><text:tab/>&lt;td&gt;</text:p>
      <text:p text:style-name="Standard"><text:tab/><text:tab/><text:tab/><text:tab/><text:tab/><text:tab/>&lt;div style="margin-left:5px"&gt;</text:p>
      <text:p text:style-name="Standard"><text:tab/><text:tab/><text:tab/><text:tab/><text:tab/><text:tab/><text:tab/>&lt;label for="categoriaTerreno"&gt;&lt;strong&gt;Terreni&lt;/strong&gt; &lt;/label&gt;</text:p>
      <text:p text:style-name="Standard"><text:tab/><text:tab/><text:tab/><text:tab/><text:tab/><text:tab/><text:tab/>&lt;label for="categoriaTerreno"&gt;terreni in vendita oppure in affitto di lungo periodo.&lt;/label&gt;</text:p>
      <text:p text:style-name="Standard"><text:tab/><text:tab/><text:tab/><text:tab/><text:tab/><text:tab/>&lt;/div&gt;</text:p>
      <text:p text:style-name="Standard"><text:tab/><text:tab/><text:tab/><text:tab/><text:tab/><text:tab/>&lt;div id="selectContrattoTerreno" style="color:#CCCCCC;"&gt;</text:p>
      <text:p text:style-name="Standard"><text:tab/><text:tab/><text:tab/><text:tab/><text:tab/><text:tab/><text:tab/>&lt;input onclick="checkContrattoChange(this);" class="scegliAnnuncioRadio noborder" </text:p>
      <text:p text:style-name="Standard"><text:tab/><text:tab/><text:tab/><text:tab/><text:tab/><text:tab/><text:tab/><text:tab/>type="radio" </text:p>
      <text:p text:style-name="Standard"><text:tab/><text:tab/><text:tab/><text:tab/><text:tab/><text:tab/><text:tab/><text:tab/>name="tipo" </text:p>
      <text:p text:style-name="Standard"><text:tab/><text:tab/><text:tab/><text:tab/><text:tab/><text:tab/><text:tab/><text:tab/>id="tipoVenditaTerreno" </text:p>
      <text:p text:style-name="Standard"><text:tab/><text:tab/><text:tab/><text:tab/><text:tab/><text:tab/><text:tab/><text:tab/>value="1" </text:p>
      <text:p text:style-name="Standard"><text:tab/><text:tab/><text:tab/><text:tab/><text:tab/><text:tab/><text:tab/><text:tab/><text:tab/><text:tab/><text:tab/><text:tab/><text:tab/><text:tab/><text:tab/><text:tab/><text:tab/>disabled="true"</text:p>
      <text:p text:style-name="Standard"><text:tab/><text:tab/><text:tab/><text:tab/><text:tab/><text:tab/><text:tab/><text:tab/>"/&gt;</text:p>
      <text:p text:style-name="Standard"><text:soft-page-break/><text:tab/><text:tab/><text:tab/><text:tab/><text:tab/><text:tab/><text:tab/>&lt;label for="tipoVenditaTerreno" class="position_top_3"&gt;</text:p>
      <text:p text:style-name="Standard"><text:tab/><text:tab/><text:tab/><text:tab/><text:tab/><text:tab/><text:tab/><text:tab/>&lt;strong&gt;</text:p>
      <text:p text:style-name="Standard"><text:tab/><text:tab/><text:tab/><text:tab/><text:tab/><text:tab/><text:tab/><text:tab/><text:tab/>Vendita</text:p>
      <text:p text:style-name="Standard"><text:tab/><text:tab/><text:tab/><text:tab/><text:tab/><text:tab/><text:tab/><text:tab/>&lt;/strong&gt;</text:p>
      <text:p text:style-name="Standard"><text:tab/><text:tab/><text:tab/><text:tab/><text:tab/><text:tab/><text:tab/>&lt;/label&gt;</text:p>
      <text:p text:style-name="Standard"><text:tab/><text:tab/><text:tab/><text:tab/><text:tab/><text:tab/><text:tab/>&lt;input onclick="checkContrattoChange(this);" class="scegliAnnuncioRadio noborder" </text:p>
      <text:p text:style-name="Standard"><text:tab/><text:tab/><text:tab/><text:tab/><text:tab/><text:tab/><text:tab/><text:tab/>type="radio" </text:p>
      <text:p text:style-name="Standard"><text:tab/><text:tab/><text:tab/><text:tab/><text:tab/><text:tab/><text:tab/><text:tab/>name="tipo" id="tipoAffittoTerreno" </text:p>
      <text:p text:style-name="Standard"><text:tab/><text:tab/><text:tab/><text:tab/><text:tab/><text:tab/><text:tab/><text:tab/>value="2" </text:p>
      <text:p text:style-name="Standard"><text:tab/><text:tab/><text:tab/><text:tab/><text:tab/><text:tab/><text:tab/><text:tab/><text:tab/><text:tab/><text:tab/><text:tab/><text:tab/><text:tab/><text:tab/><text:tab/><text:tab/>disabled="true"</text:p>
      <text:p text:style-name="Standard"><text:tab/><text:tab/><text:tab/><text:tab/><text:tab/><text:tab/><text:tab/><text:tab/>"/&gt;</text:p>
      <text:p text:style-name="Standard"><text:tab/><text:tab/><text:tab/><text:tab/><text:tab/><text:tab/><text:tab/>&lt;label for="tipoAffittoTerreno" class="position_top_3"&gt;&lt;strong&gt;Affitto&lt;/strong&gt;&lt;/label&gt;</text:p>
      <text:p text:style-name="Standard"><text:tab/><text:tab/><text:tab/><text:tab/><text:tab/><text:tab/>&lt;/div&gt;</text:p>
      <text:p text:style-name="Standard"><text:tab/><text:tab/><text:tab/><text:tab/><text:tab/>&lt;/td&gt;</text:p>
      <text:p text:style-name="Standard"><text:tab/><text:tab/><text:tab/> <text:tab/>&lt;/tr&gt;</text:p>
      <text:p text:style-name="Standard"><text:tab/><text:tab/><text:tab/><text:tab/><text:tab/><text:tab/>&lt;!-- fine inserimento terreno --&gt;<text:tab/><text:tab/><text:tab/></text:p>
      <text:p text:style-name="Standard"><text:tab/><text:tab/><text:tab/><text:tab/><text:tab/><text:tab/><text:tab/>&lt;tr id="tr_tipoNuoveCostruzioni" <text:tab/><text:tab/><text:tab/><text:tab/><text:tab/>onclick="disabilitaRadioCategoria('tipoNuoveCostruzioni');setStepper( 4,'&amp;titles[1]=Tipo+di+annuncio&amp;titles[2]=Descrizione+dell%27immobile&amp;titles[3]=Indirizzo%2C+mappa%2C+foto+e+video&amp;titles[4]=Riepilogo+pubblicazione',6 );"&gt;</text:p>
      <text:p text:style-name="Standard"><text:tab/><text:tab/><text:tab/><text:tab/><text:tab/>&lt;td&gt;&lt;input type="radio" class="scegliAnnuncioRadio noborder" name="tipo" id="tipoNuoveCostruzioni" value="6" /&gt;&lt;/td&gt;</text:p>
      <text:p text:style-name="Standard"><text:tab/><text:tab/><text:tab/><text:tab/><text:tab/>&lt;td&gt;&lt;label for="tipoNuoveCostruzioni"&gt;&lt;img alt="" src="http://getrix.ekbl.net/img2/nuova-casa.png" /&gt;&lt;/label&gt;&lt;/td&gt;</text:p>
      <text:p text:style-name="Standard"><text:tab/><text:tab/><text:tab/><text:tab/><text:tab/>&lt;td&gt;</text:p>
      <text:p text:style-name="Standard"><text:tab/><text:tab/><text:tab/><text:tab/><text:tab/><text:tab/>&lt;div style="margin-left:5px"&gt;</text:p>
      <text:p text:style-name="Standard"><text:tab/><text:tab/><text:tab/><text:tab/><text:tab/><text:tab/><text:tab/>&lt;label for="tipoNuoveCostruzioni"&gt;&lt;strong&gt;Nuove Costruzioni&lt;/strong&gt;&lt;/label&gt;</text:p>
      <text:p text:style-name="Standard"><text:tab/><text:tab/><text:tab/><text:tab/><text:tab/><text:tab/><text:tab/>&lt;br /&gt;</text:p>
      <text:p text:style-name="Standard"><text:tab/><text:tab/><text:tab/><text:tab/><text:tab/><text:tab/><text:tab/>&lt;label for="tipoNuoveCostruzioni"&gt;Vendita di immobili di nuova costruzione, residenziali e commerciali.&lt;/label&gt;</text:p>
      <text:p text:style-name="Standard"><text:tab/><text:tab/><text:tab/><text:tab/><text:tab/><text:tab/>&lt;/div&gt;</text:p>
      <text:p text:style-name="Standard"><text:tab/><text:tab/><text:tab/><text:tab/><text:tab/>&lt;/td&gt;</text:p>
      <text:p text:style-name="Standard"><text:tab/><text:tab/><text:tab/><text:tab/>&lt;/tr&gt;</text:p>
      <text:p text:style-name="Standard"><text:tab/><text:tab/><text:tab/><text:tab/><text:tab/><text:tab/><text:tab/><text:tab/><text:tab/><text:tab/>&lt;tr id="tr_tipoAffittoBreve" <text:tab/><text:tab/><text:tab/><text:tab/><text:tab/>onclick="disabilitaRadioCategoria('tipoAffittoBreve','','',this);setStepper( 6,'&amp;titles[1]=Tipo+di+annuncio&amp;titles[2]=Descrizione+dell%27immobile&amp;titles[3]=Prezzi%2C+periodi+e+prenotazioni&amp;titles[4]=Indirizzo%2C+mappa%2C+foto+e+video&amp;titles[5]=Visibilit%C3%A0+sui+portali&amp;titles[6]=Riepilogo+pubblicazione',3,'&amp;step[1]=1&amp;step[2]=2&amp;step[3]=2b&amp;step[4]=3&amp;step[5]=4&amp;step[6]=5' );"&gt;</text:p>
      <text:p text:style-name="Standard"><text:tab/><text:tab/><text:tab/><text:tab/><text:tab/>&lt;td&gt;&lt;input class="scegliAnnuncioRadio noborder" type="radio" name="tipo" id="tipoAffittoBreve" <text:s/>value="3" /&gt;&lt;/td&gt;</text:p>
      <text:p text:style-name="Standard"><text:tab/><text:tab/><text:tab/><text:tab/><text:tab/>&lt;td&gt;&lt;label for="tipoAffittoBreve"&gt;&lt;img alt="" <text:soft-page-break/>src="http://getrix.ekbl.net/img2/vacanza.png" /&gt;&lt;/label&gt;&lt;/td&gt;</text:p>
      <text:p text:style-name="Standard"><text:tab/><text:tab/><text:tab/><text:tab/><text:tab/>&lt;td&gt;</text:p>
      <text:p text:style-name="Standard"><text:tab/><text:tab/><text:tab/><text:tab/><text:tab/><text:tab/>&lt;div style="margin-left:5px"&gt;</text:p>
      <text:p text:style-name="Standard"><text:tab/><text:tab/><text:tab/><text:tab/><text:tab/><text:tab/><text:tab/>&lt;label for="tipoAffittoBreve"&gt;&lt;strong&gt;Vacanze&lt;/strong&gt; &lt;/label&gt;</text:p>
      <text:p text:style-name="Standard"><text:tab/><text:tab/><text:tab/><text:tab/><text:tab/><text:tab/><text:tab/>&lt;label for="tipoAffittoBreve"&gt;Affitti brevi, per : casa vacanza, bed&amp;amp;breakfast, agriturismi, per settimane,ecc...&lt;/label&gt;</text:p>
      <text:p text:style-name="Standard"><text:tab/><text:tab/><text:tab/><text:tab/><text:tab/><text:tab/>&lt;/div&gt;</text:p>
      <text:p text:style-name="Standard"><text:tab/><text:tab/><text:tab/><text:tab/><text:tab/>&lt;/td&gt;</text:p>
      <text:p text:style-name="Standard"><text:tab/><text:tab/><text:tab/><text:tab/>&lt;/tr&gt;</text:p>
      <text:p text:style-name="Standard"><text:tab/><text:tab/><text:tab/><text:tab/>&lt;tr onclick="disabilitaRadioCategoria('tipoStanze','','',this);setStepper( 5,'&amp;titles[1]=Tipo+di+annuncio&amp;titles[2]=Descrizione+dell%27immobile&amp;titles[3]=Indirizzo%2C+mappa%2C+foto+e+video&amp;titles[4]=Visibilit%C3%A0+sui+portali&amp;titles[5]=Riepilogo+pubblicazione',4 );" id="tr_tipoStanze" &gt;</text:p>
      <text:p text:style-name="Standard"><text:tab/><text:tab/><text:tab/><text:tab/><text:tab/>&lt;td&gt;&lt;input class="scegliAnnuncioRadio noborder" type="radio" name="tipo" id="tipoStanze" value="4" /&gt;&lt;/td&gt;</text:p>
      <text:p text:style-name="Standard"><text:tab/><text:tab/><text:tab/><text:tab/><text:tab/>&lt;td&gt;&lt;label for="tipoStanze"&gt;&lt;img alt="" src="http://getrix.ekbl.net/img2/stanza.png" /&gt;&lt;/label&gt;&lt;/td&gt;</text:p>
      <text:p text:style-name="Standard"><text:tab/><text:tab/><text:tab/><text:tab/><text:tab/>&lt;td&gt;</text:p>
      <text:p text:style-name="Standard"><text:tab/><text:tab/><text:tab/><text:tab/><text:tab/><text:tab/>&lt;div style="margin-left:5px"&gt;</text:p>
      <text:p text:style-name="Standard"><text:tab/><text:tab/><text:tab/><text:tab/><text:tab/><text:tab/><text:tab/>&lt;label for="tipoStanze"&gt;&lt;strong&gt;Stanze - Camere&lt;/strong&gt; &lt;/label&gt;</text:p>
      <text:p text:style-name="Standard"><text:tab/><text:tab/><text:tab/><text:tab/><text:tab/><text:tab/><text:tab/>&lt;label for="tipoStanze"&gt;Offerta di camere per studenti o lavoratori, condivisione appartamenti, per brevi o lunghi periodi&lt;/label&gt;</text:p>
      <text:p text:style-name="Standard"><text:tab/><text:tab/><text:tab/><text:tab/><text:tab/><text:tab/>&lt;/div&gt;</text:p>
      <text:p text:style-name="Standard"><text:tab/><text:tab/><text:tab/><text:tab/><text:tab/>&lt;/td&gt;</text:p>
      <text:p text:style-name="Standard"><text:tab/><text:tab/><text:tab/><text:tab/>&lt;/tr&gt;</text:p>
      <text:p text:style-name="Standard"><text:tab/><text:tab/><text:tab/><text:tab/><text:tab/>&lt;/table&gt;</text:p>
      <text:p text:style-name="Standard"/>
      <text:p text:style-name="Standard"><text:tab/>&lt;/div&gt;</text:p>
      <text:p text:style-name="Standard">&lt;/div&gt;</text:p>
      <text:p text:style-name="Standard"><text:tab/><text:tab/>&lt;div style="margin-top:15px;"&gt;</text:p>
      <text:p text:style-name="Standard"><text:tab/><text:tab/> <text:s/>&lt;input type="hidden" name="callback" value="refresh" /&gt;</text:p>
      <text:p text:style-name="Standard"><text:tab/><text:tab/> <text:s/>&lt;div style="width:100px;margin-bottom:15px;" class="align_right"&gt;</text:p>
      <text:p text:style-name="Standard"><text:tab/><text:tab/> <text:s text:c="3"/>&lt;div class="gtx_avanti_button" href="#" onclick="return goto2Step2();"&gt;&lt;/div&gt;</text:p>
      <text:p text:style-name="Standard"><text:tab/><text:tab/> <text:s/>&lt;/div&gt; </text:p>
      <text:p text:style-name="Standard"><text:tab/><text:tab/> <text:s/>&lt;div class="clear"&gt;&lt;/div&gt;</text:p>
      <text:p text:style-name="Standard"><text:tab/><text:tab/> <text:s/>&lt;noscript&gt;</text:p>
      <text:p text:style-name="Standard"><text:tab/><text:tab/> <text:s text:c="3"/>&lt;a href="#" onclick="javascript:window.document.tipoannuncio.submit();" class="link_button"&gt;Avanti &amp;gt;&lt;/a&gt;</text:p>
      <text:p text:style-name="Standard"><text:tab/><text:tab/> <text:s/>&lt;/noscript&gt;</text:p>
      <text:p text:style-name="Standard"><text:tab/><text:tab/>&lt;/div&gt;</text:p>
      <text:p text:style-name="Standard"/>
      <text:p text:style-name="Standard">&lt;/form&gt;</text:p>
      <text:p text:style-name="Standard"/>
      <text:p text:style-name="Standard"><text:tab/><text:tab/>&lt;/div&gt;&lt;!--fine div box_lista_annunci--&gt;<text:line-break/><text:tab/>&lt;/div&gt;&lt;!--fine div corpo--&gt;<text:line-break/>&lt;/div&gt;&lt;!--fine div contenuto--&gt;<text:line-break/><text:line-break/>&lt;div id="footer" class="costruttoreCustomBorder"&gt;<text:line-break/><text:tab/>&lt;div id="footer_backoffice_getrix" style="display: block;"&gt;<text:line-break/><text:tab/>&lt;/div&gt;<text:line-break/><text:soft-page-break/>&lt;/div&gt;<text:line-break/>&lt;script type="text/javascript"&gt;<text:line-break/><text:line-break/> <text:s/>var _gaq = _gaq || [];<text:line-break/> <text:s/>_gaq.push(['_setAccount', 'UA-17383609-2']);<text:line-break/> <text:s/>_gaq.push(['_trackPageview']);<text:line-break/><text:line-break/> <text:s/>(function() {<text:line-break/> <text:s text:c="3"/>var ga = document.createElement('script'); ga.type = 'text/javascript'; ga.async = true;<text:line-break/> <text:s text:c="3"/>ga.src = ('https:' == document.location.protocol ? 'https://ssl' : 'http://www') + '.google-analytics.com/ga.js';<text:line-break/> <text:s text:c="3"/>var s = document.getElementsByTagName('script')[0]; s.parentNode.insertBefore(ga, s);<text:line-break/> <text:s/>})();<text:line-break/><text:line-break/>&lt;/script&gt;<text:line-break/>&lt;/body&gt;<text:tab/><text:line-break/>&lt;/html&gt;</text:p>
      <text:p text:style-name="Standard">&lt;script type="text/javascript"&gt;</text:p>
      <text:p text:style-name="Standard"><text:tab/>&lt;!--</text:p>
      <text:p text:style-name="Standard"><text:tab/><text:tab/></text:p>
      <text:p text:style-name="Standard"><text:tab/><text:tab/><text:tab/>function setStepper( stepsN,titlesForUrl,tipo,parStep ){</text:p>
      <text:p text:style-name="Standard"><text:tab/><text:tab/><text:tab/><text:tab/>var ajaxObj = getMEAjaxObj();</text:p>
      <text:p text:style-name="Standard"><text:tab/><text:tab/><text:tab/><text:tab/>var url = "/create_stepper.php?stepNums="+stepsN+titlesForUrl+"&amp;tipo="+tipo;</text:p>
      <text:p text:style-name="Standard"><text:tab/><text:tab/><text:tab/><text:tab/>if( typeof parStep != 'undefined' )</text:p>
      <text:p text:style-name="Standard"><text:tab/><text:tab/><text:tab/><text:tab/><text:tab/>url += "&amp;parStep="+parStep;</text:p>
      <text:p text:style-name="Standard"><text:tab/><text:tab/><text:tab/><text:tab/>ajaxObj.Request("GET", url, function(response){updateStepper(response);});</text:p>
      <text:p text:style-name="Standard"><text:tab/><text:tab/><text:tab/>}</text:p>
      <text:p text:style-name="Standard"><text:tab/><text:tab/><text:tab/></text:p>
      <text:p text:style-name="Standard"><text:tab/><text:tab/><text:tab/>function updateStepper(response){</text:p>
      <text:p text:style-name="Standard"><text:tab/><text:tab/><text:tab/><text:tab/>$html = response.responseText;</text:p>
      <text:p text:style-name="Standard"><text:tab/><text:tab/><text:tab/><text:tab/>document.getElementById('stepperContainer').innerHTML = $html;</text:p>
      <text:p text:style-name="Standard"><text:tab/><text:tab/><text:tab/>}</text:p>
      <text:p text:style-name="Standard"><text:tab/><text:tab/></text:p>
      <text:p text:style-name="Standard"><text:tab/>--&gt;</text:p>
      <text:p text:style-name="Standard">&lt;/script&gt;</text:p>
      <text:p text:style-name="Standard"/>
      <text:p text:style-name="Standard"/>
      <text:p text:style-name="Standard"/>
      <text:p text:style-name="P1"><text:a xlink:type="simple" xlink:href="http://getrix.ekbl.net/inserimento_annuncio.php?step=2&amp;categoria=1&amp;tipo=1&amp;callback=refresh">http://getrix.ekbl.net/inserimento_annuncio.php?step=2&amp;categoria=1&amp;tipo=1&amp;callback=refresh</text:a></text:p>
      <text:p text:style-name="Standard"/>
      <text:p text:style-name="Standard"/>
      <text:p text:style-name="Standard">callback=refresh</text:p>
      <text:p text:style-name="Standard">categoria=1</text:p>
      <text:p text:style-name="Standard">step=2</text:p>
      <text:p text:style-name="Standard">tipo=1</text:p>
      <text:p text:style-name="Standard"/>
      <text:p text:style-name="Standard"/>
      <text:p text:style-name="Standard">GET /inserimento_annuncio.php?step=2&amp;categoria=1&amp;tipo=1&amp;callback=refresh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://getrix.ekbl.net/inserimento_annuncio.php</text:p>
      <text:p text:style-name="Standard">Cookie: GETRIXSID=3b116d5af398f912ff38214ff9e654a9; __utma=255309982.510473104.1362162538.1362162538.1362162538.1; __utmb=255309982.3.10.1362162538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/>
      <text:p text:style-name="Standard">HTTP/1.1 200 OK</text:p>
      <text:p text:style-name="Standard">Date: Fri, 01 Mar 2013 18:35:42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Vary: Accept-Encoding</text:p>
      <text:p text:style-name="Standard">Content-Encoding: gzip</text:p>
      <text:p text:style-name="Standard">Content-Length: 13851</text:p>
      <text:p text:style-name="Standard">Keep-Alive: timeout=3, max=100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>&lt;!DOCTYPE html PUBLIC "-//W3C//DTD XHTML 1.0 Strict//EN" "http://www.w3.org/TR/xhtml1/DTD/xhtml1-strict.dtd"&gt;<text:line-break/>&lt;html lang="it" xmlns="http://www.w3.org/1999/xhtml" xml:lang="it"&gt;<text:line-break/><text:tab/>&lt;head&gt;<text:line-break/><text:tab/><text:tab/>&lt;link rel="icon" href="http://getrix.ekbl.net/favicon.ico" type="image/x-icon" /&gt;<text:line-break/><text:tab/><text:tab/>&lt;link rel="shortcut icon" href="http://getrix.ekbl.net/favicon.ico" type="image/x-icon" /&gt;<text:line-break/><text:tab/><text:tab/>&lt;link href="http://getrix.ekbl.net/includes/stylebackoffice_agenzia.css?v=201302271700" rel="stylesheet" type="text/css" /&gt;<text:line-break/><text:tab/><text:tab/>&lt;link href="http://getrix.ekbl.net/includes/stylebackoffice_portali.css?v=201302271700" rel="stylesheet" type="text/css" /&gt;<text:line-break/><text:tab/><text:tab/>&lt;link href="http://getrix.ekbl.net/includes/modifica_sito_agenzia.css?v=201302271700" rel="stylesheet" type="text/css" /&gt;<text:line-break/><text:soft-page-break/><text:tab/><text:tab/>&lt;link href="http://getrix.ekbl.net/includes/anteprima.css?v=201302271700" rel="stylesheet" type="text/css" /&gt;<text:line-break/><text:tab/><text:tab/>&lt;link type="text/css" rel="stylesheet" href="http://getrix.ekbl.net/includes/jquery/jquery-ui-1.8.17.custom.css?v=201302271700" /&gt;<text:line-break/><text:tab/><text:tab/><text:tab/><text:tab/><text:tab/>&lt;link href="http://getrix.ekbl.net/includes/style_pubblicazione.css?v=201302271700" rel="stylesheet" type="text/css" /&gt;<text:line-break/><text:tab/><text:tab/><text:tab/><text:tab/>&lt;link href="http://getrix.ekbl.net/buttons/buttons.css?v=201302271700" rel="stylesheet" type="text/css" /&gt;<text:line-break/><text:tab/><text:tab/>&lt;link rel="stylesheet" type="text/css" href="http://getrix.ekbl.net/jsClsInsertContatto/jsClsInsertContatto.css?v=201302271700" /&gt;<text:line-break/><text:tab/><text:tab/><text:tab/><text:tab/><text:tab/>&lt;title&gt;Case&amp;amp;Case <text:s/>BackOffice Getrix.it&lt;/title&gt;<text:line-break/><text:tab/><text:tab/><text:tab/><text:tab/>&lt;meta http-equiv="Content-Type" content="text/html; charset=utf-8"&gt;<text:line-break/><text:tab/><text:tab/>&lt;meta http-equiv="language" content="" /&gt;<text:line-break/><text:tab/><text:tab/>&lt;script type="text/javascript" src="http://getrix.ekbl.net/buttons/buttons.js?v=201302271700" &gt;&lt;/script&gt;<text:line-break/><text:tab/><text:tab/>&lt;script type="text/javascript" src="http://getrix.ekbl.net/includes/jscript.js?v=201302271700"&gt;&lt;/script&gt;<text:line-break/><text:tab/><text:tab/>&lt;script type="text/javascript" src="http://getrix.ekbl.net/includes/crea_siti.js?v=201302271700"&gt;&lt;/script&gt;<text:line-break/><text:tab/><text:tab/>&lt;script type="text/javascript" src="http://getrix.ekbl.net/includes/library.js?v=201302271700"&gt;&lt;/script&gt;<text:line-break/><text:tab/><text:tab/>&lt;script type="text/javascript" src="http://getrix.ekbl.net/includes/main.js?v=201302271700"&gt;&lt;/script&gt;<text:line-break/><text:tab/><text:tab/>&lt;script type="text/javascript" src="http://getrix.ekbl.net/includes/MEjslib.js?v=201302271700"&gt;&lt;/script&gt;<text:line-break/><text:tab/><text:tab/>&lt;script type="text/javascript" src="http://getrix.ekbl.net/includes/ajax-suggestion.js?v=201302271700"&gt;&lt;/script&gt;<text:line-break/><text:tab/><text:tab/>&lt;script type="text/javascript" src="http://getrix.ekbl.net/includes/jquery/jquery-1.7.1.min.js?v=201302271700"&gt;&lt;/script&gt;<text:line-break/><text:tab/><text:tab/>&lt;script type="text/javascript" src="http://getrix.ekbl.net/includes/jquery/jquery-ui-1.8.17.custom.min.js?v=201302271700"&gt;&lt;/script&gt;<text:line-break/><text:tab/><text:tab/><text:line-break/> <text:s text:c="7"/>&lt;script type="text/javascript" src="http://getrix.ekbl.net/includes/overlayBox/boxOverlay.js?v=201302271700"&gt;&lt;/script&gt;<text:line-break/><text:tab/><text:tab/>&lt;script type="text/javascript" src="http://getrix.ekbl.net/includes/gestione_annunci_agenzia.js?v=201302271700"&gt;&lt;/script&gt;<text:line-break/><text:tab/><text:tab/>&lt;script type="text/javascript" src="http://getrix.ekbl.net/includes/dettagli_common.js?v=201302271700"&gt;&lt;/script&gt;<text:line-break/><text:tab/><text:tab/>&lt;script type="text/javascript" src="http://getrix.ekbl.net/includes/functions.js?v=201302271700"&gt;&lt;/script&gt;<text:line-break/><text:tab/><text:tab/>&lt;script type="text/javascript" src="http://getrix.ekbl.net/includes/immobiliare_tooltip.js?v=201302271700"&gt;&lt;/script&gt;<text:line-break/><text:line-break/><text:line-break/><text:tab/><text:tab/><text:tab/><text:tab/><text:tab/>&lt;script type="text/javascript" src="http://getrix.ekbl.net/includes/prototype.js?v=201302271700"&gt;&lt;/script&gt;<text:line-break/><text:tab/><text:tab/><text:line-break/><text:tab/><text:tab/>&lt;script type="text/javascript" src="http://getrix.ekbl.net/includes/template_mail.js?v=201302271700"&gt;&lt;/script&gt;<text:line-break/><text:tab/><text:tab/>&lt;script type="text/javascript" src="http://getrix.ekbl.net/includes/bloccoAnnunci.js?<text:soft-page-break/>v=201302271700"&gt;&lt;/script&gt;<text:line-break/><text:tab/><text:tab/><text:tab/><text:tab/>&lt;link href="http://getrix.ekbl.net/includes/overlayBox/boxOverlay.css?v=201302271700" rel="stylesheet" type="text/css" /&gt;<text:line-break/><text:tab/><text:tab/>&lt;link href="http://getrix.ekbl.net/includes/menu/menu.css?v=201302271700" rel="stylesheet" type="text/css" /&gt;<text:line-break/><text:tab/><text:tab/><text:line-break/><text:tab/><text:tab/><text:tab/>&lt;/head&gt;<text:line-break/><text:line-break/><text:tab/>&lt;body <text:s text:c="3"/>&gt;<text:line-break/><text:line-break/><text:tab/>&lt;div id="corpo_backoffice"&gt;<text:line-break/><text:line-break/><text:tab/><text:tab/>&lt;div id="header_container"&gt;<text:line-break/><text:line-break/><text:tab/><text:tab/><text:tab/>&lt;div id="header_backoffice"&gt;<text:line-break/>&lt;a href="http://getrix.ekbl.net/"&gt;&lt;/a&gt;<text:line-break/><text:tab/><text:tab/><text:tab/><text:tab/>&lt;div id="box_contatti" class="box_contatti"&gt;<text:line-break/><text:tab/><text:tab/><text:tab/><text:tab/><text:tab/>&lt;script type="text/javascript"&gt;<text:line-break/>var vhost_url_ads = "http://ads.getrix.it/www/delivery/";<text:line-break/><text:line-break/><text:line-break/>jQuery(document).ready(function() {<text:line-break/><text:tab/><text:tab/>var nWidth = <text:s/>jQuery(window).width();<text:line-break/><text:line-break/><text:tab/>if(nWidth &lt;= 1048){<text:line-break/><text:tab/><text:tab/>jQuery("#banner_top_backoffice").css('padding-left','18%');<text:line-break/><text:tab/>}else if(nWidth &lt;= 1180){<text:line-break/><text:tab/><text:tab/>jQuery("#banner_top_backoffice").css('padding-left','20%');<text:line-break/><text:tab/>}else{<text:line-break/><text:tab/><text:tab/>jQuery("#banner_top_backoffice").css('padding-left','24%');<text:line-break/><text:tab/>}<text:line-break/><text:line-break/><text:tab/>jQuery(window).resize(function(){<text:line-break/><text:tab/><text:tab/>var nWidth = <text:s/>jQuery(window).width();<text:line-break/><text:tab/><text:tab/>if(nWidth &lt;= 1048){<text:line-break/><text:tab/><text:tab/><text:tab/>jQuery("#banner_top_backoffice").css('padding-left','18%');<text:line-break/><text:tab/><text:tab/>}else if(nWidth &lt;= 1180){<text:line-break/><text:tab/><text:tab/><text:tab/>jQuery("#banner_top_backoffice").css('padding-left','20%');<text:line-break/><text:tab/><text:tab/>}else{<text:line-break/><text:tab/><text:tab/><text:tab/>jQuery("#banner_top_backoffice").css('padding-left','24%');<text:line-break/><text:tab/><text:tab/>}<text:line-break/><text:tab/>});<text:line-break/>});<text:line-break/><text:line-break/><text:line-break/>function _getBanner(zoneid){<text:line-break/><text:tab/>&lt;!--//var min_value_ads = 0.2; //Quando arriverà il banner da inserire nell'header del backoffice decommentare questa riga e commentare la successiva--&gt;<text:line-break/><text:tab/>var min_value_ads = 0.7; //se random &gt; min_value_ads viene visualizzato il banner da ads.getrix.it altrimenti il banner di feedback;<text:line-break/><text:tab/>var value = Math.random();<text:line-break/><text:soft-page-break/><text:tab/>if (value &lt; min_value_ads){<text:line-break/><text:tab/><text:tab/>document.write("&lt;iframe id='a81508af' name='a81508af' src='/testIframe.html?id=sdsds' framespacing='0' frameborder='no' scrolling='no' width='468' height='60'&gt;\&lt;/iframe&gt;");<text:line-break/><text:tab/>}<text:line-break/><text:tab/>else{<text:line-break/><text:line-break/><text:tab/><text:tab/>document.write("&lt;iframe id='a81508af' name='a81508af' src='" + vhost_url_ads + "afr.php?n=a81508af&amp;zoneid=" + zoneid + "' framespacing='0' frameborder='no' scrolling='no' width='468' height='60'&gt;\<text:line-break/><text:tab/><text:tab/>&lt;a href='{$smarty.const.VHOST_URL_ADS}ck.php?n=a81508af&amp;cb=90' target='_blank'&gt;\<text:line-break/><text:tab/><text:tab/><text:tab/>&lt;img src='{$smarty.const.VHOST_URL_ADS}avw.php?zoneid=' + zoneid + '&amp;n=a558564f' border='0' alt='' /&gt;\<text:line-break/><text:tab/><text:tab/>&lt;/a&gt;\<text:line-break/><text:tab/><text:tab/>&lt;/iframe&gt;\<text:line-break/><text:tab/><text:tab/>&lt;script type='text/javascript' src='"+ vhost_url_ads+ "ag.php'&gt;&lt;\/script&gt;");<text:line-break/><text:tab/>}<text:line-break/>}<text:line-break/><text:line-break/>&lt;/script&gt;<text:line-break/><text:line-break/>&lt;div id="banner_top_backoffice" style="padding-left:19%;"&gt;<text:line-break/><text:tab/><text:tab/>&lt;script type="text/javascript"&gt;<text:line-break/><text:tab/><text:tab/><text:tab/><text:tab/><text:tab/><text:tab/><text:tab/>_getBanner('19');<text:line-break/><text:tab/><text:tab/><text:tab/><text:tab/><text:tab/>&lt;/script&gt;<text:line-break/>&lt;/div&gt;<text:line-break/><text:tab/><text:tab/><text:tab/><text:tab/><text:tab/>&lt;script type="text/javascript" src="/includes/box_responsabile.js"&gt;&lt;/script&gt;<text:line-break/>&lt;div id="box_responsabile"&gt;<text:line-break/><text:tab/>&lt;div class="contacts" &gt;<text:line-break/><text:tab/><text:tab/>&lt;div style="font-size:14px;width:110px;float:left;" class="blueTitle"&gt;Servizio Clienti&lt;/div&gt;<text:line-break/><text:tab/><text:tab/>&lt;div class="clear"&gt;&lt;/div&gt;<text:line-break/><text:tab/><text:tab/>&lt;div id="box_mail"&gt;<text:line-break/><text:tab/><text:tab/><text:tab/><text:tab/><text:tab/><text:tab/>&lt;a onclick="designMailBox();return false;" style="text-decoration:none;"&gt;<text:line-break/><text:tab/><text:tab/><text:tab/><text:tab/><text:tab/><text:tab/><text:tab/><text:line-break/><text:tab/><text:tab/><text:tab/><text:tab/>&lt;div id="box_mail_text"&gt;<text:line-break/><text:tab/><text:tab/><text:tab/><text:tab/><text:tab/>&lt;img src="http://getrix.ekbl.net/img2/getrix/icon_mail.png"&gt;&lt;br/&gt;<text:line-break/><text:tab/><text:tab/><text:tab/><text:tab/><text:tab/>&lt;span class="blueTitle"&gt;Invia&lt;/span&gt;<text:line-break/><text:tab/><text:tab/><text:tab/><text:tab/>&lt;/div&gt;<text:line-break/><text:tab/><text:tab/><text:tab/>&lt;/a&gt;<text:line-break/><text:tab/><text:tab/>&lt;/div&gt;<text:line-break/><text:tab/><text:tab/>&lt;div id="box_contacts" &gt;<text:line-break/><text:tab/><text:tab/><text:tab/><text:tab/><text:tab/><text:tab/>&lt;img src="http://getrix.ekbl.net/img2/getrix/telefono-puls.png" class="avatar_img" /&gt;<text:line-break/><text:tab/><text:tab/><text:tab/><text:line-break/><text:tab/><text:tab/><text:tab/>&lt;div class="blueTitle" style="margin-top:17px;"&gt;<text:line-break/><text:tab/><text:tab/><text:tab/><text:tab/><text:tab/><text:tab/><text:tab/><text:tab/><text:tab/>Telefona<text:line-break/><text:tab/><text:tab/><text:tab/><text:tab/><text:tab/><text:tab/><text:tab/>&lt;/div&gt;<text:line-break/><text:tab/><text:tab/><text:tab/>&lt;span&gt;<text:line-break/><text:soft-page-break/><text:tab/><text:tab/><text:tab/><text:tab/><text:tab/><text:tab/><text:tab/><text:tab/><text:tab/>02 871-074-40<text:line-break/><text:tab/><text:tab/><text:tab/><text:tab/><text:tab/><text:tab/><text:tab/>&lt;/span&gt;<text:line-break/><text:tab/><text:tab/>&lt;/div&gt;<text:line-break/><text:tab/><text:tab/>&lt;div id="box_contacts" style="border-left:none;"&gt;<text:line-break/><text:tab/><text:tab/><text:tab/>&lt;img src="http://getrix.ekbl.net/img2/getrix/icon_phone.png"/&gt;<text:line-break/><text:tab/><text:tab/><text:tab/>&lt;div class="blueTitle"&gt;<text:line-break/><text:tab/><text:tab/><text:tab/><text:tab/>Assistenza Tecnica<text:line-break/><text:tab/><text:tab/><text:tab/>&lt;/div&gt;<text:line-break/><text:tab/><text:tab/><text:tab/>&lt;span&gt;02 871 074 40&lt;/span&gt;<text:line-break/><text:tab/><text:tab/>&lt;/div&gt;<text:line-break/><text:tab/><text:tab/><text:line-break/><text:tab/>&lt;/div&gt;<text:line-break/>&lt;/div&gt;<text:tab/><text:tab/><text:tab/><text:tab/>&lt;/div&gt;<text:line-break/><text:tab/><text:tab/><text:tab/><text:tab/>&lt;div class="clear"&gt;&lt;/div&gt;<text:line-break/><text:tab/><text:tab/><text:tab/><text:tab/>&lt;div id="menu_tab" class="tab_menu"&gt;<text:line-break/><text:tab/><text:tab/><text:tab/><text:tab/><text:line-break/><text:tab/><text:tab/><text:tab/><text:tab/><text:tab/><text:tab/><text:tab/><text:tab/><text:tab/>&lt;script&gt;<text:line-break/> <text:s text:c="7"/><text:line-break/> <text:s text:c="15"/>function menu_select(oBj,activity){<text:line-break/> <text:s text:c="23"/>if (activity == false){<text:line-break/> <text:s text:c="31"/>oBj.style.background='#000000';<text:line-break/> <text:s text:c="23"/>}else{<text:line-break/> <text:s text:c="31"/>oBj.style.background='#0353A0';<text:line-break/> <text:s text:c="23"/>}<text:line-break/> <text:s text:c="15"/>}<text:line-break/> <text:s text:c="15"/>/*<text:line-break/> <text:s text:c="23"/>la funzione si occupa di effettuare una chiamata Curl per effettuare l'SSO<text:line-break/> <text:s text:c="23"/>necessario ad accedere ai pannelli di gestione sitiAgenzia e profiloFacebook<text:line-break/> <text:s text:c="23"/>@param: string urlSSO indirizzo della pagina che si oocupa di effetuare la richiesta di autenticazione<text:line-break/> <text:s text:c="23"/>@param: string servizio al quale si richiede di essere autenticati ( sito,facebook )<text:line-break/> <text:s text:c="15"/>*/<text:line-break/> <text:s text:c="15"/>function loginWebagency(urlSSO,service) {<text:line-break/> <text:s text:c="23"/>if(typeof urlSSO == 'undefined' || typeof urlSSO.length == 0)<text:line-break/> <text:s text:c="31"/>return false;<text:line-break/> <text:s text:c="23"/>var wndState = window.open();<text:line-break/> <text:s text:c="23"/>var ajObj = getMEAjaxObj();<text:line-break/> <text:s text:c="23"/>url=urlSSO+"?s="+service;<text:line-break/> <text:s text:c="23"/>ajObj.Request("GET",url, function(data){<text:line-break/> <text:s text:c="31"/>var showPopupError = false;<text:line-break/> <text:s text:c="31"/>var response = data.responseText;<text:line-break/> <text:s text:c="31"/>if (response != ''){<text:line-break/> <text:s text:c="39"/>wndState.location.href=response;<text:line-break/> <text:s text:c="31"/>}else{<text:line-break/> <text:s text:c="39"/>wndState.close();<text:line-break/> <text:s text:c="39"/>showPopupError = true;<text:line-break/> <text:s text:c="31"/>}<text:line-break/> <text:s text:c="31"/>if(showPopupError) {<text:line-break/> <text:s text:c="39"/>var box = new boxOverlay("messaggioBloccoAbilitato", "grey");<text:line-break/> <text:s text:c="39"/>box.setTitle("&lt;span style=\"font-weight: bold;\"&gt;Login fallito&lt;/span&gt;");<text:line-break/> <text:s text:c="39"/>box.setContent("Impossibile accedere alla propria area riservata su &lt;strong&gt;&lt;a href=\"http://www.immobiliarewebagency.it\" <text:soft-page-break/>target=\"_blank\"&gt;immobiliarewebagency.it&lt;/a&gt;&lt;/strong&gt;");<text:line-break/> <text:s text:c="39"/>box.destroyOnClose=false;<text:line-break/> <text:s text:c="39"/>box.show();<text:line-break/> <text:s text:c="31"/>}<text:line-break/> <text:s text:c="23"/>});<text:line-break/> <text:s text:c="15"/>}<text:line-break/> <text:s text:c="7"/><text:line-break/>&lt;/script&gt;<text:line-break/>&lt;div id="logoutIcon" class="right"&gt;<text:line-break/> <text:s text:c="24"/>&lt;!--[if gt IE 6]&gt;&lt;style&gt;#logoutIcon {margin-top:-10px;}&lt;/style&gt;&lt;![endif]--&gt;<text:line-break/> <text:s text:c="15"/>&lt;a class="link_exit" style="font-size:11px;" href="/logout.php"&gt;<text:line-break/> <text:s text:c="23"/>&lt;div id="logout_button" class="left"&gt;ESCI&amp;nbsp;&lt;/div&gt;<text:line-break/> <text:s text:c="23"/>&lt;div class="left" id="logout_button_img"&gt;<text:line-break/> <text:s text:c="31"/>&lt;img src = "/img2/logout.png" /&gt;&amp;nbsp;<text:line-break/> <text:s text:c="23"/>&lt;/div&gt;<text:line-break/> <text:s text:c="15"/>&lt;/a&gt;<text:line-break/> <text:s text:c="7"/>&lt;/div&gt;<text:line-break/><text:line-break/>&lt;div id="tab_header" class="left"&gt;<text:line-break/></text:p>
      <text:p text:style-name="Standard"><text:s text:c="8"/><text:line-break/> <text:s text:c="7"/>&lt;script type="text/javascript"&gt;<text:line-break/> <text:s text:c="7"/>var section = "";<text:line-break/> <text:s text:c="15"/>jQuery(document).ready(function() {<text:line-break/> <text:s text:c="23"/>section = jQuery("#section_val").val();<text:line-break/> <text:s text:c="23"/>jQuery(".dropdown li").hover(<text:line-break/> <text:s text:c="31"/>function() {<text:line-break/> <text:s text:c="39"/>if (jQuery(this).attr("id") != section) {<text:line-break/> <text:s text:c="47"/>selectMenu(jQuery(this));<text:line-break/> <text:s text:c="39"/>}<text:line-break/> <text:s text:c="32"/>},<text:line-break/> <text:s text:c="32"/>function() {<text:line-break/> <text:s text:c="40"/>if (jQuery(this).attr("id") != section) {<text:line-break/> <text:s text:c="47"/>jQuery(this).find("span.left_act").attr("class", "left");<text:line-break/> <text:s text:c="47"/>jQuery(this).find("span.tab_header_btn_act").attr("class", "tab_header_btn");<text:line-break/> <text:s text:c="47"/>jQuery(this).find("span.right_act").attr("class", "right");<text:line-break/> <text:s text:c="47"/>jQuery(this).find("span.right_act_box").attr("class", "right_box");<text:line-break/> <text:s text:c="40"/>}<text:line-break/> <text:s text:c="33"/>}); <text:s text:c="4"/><text:line-break/> <text:s text:c="23"/>selectMenu(jQuery("#"+section));<text:line-break/> <text:s text:c="23"/>if (isTouchDevice()) {<text:line-break/> <text:s text:c="31"/>jQuery("#contatto_mn .menu-link").attr("href", "#");<text:line-break/> <text:s text:c="31"/>jQuery("#annunci_agenzia .menu-link").attr("href", "#");<text:line-break/> <text:s text:c="31"/>jQuery("#richieste_agenzie .menu-link").attr("href", "#");<text:line-break/> <text:s text:c="31"/>jQuery("#agenda .menu-link").attr("href", "#");<text:line-break/> <text:s text:c="31"/>jQuery("#collaborazioni .menu-link").attr("href", "#");<text:line-break/> <text:s text:c="31"/>jQuery("#pubblicita .menu-link").attr("href", "#");<text:line-break/> <text:s text:c="31"/>jQuery("#fatture .menu-link").attr("href", "#");<text:line-break/> <text:s text:c="23"/>}<text:line-break/> <text:s text:c="15"/>});<text:line-break/> <text:s text:c="15"/>function isTouchDevice(){<text:line-break/><text:soft-page-break/> <text:s text:c="23"/>return (typeof(window.ontouchstart) != 'undefined') ? true : false;<text:line-break/> <text:s text:c="15"/>}<text:line-break/> <text:s text:c="14"/><text:line-break/> <text:s text:c="15"/>function selectMenu(li) {<text:line-break/> <text:s text:c="23"/>li.find("span.left").attr("class", "left_act");<text:line-break/> <text:s text:c="23"/>li.find("span.tab_header_btn").attr("class", "tab_header_btn_act");<text:line-break/> <text:s text:c="23"/>li.find("span.right").attr("class", "right_act");<text:line-break/> <text:s text:c="23"/>li.find("span.right_box").attr("class", "right_act_box");<text:line-break/> <text:s text:c="15"/>}<text:line-break/> <text:s text:c="7"/>&lt;/script&gt;<text:line-break/> <text:s text:c="7"/><text:line-break/> <text:s text:c="7"/>&lt;input type="hidden" value="annunci_agenzia" id="section_val"/&gt;<text:line-break/> <text:s text:c="7"/>&lt;div class="menu-dropdown"&gt;<text:line-break/> <text:s text:c="32"/>&lt;ul class="dropdown"&gt;<text:line-break/> <text:s text:c="63"/>&lt;li id="home_agenzia"&gt;<text:line-break/> <text:s text:c="39"/>&lt;a <text:s text:c="56"/>href="http://getrix.ekbl.net/home_gestionale.php?stato=attivo"<text:line-break/> <text:s text:c="47"/>&gt;<text:line-break/> <text:s text:c="47"/>&lt;span class="left" id="l-home_agenzia"&gt;&lt;/span&gt;<text:line-break/> <text:s text:c="47"/>&lt;span class="tab_header_btn"&gt;<text:line-break/> <text:s text:c="55"/>Home<text:line-break/> <text:s text:c="47"/>&lt;/span&gt;<text:line-break/> <text:s text:c="47"/>&lt;span id="r-home_agenzia" class="right"&gt;&lt;/span&gt;<text:line-break/> <text:s text:c="39"/>&lt;/a&gt;<text:line-break/> <text:s text:c="31"/>&lt;/li&gt;<text:line-break/> <text:s text:c="95"/>&lt;li id="contatto_mn"&gt;<text:line-break/> <text:s text:c="39"/>&lt;a class="menu-link" <text:s text:c="56"/>href="http://getrix.ekbl.net/lista_contatti.php"<text:line-break/> <text:s text:c="47"/>&gt;<text:line-break/> <text:s text:c="47"/>&lt;span class="left" id="l-contatto_mn"&gt;&lt;/span&gt;<text:line-break/> <text:s text:c="47"/>&lt;span class="tab_header_btn"&gt;<text:line-break/> <text:s text:c="55"/>Contatti&amp;nbsp;&amp;nbsp;<text:line-break/> <text:s text:c="47"/>&lt;/span&gt;<text:line-break/> <text:s text:c="47"/>&lt;span id="r-contatto_mn" class="right_box"&gt;&lt;/span&gt;<text:line-break/> <text:s text:c="39"/>&lt;/a&gt;<text:line-break/> <text:s text:c="39"/>&lt;ul class="sub_menu" style="width: 109px;"&gt;<text:line-break/> <text:s text:c="47"/>&lt;li&gt;&lt;a <text:s text:c="72"/>href="http://getrix.ekbl.net/lista_contatti.php?a=insert"<text:line-break/> <text:s text:c="127"/>&gt;Nuovo contatto&lt;/a&gt;<text:line-break/> <text:s text:c="48"/>&lt;/li&gt;<text:line-break/> <text:s text:c="47"/>&lt;li&gt;&lt;a <text:s text:c="72"/>href="http://getrix.ekbl.net/lista_contatti.php"<text:line-break/> <text:s text:c="127"/>&gt;Lista contatti&lt;/a&gt;&lt;/li&gt;<text:line-break/><text:tab/><text:tab/><text:tab/><text:tab/><text:tab/><text:tab/><text:tab/><text:tab/><text:tab/>&lt;li&gt;<text:line-break/><text:tab/><text:tab/><text:tab/>&lt;a <text:tab/><text:tab/><text:tab/><text:tab/><text:tab/><text:tab/>href="http://getrix.ekbl.net/acquisizione_contatti.php"<text:line-break/><text:tab/><text:tab/><text:tab/><text:tab/><text:tab/><text:tab/><text:tab/><text:tab/><text:tab/><text:tab/>&gt;<text:line-break/><text:line-break/><text:tab/><text:tab/><text:tab/><text:tab/><text:tab/><text:tab/>Acquisizione&lt;/a&gt;<text:line-break/><text:line-break/><text:soft-page-break/><text:tab/><text:tab/><text:tab/><text:tab/><text:tab/><text:tab/><text:tab/><text:tab/><text:tab/>&lt;/li&gt;<text:line-break/><text:line-break/><text:line-break/><text:line-break/> <text:s text:c="47"/>&lt;li&gt;&lt;a href="http://getrix.ekbl.net/guida.php?section=contatto_mn"&gt;Guida&lt;/a&gt;&lt;/li&gt;<text:line-break/> <text:s text:c="39"/>&lt;/ul&gt;<text:line-break/> <text:s text:c="31"/>&lt;/li&gt;<text:line-break/> <text:s text:c="46"/><text:line-break/> <text:s text:c="63"/>&lt;li id="annunci_agenzia"&gt;<text:line-break/> <text:s text:c="39"/>&lt;a class="menu-link" href="http://getrix.ekbl.net/annunci_agenzia.php?stato=attivo"&gt;<text:line-break/> <text:s text:c="47"/>&lt;span id="l-annunci_agenzia" class="left" &gt;&lt;/span&gt;<text:line-break/> <text:s text:c="47"/>&lt;span class="tab_header_btn"&gt;<text:line-break/> <text:s text:c="55"/>Immobili&amp;nbsp;&amp;nbsp;<text:line-break/> <text:s text:c="47"/>&lt;/span&gt;<text:line-break/> <text:s text:c="47"/>&lt;span id="r-annunci_agenzia" class="right_box"&gt;&lt;/span&gt;<text:line-break/> <text:s text:c="39"/>&lt;/a&gt;<text:line-break/> <text:s text:c="39"/>&lt;ul class="sub_menu" style="width: 170px;"&gt;<text:line-break/> <text:s text:c="47"/>&lt;li&gt;&lt;a href="http://getrix.ekbl.net/inserimento_annuncio.php"&gt;Inserisci nuovo immobile&lt;/a&gt;&lt;/li&gt;<text:line-break/> <text:s text:c="47"/>&lt;li&gt;&lt;a href="http://getrix.ekbl.net/annunci_agenzia.php?stato=attivo"&gt;Lista immobili&lt;/a&gt;&lt;/li&gt;<text:line-break/> <text:s text:c="47"/>&lt;li&gt;&lt;a href="http://getrix.ekbl.net/annunci_nc.php?stato=attivo"&gt;Lista nuove costruzioni&lt;/a&gt;&lt;/li&gt;<text:line-break/> <text:s text:c="47"/>&lt;li&gt;&lt;a href="http://getrix.ekbl.net/guida.php?section=annunci_agenzia"&gt;Guida&lt;/a&gt;&lt;/li&gt;<text:line-break/> <text:s text:c="39"/>&lt;/ul&gt;<text:line-break/> <text:s text:c="31"/>&lt;/li&gt;<text:line-break/> <text:s text:c="38"/><text:line-break/> <text:s text:c="95"/>&lt;li id="richieste_agenzie"&gt;<text:line-break/> <text:s text:c="39"/>&lt;a class="menu-link"<text:line-break/> <text:s text:c="103"/>href="http://getrix.ekbl.net/gestione_richieste_getrix.php"<text:line-break/> <text:s text:c="48"/>&gt;<text:line-break/> <text:s text:c="47"/>&lt;span class="left" id="l-richieste_agenzie"&gt;&lt;/span&gt;<text:line-break/> <text:s text:c="47"/>&lt;span class="tab_header_btn"&gt;<text:line-break/> <text:s text:c="55"/>Richieste&amp;nbsp;&amp;nbsp;<text:line-break/> <text:s text:c="47"/>&lt;/span&gt;<text:line-break/> <text:s text:c="47"/>&lt;span id="r-richieste_agenzie" class="right_box"&gt;&lt;/span&gt;<text:line-break/> <text:s text:c="39"/>&lt;/a&gt;<text:line-break/> <text:s text:c="39"/>&lt;ul class="sub_menu" style="width: 120px;"&gt;<text:line-break/> <text:s text:c="47"/>&lt;li&gt;&lt;a <text:s text:c="64"/>href="http://getrix.ekbl.net/inserisci_richiesta.php"<text:line-break/> <text:s text:c="55"/>&gt;Inserisci Richiesta&lt;/a&gt;&lt;/li&gt;<text:line-break/> <text:s text:c="47"/>&lt;li&gt;&lt;a <text:s text:c="72"/>href="http://getrix.ekbl.net/gestione_richieste_getrix.php"<text:line-break/> <text:s text:c="63"/>&gt;Lista Richieste&lt;/a&gt;&lt;/li&gt;<text:line-break/> <text:s text:c="47"/>&lt;li&gt;&lt;a <text:s text:c="72"/>href="http://getrix.ekbl.net/gestione_richieste.php"<text:line-break/> <text:s text:c="63"/>&gt;Gestione Richieste&lt;/a&gt;&lt;/li&gt;<text:line-break/> <text:s text:c="47"/>&lt;li&gt;&lt;a href="http://getrix.ekbl.net/guida.php?<text:soft-page-break/>section=richieste_agenzie"&gt;Guida&lt;/a&gt;&lt;/li&gt;<text:line-break/> <text:s text:c="39"/>&lt;/ul&gt;<text:line-break/> <text:s text:c="31"/>&lt;/li&gt;<text:line-break/> <text:s text:c="78"/><text:line-break/> <text:s text:c="63"/>&lt;li id="agenda"&gt;<text:line-break/> <text:s text:c="39"/>&lt;a class="menu-link"<text:line-break/> <text:s text:c="103"/>href="http://getrix.ekbl.net/agenda.php?stats=0&amp;am=1"<text:line-break/> <text:s text:c="47"/>&gt;<text:line-break/> <text:s text:c="47"/>&lt;span class="left" id="l-agenda"&gt;&lt;/span&gt;<text:line-break/> <text:s text:c="47"/>&lt;span class="tab_header_btn"&gt;<text:line-break/> <text:s text:c="55"/>Agenda&amp;nbsp;&amp;nbsp;<text:line-break/> <text:s text:c="47"/>&lt;/span&gt;<text:line-break/> <text:s text:c="47"/>&lt;span id="r-agenda" class="right_box"&gt;&lt;/span&gt;<text:line-break/> <text:s text:c="39"/>&lt;/a&gt;<text:line-break/> <text:s text:c="39"/>&lt;ul class="sub_menu" style="width: 150px;"&gt;<text:line-break/> <text:s text:c="47"/>&lt;li&gt;&lt;a <text:s text:c="40"/></text:p>
      <text:p text:style-name="Standard"><text:s text:c="32"/>href="http://getrix.ekbl.net/agenda.php?newApp=1"<text:line-break/> <text:s text:c="63"/>&gt;Inserisci Appuntamento&lt;/a&gt;&lt;/li&gt;<text:line-break/> <text:s text:c="47"/>&lt;li&gt;&lt;a <text:s text:c="73"/>href="http://getrix.ekbl.net/agenda.php?stats=0&amp;am=1"<text:line-break/> <text:s text:c="63"/>&gt;Lista Appuntamenti&lt;/a&gt;&lt;/li&gt;<text:line-break/> <text:s text:c="47"/>&lt;li&gt;&lt;a href="http://getrix.ekbl.net/guida.php?section=agenda"&gt;Guida&lt;/a&gt;&lt;/li&gt;<text:line-break/> <text:s text:c="39"/>&lt;/ul&gt;<text:line-break/> <text:s text:c="31"/>&lt;/li&gt;<text:line-break/> <text:s text:c="95"/><text:line-break/> <text:s text:c="31"/>&lt;li id="collaborazioni"&gt;<text:line-break/> <text:s text:c="39"/>&lt;a class="menu-link" <text:s text:c="2"/><text:line-break/> <text:s text:c="103"/>href="http://getrix.ekbl.net/collaborazione_agenzia_lista.php"<text:line-break/> <text:s text:c="47"/>&gt;<text:line-break/> <text:s text:c="47"/>&lt;span class="left" id="l-collaborazioni"&gt;&lt;/span&gt;<text:line-break/> <text:s text:c="47"/>&lt;span class="tab_header_btn"&gt;<text:line-break/> <text:s text:c="55"/>MLS&amp;nbsp;&amp;nbsp;<text:line-break/> <text:s text:c="47"/>&lt;/span&gt;<text:line-break/> <text:s text:c="47"/>&lt;span id="r-collaborazioni" class="right_box"&gt;&lt;/span&gt;<text:line-break/> <text:s text:c="39"/>&lt;/a&gt;<text:line-break/> <text:s text:c="39"/>&lt;ul class="sub_menu" style="width: 180px;"&gt;<text:line-break/> <text:s text:c="47"/>&lt;li&gt;&lt;a <text:s text:c="72"/>onclick="location.href='http://getrix.ekbl.net/collaborazione_agenzia.php'"<text:line-break/> <text:s text:c="63"/>&gt;Inserisci Richiesta Immobile&lt;/a&gt;&lt;/li&gt;<text:line-break/> <text:s text:c="47"/>&lt;li&gt;&lt;a <text:s text:c="72"/>onclick="location.href='http://getrix.ekbl.net/collaborazione_agenzia_lista.php'"<text:line-break/> <text:s text:c="63"/>&gt;Elenco mie richieste&lt;/a&gt;&lt;/li&gt;<text:line-break/> <text:s text:c="47"/>&lt;li&gt;&lt;a <text:s text:c="72"/>onclick="location.href='http://getrix.ekbl.net/richieste_collaborazione_lista.php'"<text:line-break/> <text:s text:c="63"/>&gt;Richieste da altre agenzie&lt;/a&gt;&lt;/li&gt;<text:line-break/> <text:s text:c="47"/>&lt;li&gt;&lt;a href="http://getrix.ekbl.net/guida.php?section=collaborazioni"&gt;Guida&lt;/a&gt;&lt;/li&gt;<text:line-break/> <text:s text:c="39"/>&lt;/ul&gt;<text:line-break/> <text:s text:c="31"/>&lt;/li&gt;<text:line-break/><text:soft-page-break/> <text:s text:c="99"/>&lt;li id="social"&gt;<text:line-break/> <text:s text:c="35"/>&lt;a class="menu-link" href="http://getrix.ekbl.net/social.php"&gt;<text:line-break/> <text:s text:c="43"/>&lt;span class="left" id="l-social"&gt;&lt;/span&gt;<text:line-break/> <text:s text:c="43"/>&lt;span class="tab_header_btn"&gt;<text:line-break/> <text:s text:c="51"/>Social&amp;nbsp;&amp;nbsp;<text:line-break/> <text:s text:c="43"/>&lt;/span&gt;<text:line-break/> <text:s text:c="43"/>&lt;span id="r-social" class="right_box"&gt;&lt;/span&gt;<text:line-break/> <text:s text:c="35"/>&lt;/a&gt;<text:line-break/> <text:s text:c="31"/>&lt;/li&gt;<text:line-break/> <text:s text:c="95"/>&lt;li id="pubblicita"&gt;<text:line-break/> <text:s text:c="39"/>&lt;a class="menu-link" href="http://getrix.ekbl.net/portaliweb.php"&gt;<text:line-break/> <text:s text:c="47"/>&lt;span class="left" id="l-pubblicita"&gt;&lt;/span&gt;<text:line-break/> <text:s text:c="47"/>&lt;span class="tab_header_btn"&gt;<text:line-break/> <text:s text:c="55"/>Portali&amp;nbsp;&amp;nbsp;<text:line-break/> <text:s text:c="47"/>&lt;/span&gt;<text:line-break/> <text:s text:c="47"/>&lt;span id="r-pubblicita" class="right_box"&gt;&lt;/span&gt;<text:line-break/> <text:s text:c="39"/>&lt;/a&gt;<text:line-break/> <text:s text:c="39"/>&lt;ul class="sub_menu" style="width: 150px;"&gt;<text:line-break/> <text:s text:c="47"/>&lt;li&gt;&lt;a href="http://getrix.ekbl.net/portaliweb.php"&gt;Portali collegati&lt;/a&gt;&lt;/li&gt;<text:line-break/> <text:s text:c="47"/>&lt;li&gt;&lt;a href="http://getrix.ekbl.net/portaliweb.php?q=annunci&amp;stato=attivo&amp;campoordinamento=zonePortali&amp;dirordinamento=asc"&gt;Affina zone per Portali&lt;/a&gt;&lt;/li&gt;<text:line-break/> <text:s text:c="47"/>&lt;li&gt;&lt;a href="http://getrix.ekbl.net/configurazione_invio_portaliweb.php"&gt;Configurazione Portali&lt;/a&gt;&lt;/li&gt;<text:line-break/><text:line-break/><text:tab/><text:tab/><text:tab/><text:tab/><text:tab/><text:tab/><text:tab/><text:tab/><text:tab/><text:tab/><text:tab/><text:tab/><text:tab/> <text:s text:c="47"/>&lt;li&gt;&lt;a href="#" onclick="loginImmobiliare('http://getrix.ekbl.net/loginImmobiliare.php','http://www.immobiliare.it/accesso_agenzie.php?backurl=home_gestionale.php');" &gt;Accedi a Immobiliare.it&amp;nbsp;&amp;nbsp;&lt;/a&gt;&lt;/li&gt;<text:line-break/><text:tab/><text:tab/><text:tab/><text:tab/><text:tab/><text:tab/><text:tab/><text:tab/><text:tab/><text:tab/><text:tab/><text:tab/> <text:s text:c="47"/>&lt;li&gt;&lt;a href="http://getrix.ekbl.net/guida.php?section=pubblicita"&gt;Guida&lt;/a&gt;&lt;/li&gt;<text:line-break/> <text:s text:c="39"/>&lt;/ul&gt;<text:line-break/> <text:s text:c="31"/>&lt;/li&gt;<text:line-break/> <text:s text:c="95"/>&lt;li id="sito_agenzia"&gt;<text:line-break/> <text:s text:c="39"/>&lt;a class="menu-link" href="http://getrix.ekbl.net/sitoagenzia.php"&gt;<text:line-break/> <text:s text:c="47"/>&lt;span class="left" id="l-immobiliare"&gt;&lt;/span&gt;<text:line-break/> <text:s text:c="47"/>&lt;span class="tab_header_btn"&gt;<text:line-break/> <text:s text:c="55"/>Sito web<text:line-break/> <text:s text:c="47"/>&lt;/span&gt;<text:line-break/> <text:s text:c="47"/>&lt;span id="r-sito_agenzia" class="right"&gt;&lt;/span&gt;<text:line-break/> <text:s text:c="39"/>&lt;/a&gt;<text:line-break/> <text:s text:c="31"/>&lt;/li&gt;<text:line-break/><text:line-break/> <text:s text:c="95"/>&lt;li id="multimedia"&gt;<text:line-break/> <text:s text:c="39"/>&lt;a href="#"&gt;<text:line-break/> <text:s text:c="47"/>&lt;span class="left" id="l-multimedia"&gt;&lt;/span&gt;<text:line-break/> <text:s text:c="47"/>&lt;span class="tab_header_btn"&gt;<text:line-break/> <text:s text:c="55"/>Multimedia&amp;nbsp;&amp;nbsp;<text:line-break/> <text:s text:c="47"/>&lt;/span&gt;<text:line-break/> <text:s text:c="47"/>&lt;span id="r-multimedia" class="right_box"&gt;&lt;/span&gt;<text:line-break/><text:soft-page-break/> <text:s text:c="39"/>&lt;/a&gt;<text:line-break/> <text:s text:c="39"/>&lt;ul class="sub_menu" style="width: 113px;"&gt;<text:line-break/> <text:s text:c="47"/>&lt;li&gt;&lt;a href="http://getrix.ekbl.net/servizi_extra.php?multimedia=vt&amp;stato=attivo"&gt;Virtual Tour&lt;/a&gt;&lt;/li&gt;<text:line-break/> <text:s text:c="47"/>&lt;li&gt;&lt;a href="http://getrix.ekbl.net/servizi_extra.php?multimedia=vit&amp;stato=attivo"&gt;Video Tour&lt;/a&gt;&lt;/li&gt;<text:line-break/> <text:s text:c="47"/>&lt;li&gt;&lt;a href="http://getrix.ekbl.net/servizi_extra.php?multimedia=pl&amp;stato=attivo"&gt;Planimetria&lt;/a&gt;&lt;/li&gt;<text:line-break/> <text:s text:c="95"/>&lt;li&gt;&lt;a href="http://getrix.ekbl.net/guida.php?section=multimedia"&gt;Guida&lt;/a&gt;&lt;/li&gt;<text:line-break/> <text:s text:c="39"/>&lt;/ul&gt;<text:line-break/> <text:s text:c="31"/>&lt;/li&gt;<text:line-break/> <text:s text:c="31"/><text:tab/><text:tab/><text:tab/><text:tab/><text:tab/><text:tab/><text:tab/><text:tab/><text:tab/><text:tab/><text:tab/><text:tab/><text:tab/><text:tab/><text:tab/><text:tab/>&lt;li id="fatture"&gt;<text:line-break/><text:tab/><text:tab/><text:tab/><text:tab/><text:tab/><text:tab/><text:tab/><text:tab/><text:tab/>&lt;a href="http://getrix.ekbl.net/fatture.php"&gt;<text:line-break/><text:tab/><text:tab/><text:tab/><text:tab/><text:tab/><text:tab/><text:tab/><text:tab/><text:tab/><text:tab/>&lt;span class="left" id="l-fatture"&gt;&lt;/span&gt;<text:line-break/><text:tab/><text:tab/><text:tab/><text:tab/><text:tab/><text:tab/><text:tab/><text:tab/><text:tab/><text:tab/>&lt;span class="tab_header_btn"&gt;Fatture&lt;/span&gt;<text:line-break/><text:tab/><text:tab/><text:tab/><text:tab/><text:tab/><text:tab/><text:tab/><text:tab/><text:tab/><text:tab/>&lt;span id="r-fatture" class="right"&gt;&lt;/span&gt;<text:line-break/><text:tab/><text:tab/><text:tab/><text:tab/><text:tab/><text:tab/><text:tab/><text:tab/><text:tab/>&lt;/a&gt;<text:line-break/><text:tab/><text:tab/><text:tab/><text:tab/><text:tab/><text:tab/><text:tab/><text:tab/>&lt;/li&gt;<text:line-break/><text:tab/><text:tab/><text:tab/><text:tab/><text:tab/><text:tab/><text:tab/><text:tab/> <text:s text:c="15"/>&lt;/ul&gt;<text:line-break/> <text:s text:c="23"/>&lt;/div&gt;<text:line-break/>&lt;/div&gt;<text:tab/><text:tab/><text:tab/><text:tab/><text:tab/><text:tab/><text:tab/><text:tab/><text:line-break/><text:tab/><text:tab/><text:tab/><text:tab/>&lt;/div&gt;<text:line-break/><text:tab/><text:tab/><text:tab/>&lt;/div&gt;<text:line-break/><text:tab/><text:tab/>&lt;/div&gt;<text:line-break/><text:tab/><text:tab/>&lt;div id="contenuto_backoffice"&gt;<text:line-break/><text:tab/><text:tab/><text:tab/>&lt;div id="box_lista_annunci" <text:s/>&gt;&lt;div style="background-color:#FFFFFF;width:100%;" &gt;<text:line-break/><text:tab/><text:tab/>&lt;div class="align_left" style="width:100%;"&gt;<text:line-break/><text:tab/><text:tab/><text:tab/>&lt;div id="stepperContainer"&gt;<text:line-break/><text:tab/><text:tab/><text:tab/><text:tab/><text:tab/><text:tab/><text:tab/><text:tab/><text:tab/>&lt;div class="tipo1"&gt;<text:line-break/><text:tab/><text:tab/><text:tab/><text:tab/><text:tab/><text:tab/>&lt;a href="/inserimento_annuncio.php?step=1&amp;categoria=1&amp;tipo=1&amp;callback=refresh"&gt;&lt;div class="step" id="step1"&gt;&lt;div class="stepNumber"&gt;1&lt;/div&gt; &lt;div class="stepTitle"&gt;Tipo di annuncio&lt;/div&gt;&lt;div class="clear"&gt;&lt;/div&gt;&lt;/div&gt;&lt;/a&gt;<text:line-break/><text:tab/><text:tab/><text:tab/><text:tab/><text:tab/>&lt;/div&gt;<text:line-break/><text:tab/><text:tab/><text:tab/><text:tab/><text:tab/><text:tab/><text:tab/><text:tab/><text:tab/>&lt;div class="tipo1"&gt;<text:line-break/><text:tab/><text:tab/><text:tab/><text:tab/><text:tab/><text:tab/>&lt;div class="step act" id="step2"&gt;&lt;div class="separator"&gt;&lt;/div&gt;&lt;div class="stepNumber"&gt;2&lt;/div&gt; &lt;div class="stepTitle"&gt;Descrizione dell'immobile&lt;/div&gt;&lt;div class="clear"&gt;&lt;/div&gt;&lt;/div&gt;<text:line-break/><text:tab/><text:tab/><text:tab/><text:tab/><text:tab/>&lt;/div&gt;<text:line-break/><text:tab/><text:tab/><text:tab/><text:tab/><text:tab/><text:tab/><text:tab/><text:tab/><text:tab/>&lt;div class="tipo1"&gt;<text:line-break/><text:tab/><text:tab/><text:tab/><text:tab/><text:tab/><text:tab/>&lt;div class="step" id="step3"&gt;&lt;div class="separatorAct"&gt;&lt;/div&gt;&lt;div class="stepNumber"&gt;3&lt;/div&gt; &lt;div class="stepTitle"&gt;Indirizzo, mappa, foto e video&lt;/div&gt;&lt;div class="clear"&gt;&lt;/div&gt;&lt;/div&gt;<text:line-break/><text:tab/><text:tab/><text:tab/><text:tab/><text:tab/>&lt;/div&gt;<text:line-break/><text:tab/><text:tab/><text:tab/><text:tab/><text:tab/><text:tab/><text:tab/><text:tab/><text:tab/>&lt;div class="tipo1"&gt;<text:line-break/><text:soft-page-break/><text:tab/><text:tab/><text:tab/><text:tab/><text:tab/><text:tab/>&lt;div class="step" id="step4"&gt;&lt;div class="separator"&gt;&lt;/div&gt;&lt;div class="stepNumber"&gt;4&lt;/div&gt; &lt;div class="stepTitle"&gt;Visibilità sui portali&lt;/div&gt;&lt;div class="clear"&gt;&lt;/div&gt;&lt;/div&gt;<text:line-break/><text:tab/><text:tab/><text:tab/><text:tab/><text:tab/>&lt;/div&gt;<text:line-break/><text:tab/><text:tab/><text:tab/><text:tab/><text:tab/><text:tab/><text:tab/><text:tab/><text:tab/>&lt;div class="tipo1"&gt;<text:line-break/><text:tab/><text:tab/><text:tab/><text:tab/><text:tab/><text:tab/>&lt;div class="step" id="step5"&gt;&lt;div class="separator"&gt;&lt;/div&gt;&lt;div class="stepNumber"&gt;5&lt;/div&gt; &lt;div class="stepTitle"&gt;Riepilogo pubblicazione&lt;/div&gt;&lt;div class="clear"&gt;&lt;/div&gt;&lt;/div&gt;<text:line-break/><text:tab/><text:tab/><text:tab/><text:tab/><text:tab/>&lt;/div&gt;<text:line-break/><text:tab/><text:tab/><text:tab/><text:tab/><text:tab/><text:tab/><text:tab/><text:tab/><text:tab/><text:tab/><text:tab/><text:tab/><text:tab/>&lt;div id="stepCounter" class="tipo1"&gt;<text:line-break/><text:tab/><text:tab/><text:tab/><text:tab/><text:tab/><text:tab/>2 di 5<text:line-break/><text:tab/><text:tab/><text:tab/><text:tab/><text:tab/>&lt;/div&gt;<text:line-break/><text:tab/><text:tab/><text:tab/><text:tab/><text:tab/><text:tab/><text:tab/><text:tab/>&lt;div class="clear"&gt;&lt;/div&gt;<text:line-break/><text:tab/><text:tab/><text:tab/>&lt;/div&gt;<text:line-break/><text:tab/><text:tab/><text:tab/>&lt;div class="clear"&gt;&lt;/div&gt;<text:line-break/><text:tab/><text:tab/><text:tab/><text:tab/><text:tab/>&lt;/div&gt;<text:line-break/><text:tab/>&lt;div class="clear"&gt;&lt;/div&gt;<text:line-break/>&lt;/div&gt;<text:line-break/><text:line-break/><text:line-break/>&lt;script type="text/javascript"&gt;<text:line-break/><text:tab/>function toggleScadenza() {<text:line-break/><text:tab/><text:tab/>if (jQuery("#tipoMandato").val() != ""){<text:line-break/><text:tab/><text:tab/><text:tab/>jQuery("#gtxScadenzaMandato").removeAttr("disabled");<text:line-break/><text:tab/><text:tab/><text:tab/>jQuery("#gtxScadenzaMandato").attr("style","background:url('/img2/calendar_icon.png') no-repeat right !important;");<text:line-break/><text:tab/><text:tab/>} else {<text:line-break/><text:tab/><text:tab/><text:tab/>jQuery("#gtxScadenzaMandato").attr("disabled", "disabled");<text:line-break/><text:tab/><text:tab/><text:tab/>jQuery("#gtxScadenzaMandato").val("");<text:line-break/><text:tab/><text:tab/><text:tab/>jQuery("#gtxScadenzaMandato").attr("style","background:#CCCCCC !important;");<text:line-break/><text:tab/><text:tab/>}<text:line-break/><text:tab/>}<text:line-break/><text:line-break/><text:tab/>calendarInit(".calendarInput");<text:line-break/>&lt;/script&gt;<text:line-break/><text:line-break/>&lt;div class="gtx_insert_imm"&gt;<text:line-break/><text:line-break/>&lt;form method='post' name="dati" enctype="multipart/form-data"&gt;<text:line-break/>&lt;input type="hidden"</text:p>
      <text:p text:style-name="Standard"><text:s/>name="tipo" value="1"/&gt;<text:line-break/>&lt;div&gt;<text:line-break/><text:tab/>&lt;div class="main_title"&gt;<text:line-break/><text:tab/><text:tab/>Informazioni sull&amp;#39;immobile<text:line-break/><text:tab/><text:tab/><text:tab/><text:tab/><text:tab/>&lt;/div&gt;<text:line-break/><text:tab/>&lt;div class="contenuto_box"&gt;<text:line-break/><text:tab/><text:tab/>&lt;input type="hidden" name="step" value="2" /&gt;<text:line-break/><text:tab/><text:tab/><text:line-break/><text:tab/><text:tab/>&lt;div&gt;<text:line-break/><text:soft-page-break/><text:tab/><text:tab/> <text:s/>&lt;table class="gtx_tbl_dati_imm"&gt;<text:line-break/><text:tab/><text:tab/> <text:s text:c="3"/>&lt;tr&gt;<text:line-break/><text:tab/><text:tab/> <text:s text:c="5"/>&lt;td class="label first"&gt;<text:line-break/><text:tab/><text:tab/><text:tab/>Categoria:<text:line-break/><text:tab/><text:tab/> <text:s text:c="5"/>&lt;/td&gt;<text:line-break/><text:tab/><text:tab/> <text:s text:c="5"/>&lt;td&gt;<text:line-break/><text:tab/><text:tab/><text:tab/>&lt;input type="hidden" id="categoria" name="categoria" value="1"/&gt;<text:line-break/><text:tab/><text:tab/><text:tab/>Residenziale<text:tab/><text:tab/> <text:s text:c="5"/>&lt;/td&gt;<text:line-break/><text:line-break/><text:tab/><text:tab/> <text:s text:c="5"/>&lt;td class="label"&gt;<text:line-break/><text:tab/><text:tab/><text:tab/>&lt;span &gt;Fascia di prezzo:*&lt;/span&gt;<text:line-break/><text:tab/><text:tab/> <text:s text:c="5"/>&lt;/td&gt;<text:line-break/><text:tab/><text:tab/> <text:s text:c="5"/>&lt;td&gt;<text:line-break/><text:tab/><text:tab/><text:tab/>&lt;select <text:s/>name="fasciaprezzo" &gt;<text:line-break/><text:tab/><text:tab/><text:tab/> <text:s/>&lt;option value="" class="noselect"&gt;scegli&lt;/option&gt;<text:line-break/><text:tab/><text:tab/><text:tab/> <text:s/><text:tab/><text:tab/><text:tab/> <text:s/>&lt;option <text:s/>value='1'&gt;fino a 100.000 &amp;euro;&lt;/option&gt;<text:line-break/><text:tab/><text:tab/><text:tab/> <text:s/><text:tab/><text:tab/><text:tab/> <text:s/>&lt;option <text:s/>value='2'&gt;100.001 - 150.000 &amp;euro;&lt;/option&gt;<text:line-break/><text:tab/><text:tab/><text:tab/> <text:s/><text:tab/><text:tab/><text:tab/> <text:s/>&lt;option <text:s/>value='3'&gt;150.001 - 200.000 &amp;euro;&lt;/option&gt;<text:line-break/><text:tab/><text:tab/><text:tab/> <text:s/><text:tab/><text:tab/><text:tab/> <text:s/>&lt;option <text:s/>value='4'&gt;200.001 - 300.000 &amp;euro;&lt;/option&gt;<text:line-break/><text:tab/><text:tab/><text:tab/> <text:s/><text:tab/><text:tab/><text:tab/> <text:s/>&lt;option <text:s/>value='5'&gt;300.001 - 500.000 &amp;euro;&lt;/option&gt;<text:line-break/><text:tab/><text:tab/><text:tab/> <text:s/><text:tab/><text:tab/><text:tab/> <text:s/>&lt;option <text:s/>value='6'&gt;oltre 500.000 &amp;euro;&lt;/option&gt;<text:line-break/><text:tab/><text:tab/><text:tab/> <text:s/><text:tab/><text:tab/><text:tab/> <text:s/>&lt;option <text:s/>value='12'&gt;Trattative riservate&lt;/option&gt;<text:line-break/><text:tab/><text:tab/><text:tab/> <text:s/><text:tab/><text:tab/><text:tab/>&lt;/select&gt;<text:line-break/><text:tab/><text:tab/><text:tab/>&lt;a class="tip" href="#" onclick="return false" onMouseOver="showToolTip(this,event,'Campo obbligatorio',{width:'310px'})"&gt;&lt;img src="http://getrix.ekbl.net/img2/aiuto.gif"&gt;&lt;/a&gt;<text:line-break/><text:tab/><text:tab/><text:tab/>&lt;/td&gt;<text:line-break/><text:tab/><text:tab/><text:tab/><text:tab/>&lt;td class="label "&gt;<text:line-break/><text:tab/><text:tab/><text:tab/><text:tab/>Nr. Camere da letto:<text:line-break/><text:tab/><text:tab/><text:tab/>&lt;/td&gt;<text:line-break/><text:tab/><text:tab/><text:tab/>&lt;td&gt;<text:line-break/><text:tab/><text:tab/><text:tab/><text:tab/>&lt;input name="gtxNumeroCamereDaLetto" class="" onkeypress="return checkCurrencys(event);" value="" /&gt;<text:line-break/><text:tab/><text:tab/><text:tab/>&lt;/td&gt;<text:line-break/><text:tab/><text:tab/><text:tab/>&lt;td class="label "&gt; <text:line-break/><text:tab/><text:tab/><text:tab/><text:tab/>Anno&amp;nbsp;costruzione: <text:line-break/><text:tab/><text:tab/><text:tab/>&lt;/td&gt; <text:line-break/><text:tab/><text:tab/><text:tab/>&lt;td&gt; <text:line-break/><text:tab/><text:tab/><text:tab/><text:tab/>&lt;input name="gtxAnnoCostruzione" <text:s/>class="" onkeypress="return checkCurrencys(event);" value="" /&gt; <text:line-break/><text:tab/><text:tab/><text:tab/>&lt;/td&gt; <text:line-break/><text:tab/><text:tab/>&lt;/tr&gt;<text:line-break/><text:tab/><text:tab/>&lt;tr&gt;<text:line-break/><text:tab/><text:tab/><text:tab/>&lt;td class="label first"&gt;Codice Annuncio:&lt;/td&gt;<text:line-break/><text:tab/><text:tab/><text:tab/>&lt;td&gt;<text:line-break/><text:tab/><text:tab/><text:tab/><text:tab/>&lt;input type='text' <text:s/>name='codice' size='25' value="" onblur="checkUniqueCode(this);"&gt;<text:line-break/><text:tab/><text:tab/><text:tab/><text:tab/>&lt;a href="#" class="tip" onclick="return false" <text:soft-page-break/>onMouseOver="showToolTip(this,event,'Questo campo consente di inserire un codice alfanumerico univoco per permettere una facile identificazione dell\'immobile.&lt;br /&gt;Se il campo viene lasciato vuoto il sistema creer&amp;agrave automaticamente un codice per l\'immobile',{width:'310px'})"&gt;&lt;img src="http://getrix.ekbl.net/img2/aiuto.gif"&gt;&lt;/a&gt;<text:line-break/><text:tab/><text:tab/><text:tab/>&lt;/td&gt;<text:line-break/><text:tab/><text:tab/><text:tab/>&lt;td class="label"&gt;<text:line-break/><text:tab/><text:tab/><text:tab/><text:tab/>&lt;span &gt;<text:line-break/><text:tab/><text:tab/><text:tab/><text:tab/> <text:s/>Prezzo (&amp;euro;): <text:s/><text:tab/><text:tab/><text:tab/>&lt;/span&gt;<text:line-break/><text:tab/><text:tab/><text:tab/>&lt;/td&gt;<text:line-break/><text:tab/><text:tab/><text:tab/>&lt;td&gt;<text:line-break/><text:tab/><text:tab/><text:tab/><text:tab/>&lt;input type='text' name='prezzo' value="" onkeypress="return checkCurrencys(event);" &gt; &lt;a class="tip" href="#" onclick="return false" onMouseOver="showToolTip(this,event,'Inserire il prezzo in euro. Non inserire lettere o segni di punteggiatura. Le cifre decimali non vanno inserite.',{width:'310px'})"&gt;&lt;img src="http://getrix.ekbl.net/img2/aiuto.gif"&gt;&lt;/a&gt;<text:line-break/><text:tab/><text:tab/><text:tab/>&lt;/td&gt;<text:line-break/><text:tab/><text:tab/><text:tab/>&lt;td class="label "&gt;<text:line-break/><text:tab/><text:tab/><text:tab/><text:tab/>Nr. Soggiorno-Salotto:<text:line-break/><text:tab/><text:tab/><text:tab/>&lt;/td&gt;<text:line-break/><text:tab/><text:tab/><text:tab/>&lt;td&gt;<text:line-break/><text:tab/><text:tab/><text:tab/><text:tab/>&lt;input name="gtxNumeroSoggiornoSalotto" class="" onkeypress="return checkCurrencys(event);" value=""/&gt;<text:line-break/><text:tab/><text:tab/><text:tab/>&lt;/td&gt;<text:line-break/><text:tab/><text:tab/><text:tab/>&lt;td class="label"&gt;Piano:&lt;/td&gt;<text:line-break/><text:tab/><text:tab/><text:tab/>&lt;td&gt;<text:line-break/><text:tab/><text:tab/><text:tab/>&lt;select name="piano"&gt;<text:line-break/><text:tab/><text:tab/><text:tab/><text:tab/>&lt;option value="" class="noselect"&gt;scegli&lt;/option&gt;<text:line-break/><text:tab/><text:tab/><text:tab/><text:tab/><text:tab/><text:tab/><text:tab/><text:tab/><text:tab/>&lt;option <text:s/>value='1'&gt;interrato&lt;/option&gt;<text:line-break/><text:tab/><text:tab/><text:tab/><text:tab/><text:tab/><text:tab/><text:tab/><text:tab/><text:tab/>&lt;option <text:s/>value='2'&gt;seminterrato&lt;/option&gt;<text:line-break/><text:tab/><text:tab/><text:tab/><text:tab/><text:tab/><text:tab/><text:tab/><text:tab/><text:tab/>&lt;option <text:s/>value='3'&gt;piano terra&lt;/option&gt;<text:line-break/><text:tab/><text:tab/><text:tab/><text:tab/><text:tab/><text:tab/><text:tab/><text:tab/><text:tab/>&lt;option <text:s/>value='4'&gt;1&lt;/option&gt;<text:line-break/><text:tab/><text:tab/><text:tab/><text:tab/><text:tab/><text:tab/><text:tab/><text:tab/><text:tab/>&lt;option <text:s/>value='5'&gt;2&lt;/option&gt;<text:line-break/><text:tab/><text:tab/><text:tab/><text:tab/><text:tab/><text:tab/><text:tab/><text:tab/><text:tab/>&lt;option <text:s/>value='6'&gt;3&lt;/option&gt;<text:line-break/><text:tab/><text:tab/><text:tab/><text:tab/><text:tab/><text:tab/><text:tab/><text:tab/><text:tab/>&lt;option <text:s/>value='7'&gt;4&lt;/option&gt;<text:line-break/><text:tab/><text:tab/><text:tab/><text:tab/><text:tab/><text:tab/><text:tab/><text:tab/><text:tab/>&lt;option <text:s/>value='8'&gt;5&lt;/option&gt;<text:line-break/><text:tab/><text:tab/><text:tab/><text:tab/><text:tab/><text:tab/><text:tab/><text:tab/><text:tab/>&lt;option <text:s/>value='9'&gt;6&lt;/option&gt;<text:line-break/><text:tab/><text:tab/><text:tab/><text:tab/><text:tab/><text:tab/><text:tab/><text:tab/><text:tab/>&lt;option <text:s/>value='10'&gt;7&lt;/option&gt;<text:line-break/><text:tab/><text:tab/><text:tab/><text:tab/><text:tab/><text:tab/><text:tab/><text:tab/><text:tab/>&lt;option <text:s/>value='11'&gt;8&lt;/option&gt;<text:line-break/><text:tab/><text:tab/><text:tab/><text:tab/><text:tab/><text:tab/><text:tab/><text:tab/><text:tab/>&lt;option <text:s/>value='12'&gt;9&lt;/option&gt;<text:line-break/><text:tab/><text:tab/><text:tab/><text:tab/><text:tab/><text:tab/><text:tab/><text:tab/><text:tab/>&lt;option <text:s/>value='13'&gt;10&lt;/option&gt;<text:line-break/><text:tab/><text:tab/><text:tab/><text:tab/><text:tab/><text:tab/><text:tab/><text:tab/><text:tab/>&lt;option <text:s/>value='14'&gt;&gt;10&lt;/option&gt;<text:line-break/><text:tab/><text:tab/><text:tab/><text:tab/><text:tab/><text:tab/><text:tab/><text:tab/><text:tab/>&lt;option <text:s/>value='15'&gt;ultimo&lt;/option&gt;<text:line-break/><text:tab/><text:tab/><text:tab/><text:tab/><text:tab/><text:tab/><text:tab/><text:tab/><text:tab/>&lt;option <text:s/>value='16'&gt;piano rialzato&lt;/option&gt;<text:line-break/><text:tab/><text:tab/><text:tab/><text:tab/><text:tab/><text:tab/><text:tab/><text:tab/><text:tab/>&lt;option <text:s/>value='17'&gt;su piu' livelli&lt;/option&gt;<text:line-break/><text:tab/><text:tab/><text:tab/><text:tab/><text:tab/><text:tab/><text:tab/>&lt;/select&gt;<text:line-break/><text:soft-page-break/><text:tab/><text:tab/><text:tab/>&lt;/td&gt;<text:line-break/><text:tab/><text:tab/>&lt;/tr&gt;<text:line-break/><text:tab/><text:tab/>&lt;tr&gt;<text:line-break/><text:tab/><text:tab/><text:tab/>&lt;td class="label first"&gt;<text:line-break/><text:tab/><text:tab/><text:tab/><text:tab/>&lt;span &gt;Tipologia:*&lt;/span&gt;<text:line-break/><text:tab/><text:tab/><text:tab/>&lt;/td&gt;<text:line-break/><text:tab/><text:tab/><text:tab/>&lt;td&gt;<text:line-break/><text:tab/><text:tab/><text:tab/><text:tab/>&lt;select name="tipologia" <text:s/>onchange="checkIfEsente( this )"&gt;<text:line-break/><text:tab/><text:tab/><text:tab/><text:tab/>&lt;option value="" class="noselect"&gt;scegli&lt;/option&gt;<text:line-break/><text:tab/><text:tab/><text:tab/><text:tab/><text:tab/><text:tab/><text:tab/><text:tab/><text:tab/>&lt;option <text:s/>value='14'&gt;Altro&lt;/option&gt;<text:line-break/><text:tab/><text:tab/><text:tab/><text:tab/><text:tab/><text:tab/><text:tab/><text:tab/><text:tab/>&lt;option <text:s/>value='4'&gt;Appartamento&lt;/option&gt;<text:line-break/><text:tab/><text:tab/><text:tab/><text:tab/><text:tab/><text:tab/><text:tab/><text:tab/><text:tab/>&lt;option <text:s/>value='5'&gt;Attico / Mansarda&lt;/option&gt;<text:line-break/><text:tab/><text:tab/><text:tab/><text:tab/><text:tab/><text:tab/><text:tab/><text:tab/><text:tab/>&lt;option <text:s/>value='6'&gt;Box / Garage&lt;/option&gt;<text:line-break/><text:tab/><text:tab/><text:tab/><text:tab/><text:tab/><text:tab/><text:tab/><text:tab/><text:tab/>&lt;option <text:s/>value='7'&gt;Casa indipendente&lt;/option&gt;<text:line-break/><text:tab/><text:tab/><text:tab/><text:tab/><text:tab/><text:tab/><text:tab/><text:tab/><text:tab/>&lt;option <text:s/>value='31'&gt;Loft / Open Space&lt;/option&gt;<text:line-break/><text:tab/><text:tab/><text:tab/><text:tab/><text:tab/><text:tab/><text:tab/><text:tab/><text:tab/>&lt;option <text:s/>value='10'&gt;Palazzo / Stabile&lt;/option&gt;<text:line-break/><text:tab/><text:tab/><text:tab/><text:tab/><text:tab/><text:tab/><text:tab/><text:tab/><text:tab/>&lt;option <text:s/>value='11'&gt;Rustico / Casale&lt;/option&gt;<text:line-break/><text:tab/><text:tab/><text:tab/><text:tab/><text:tab/><text:tab/><text:tab/><text:tab/><text:tab/>&lt;option <text:s/>value='12'&gt;Villa&lt;/option&gt;<text:line-break/><text:tab/><text:tab/><text:tab/><text:tab/><text:tab/><text:tab/><text:tab/><text:tab/><text:tab/>&lt;option <text:s/>value='13'&gt;Villetta a schiera&lt;/option&gt;<text:line-break/><text:tab/><text:tab/><text:tab/><text:tab/><text:tab/><text:tab/><text:tab/>&lt;/select&gt; <text:line-break/><text:tab/><text:tab/><text:tab/>&lt;a class="tip" href="#" onclick="return false" onMouseOver="showToolTip(this,event,'Campo obbligatorio',{width:'310px'})"&gt;&lt;img src="http://getrix.ekbl.net/img2/aiuto.gif"&gt;&lt;/a&gt;<text:line-break/><text:tab/><text:tab/>&lt;/td&gt;<text:line-break/><text:line-break/><text:tab/><text:tab/> <text:s text:c="5"/>&lt;td class="label"&gt;<text:line-break/><text:tab/><text:tab/><text:tab/>Numero locali:<text:line-break/><text:tab/><text:tab/> <text:s text:c="5"/>&lt;/td&gt;<text:line-break/><text:tab/><text:tab/> <text:s text:c="5"/>&lt;td&gt;<text:line-break/><text:tab/><text:tab/><text:tab/>&lt;select name="locali"&gt;<text:line-break/><text:tab/><text:tab/><text:tab/> <text:s/>&lt;option value="" class="noselect"&gt;scegli&lt;/option&gt;<text:line-break/><text:tab/><text:tab/><text:tab/> <text:s/><text:tab/><text:tab/><text:tab/> <text:s/>&lt;option <text:s/>value='1'&gt;1 &lt;/option&gt;<text:line-break/><text:tab/><text:tab/><text:tab/> <text:s/><text:tab/><text:tab/><text:tab/> <text:s/>&lt;option <text:s/>value='2'&gt;2 &lt;/option&gt;<text:line-break/><text:tab/><text:tab/><text:tab/> <text:s/><text:tab/><text:tab/><text:tab/> <text:s/>&lt;option <text:s/>value='3'&gt;3 &lt;/option&gt;<text:line-break/><text:tab/><text:tab/><text:tab/> <text:s/><text:tab/><text:tab/><text:tab/> <text:s/>&lt;option <text:s/>value='4'&gt;4 &lt;/option&gt;<text:line-break/><text:tab/><text:tab/><text:tab/> <text:s/><text:tab/><text:tab/><text:tab/> <text:s/>&lt;option <text:s/>value='5'&gt;5 &lt;/option&gt;<text:line-break/><text:tab/><text:tab/><text:tab/> <text:s/><text:tab/><text:tab/><text:tab/> <text:s/>&lt;option <text:s/>value='&gt;5'&gt;&gt;5 &lt;/option&gt;<text:line-break/><text:tab/><text:tab/><text:tab/> <text:s/><text:tab/><text:tab/><text:tab/>&lt;/select&gt;<text:line-break/><text:tab/><text:tab/> <text:s text:c="5"/>&lt;/td&gt;<text:line-break/><text:line-break/><text:tab/><text:tab/> <text:s text:c="5"/>&lt;td class="label "&gt;<text:line-break/><text:tab/><text:tab/><text:tab/>Nr.&amp;nbsp;Altre&amp;nbsp;camere-stanze:<text:line-break/><text:soft-page-break/><text:tab/><text:tab/> <text:s text:c="5"/>&lt;/td&gt;<text:line-break/><text:tab/><text:tab/> <text:s text:c="5"/>&lt;td&gt;<text:line-break/><text:tab/><text:tab/><text:tab/>&lt;input name="gtxNumeroAltreCamereStanze" class="" onkeypress="return checkCurrencys(event);" value=""/&gt;<text:line-break/><text:tab/><text:tab/> <text:s text:c="5"/>&lt;/td&gt;<text:line-break/><text:line-break/><text:tab/><text:tab/><text:tab/>&lt;td class="label "&gt;<text:line-break/><text:tab/><text:tab/><text:tab/><text:tab/>Nr. Totale piani:<text:line-break/><text:tab/><text:tab/><text:tab/>&lt;/td&gt;<text:line-break/><text:tab/><text:tab/><text:tab/>&lt;td&gt;<text:line-break/><text:tab/><text:tab/><text:tab/><text:tab/>&lt;input name="numeroPiani" value="" size="3" maxlength="3" onkeypress="return checkCurrencys(event);" /&gt;<text:line-break/><text:tab/><text:tab/><text:tab/>&lt;/td&gt;<text:line-break/><text:tab/><text:tab/>&lt;/tr&gt;<text:line-break/><text:tab/><text:tab/>&lt;tr&gt;<text:line-break/><text:tab/><text:tab/><text:tab/>&lt;td class="label first"&gt;Stato:&lt;/td&gt;<text:line-break/><text:tab/><text:tab/><text:tab/>&lt;td&gt;<text:line-break/><text:tab/><text:tab/><text:tab/><text:tab/>&lt;select name="stato" onchange="if (this.value==1) document.getElementById('campiCantiere').style.display='block'; else document.getElementById('campiCantiere').style.display='none';"&gt;<text:line-break/><text:tab/><text:tab/><text:tab/><text:tab/><text:tab/>&lt;option value="" class="noselect"&gt;scegli&lt;/option&gt;<text:line-break/><text:tab/><text:tab/><text:tab/><text:tab/><text:tab/><text:tab/><text:tab/><text:tab/><text:tab/><text:tab/>&lt;option <text:s/>value='2'&gt;Buono/Abitabile&lt;/option&gt;<text:line-break/><text:tab/><text:tab/><text:tab/><text:tab/><text:tab/><text:tab/><text:tab/><text:tab/><text:tab/><text:tab/>&lt;option <text:s/>value='5'&gt;Da ristrutturare&lt;/option&gt;<text:line-break/><text:tab/><text:tab/><text:tab/><text:tab/><text:tab/><text:tab/><text:tab/><text:tab/><text:tab/><text:tab/>&lt;option <text:s/>value='1'&gt;Nuovo/In costruzione&lt;/option&gt;<text:line-break/><text:tab/><text:tab/><text:tab/><text:tab/><text:tab/><text:tab/><text:tab/><text:tab/><text:tab/><text:tab/>&lt;option <text:s/>value='6'&gt;Ottimo/Ristrutturato&lt;/option&gt;<text:line-break/><text:tab/><text:tab/><text:tab/><text:tab/><text:tab/><text:tab/><text:tab/><text:tab/>&lt;/select&gt;<text:line-break/><text:tab/><text:tab/><text:tab/>&lt;/td&gt;<text:line-break/><text:line-break/><text:tab/><text:tab/> <text:s text:c="5"/>&lt;td class="label"&gt;<text:line-break/><text:tab/><text:tab/><text:tab/>&lt;span &gt;Superficie (mq):*&lt;/span&gt;<text:line-break/><text:tab/><text:tab/> <text:s text:c="5"/>&lt;/td&gt;<text:line-break/><text:tab/><text:tab/> <text:s text:c="5"/>&lt;td&gt;<text:line-break/><text:tab/><text:tab/><text:tab/>&lt;input type='text' name='superficie' <text:s/>onkeypress="return checkCurrencys(event);" value="" &gt; &lt;a class="tip" href="#" onclick="return false" onMouseOver="showToolTip(this,event,'Campo obbligatorio. La superficie va espressa in metri quadrati. Non inserire lettere o segni di punteggiatura ma solo un numero intero.',{width:'310px'})"&gt;&lt;img src="http://getrix.ekbl.net/img2/aiuto.gif"&gt;&lt;/a&gt;<text:line-break/><text:tab/><text:tab/> <text:s text:c="5"/>&lt;/td&gt;<text:line-break/><text:tab/><text:tab/><text:tab/><text:tab/>&lt;td class="label "&gt;<text:line-break/><text:tab/><text:tab/><text:tab/><text:tab/><text:tab/>Nr. Posti auto:<text:line-break/><text:tab/><text:tab/><text:tab/><text:tab/>&lt;/td&gt;<text:line-break/><text:tab/><text:tab/><text:tab/><text:tab/>&lt;td&gt;<text:line-break/><text:tab/><text:tab/><text:tab/><text:tab/><text:tab/>&lt;input name="gtxNumeroPostiAuto" class="" onkeypress="return checkCurrencys(event);" value=""/&gt;<text:line-break/><text:tab/><text:tab/><text:tab/><text:tab/>&lt;/td&gt;<text:line-break/><text:tab/><text:tab/><text:tab/><text:tab/>&lt;td class="label"&gt;Tipo Propriet&amp;agrave;&lt;/td&gt;<text:line-break/><text:tab/><text:tab/><text:tab/><text:tab/>&lt;td&gt;<text:line-break/><text:tab/><text:tab/><text:tab/><text:tab/><text:tab/>&lt;select name="tipoProprieta"&gt;<text:line-break/><text:soft-page-break/><text:tab/><text:tab/><text:tab/><text:tab/><text:tab/><text:tab/>&lt;option value="" class="noselect"&gt;scegli&lt;/option&gt;<text:line-break/><text:tab/><text:tab/><text:tab/><text:tab/><text:tab/><text:tab/><text:tab/><text:tab/><text:tab/><text:tab/><text:tab/><text:tab/><text:tab/>&lt;option <text:s/>value='1'&gt;intera propriet&amp;agrave;&lt;/option&gt;<text:line-break/><text:tab/><text:tab/><text:tab/><text:tab/><text:tab/><text:tab/><text:tab/><text:tab/><text:tab/><text:tab/><text:tab/><text:tab/><text:tab/>&lt;option <text:s/>value='5'&gt;nuda propriet&amp;agrave;&lt;/option&gt;<text:line-break/><text:tab/><text:tab/><text:tab/><text:tab/><text:tab/><text:tab/><text:tab/><text:tab/><text:tab/><text:tab/><text:tab/><text:tab/><text:tab/>&lt;option <text:s/>value='9'&gt;parziale propriet&amp;agrave;&lt;/option&gt;<text:line-break/><text:tab/><text:tab/><text:tab/><text:tab/><text:tab/><text:tab/><text:tab/><text:tab/><text:tab/><text:tab/><text:tab/><text:tab/><text:tab/>&lt;option <text:s/>value='13'&gt;usufrutto&lt;/option&gt;<text:line-break/><text:tab/><text:tab/><text:tab/><text:tab/><text:tab/><text:tab/><text:tab/><text:tab/><text:tab/><text:tab/><text:tab/><text:tab/><text:tab/>&lt;option <text:s/>value='17'&gt;multipropriet&amp;agrave;&lt;/option&gt;<text:line-break/><text:tab/><text:tab/><text:tab/><text:tab/><text:tab/><text:tab/><text:tab/><text:tab/><text:tab/><text:tab/><text:tab/><text:tab/><text:tab/>&lt;option <text:s/>value='21'&gt;diritto di superficie&lt;/option&gt;<text:line-break/><text:tab/><text:tab/><text:tab/><text:tab/><text:tab/><text:tab/><text:tab/><text:tab/><text:tab/><text:tab/><text:tab/>&lt;/select&gt;<text:line-break/><text:tab/><text:tab/><text:tab/><text:tab/>&lt;/td&gt;<text:line-break/><text:tab/><text:tab/><text:tab/>&lt;/tr&gt;<text:line-break/><text:tab/><text:tab/> <text:s text:c="3"/>&lt;tr&gt;<text:line-break/><text:tab/><text:tab/> <text:s text:c="5"/>&lt;td class="label first"&gt;Tipo Mandato:&lt;/td&gt;<text:line-break/><text:tab/><text:tab/> <text:s text:c="5"/>&lt;td&gt;<text:line-break/><text:tab/><text:tab/><text:tab/><text:tab/>&lt;select id="tipoMandato" name="tipoMandato" onchange="toggleScadenza();"&gt;<text:line-break/><text:tab/><text:tab/><text:tab/><text:tab/><text:tab/>&lt;option value="" class="noselect"&gt;scegli&lt;/option&gt;<text:line-break/><text:tab/><text:tab/><text:tab/><text:tab/><text:tab/><text:tab/><text:tab/><text:tab/><text:tab/><text:tab/><text:tab/>&lt;option <text:s/>value='1'&gt;Esclusiva&lt;/option&gt;<text:line-break/><text:tab/><text:tab/><text:tab/><text:tab/><text:tab/><text:tab/><text:tab/><text:tab/><text:tab/><text:tab/><text:tab/>&lt;option <text:s/>value='2'&gt;Co-Esclusiva&lt;/option&gt;<text:line-break/><text:tab/><text:tab/><text:tab/><text:tab/><text:tab/><text:tab/><text:tab/><text:tab/><text:tab/><text:tab/><text:tab/>&lt;option <text:s/>value='3'&gt;Verbale&lt;/option&gt;<text:line-break/><text:tab/><text:tab/><text:tab/><text:tab/><text:tab/><text:tab/><text:tab/><text:tab/><text:tab/><text:tab/><text:tab/>&lt;option <text:s/>value='4'&gt;Nessun Mandato&lt;/option&gt;<text:line-break/><text:tab/><text:tab/><text:tab/><text:tab/><text:tab/><text:tab/><text:tab/><text:tab/><text:tab/>&lt;/select&gt;<text:line-break/><text:tab/><text:tab/> <text:s text:c="5"/>&lt;/td&gt;<text:line-break/><text:tab/><text:tab/> <text:s text:c="5"/>&lt;td class="label"&gt;Proprietario:&lt;/td&gt;<text:line-break/><text:tab/><text:tab/><text:tab/><text:tab/>&lt;td colspan="1"&gt;<text:line-break/><text:tab/><text:tab/><text:tab/><text:tab/>&lt;div id="loader" style="position: relative;top:30px;left:0px;display:none;"&gt;<text:line-break/><text:tab/><text:tab/><text:tab/><text:tab/><text:tab/>&lt;img src="http://getrix.ekbl.net/img2/loader7.gif" border="none"/&gt;<text:line-break/><text:tab/><text:tab/><text:tab/><text:tab/>&lt;/div&gt;<text:line-break/><text:tab/><text:tab/><text:tab/><text:tab/>&lt;div id="search_suggest" style="width:195px;max-height:300px;overflow:auto;position:absolute;margin-top:22px;display:none;z-index: 100;"&gt;&lt;/div&gt;<text:line-break/><text:tab/><text:tab/><text:tab/><text:tab/>&lt;input type="hidden" value="" name="gtxIdContatto" id="gtxIdContatto" /&gt;<text:line-break/><text:tab/><text:tab/><text:tab/><text:tab/>&lt;input type="text" style="width:50%;" id="nameSuggestion" name="idCont" onkeyup="searchSuggest('dati','pagina_richieste');" onFocus="searchSuggest('dati','pagina_richieste');document.getElementById('search_suggest').style.display='block';" autocomplete="off" onblur="mustMatch();displayNone('search_suggest');" value=""/&gt;<text:line-break/><text:tab/><text:tab/><text:tab/><text:tab/>&lt;a href="javascript:;" onclick="document.getElementById('gtxIdContatto').value='';document.getElementById('nameSuggestion').value='';"&gt;&amp;nbsp;Annulla&lt;/a&gt;<text:line-break/><text:tab/><text:tab/><text:tab/>&lt;/td&gt;<text:line-break/><text:soft-page-break/><text:tab/><text:tab/><text:tab/><text:tab/>&lt;td class="label"&gt;Classe Immobile:&lt;/td&gt;<text:line-break/><text:tab/><text:tab/><text:tab/><text:tab/>&lt;td&gt;<text:line-break/><text:tab/><text:tab/><text:tab/><text:tab/><text:tab/>&lt;select name="classeImmobile"&gt;<text:line-break/><text:tab/><text:tab/><text:tab/><text:tab/><text:tab/><text:tab/>&lt;option value="" class="noselect"&gt;scegli&lt;/option&gt;<text:line-break/><text:tab/><text:tab/><text:tab/><text:tab/><text:tab/><text:tab/><text:tab/><text:tab/><text:tab/><text:tab/><text:tab/><text:tab/><text:tab/>&lt;option <text:s/>value='1'&gt;Signorile&lt;/option&gt;<text:line-break/><text:tab/><text:tab/><text:tab/><text:tab/><text:tab/><text:tab/><text:tab/><text:tab/><text:tab/><text:tab/><text:tab/><text:tab/><text:tab/>&lt;option <text:s/>value='3'&gt;Media&lt;/option&gt;<text:line-break/><text:tab/><text:tab/><text:tab/><text:tab/><text:tab/><text:tab/><text:tab/><text:tab/><text:tab/><text:tab/><text:tab/><text:tab/><text:tab/>&lt;option <text:s/>value='5'&gt;Economica&lt;/option&gt;<text:line-break/><text:tab/><text:tab/><text:tab/><text:tab/><text:tab/><text:tab/><text:tab/><text:tab/><text:tab/><text:tab/><text:tab/>&lt;/select&gt;<text:line-break/><text:tab/><text:tab/><text:tab/><text:tab/>&lt;/td&gt;<text:line-break/><text:tab/><text:tab/><text:tab/><text:tab/>&lt;td class="label"&gt;<text:line-break/><text:tab/><text:tab/><text:tab/><text:tab/><text:tab/><text:tab/>Terreno&amp;nbsp;di&amp;nbsp;propriet&amp;agrave;:<text:line-break/><text:tab/><text:tab/><text:tab/><text:tab/>&lt;/td&gt;<text:line-break/><text:tab/><text:tab/><text:tab/><text:tab/>&lt;td style="padding-top:5px;"&gt;<text:line-break/><text:tab/><text:tab/><text:tab/><text:tab/><text:tab/>&lt;input id="terreno_proprieta" type="text" name="terreno_proprieta" onkeypress="return checkCurrencys(event);" value="" /&gt;<text:line-break/><text:tab/><text:tab/><text:tab/><text:tab/><text:tab/>&lt;a class="tip" onMouseOver="showToolTip(this,event,'La superficie del terreno di proprietà va espressa in metri quadri attraverso interi senza virgola',{width:'310px'})"&gt;&lt;img src="http://getrix.ekbl.net/img2/aiuto.gif"&gt;&lt;/a&gt;<text:line-break/><text:tab/><text:tab/><text:tab/><text:tab/>&lt;/td&gt;<text:line-break/><text:tab/><text:tab/>&lt;/tr&gt;<text:line-break/><text:tab/><text:tab/>&lt;tr&gt;<text:line-break/><text:tab/><text:tab/><text:tab/><text:tab/>&lt;td class="label first"&gt;<text:line-break/><text:tab/><text:tab/><text:tab/><text:tab/><text:tab/>Scad. Mandato:<text:line-break/><text:tab/><text:tab/><text:tab/><text:tab/>&lt;/td&gt;<text:line-break/><text:tab/><text:tab/><text:tab/><text:tab/>&lt;td&gt;<text:line-break/><text:tab/><text:tab/><text:tab/><text:tab/><text:tab/>&lt;input name="gtxScadenzaMandato" id="gtxScadenzaMandato" class="calendarInput " value="" autocomplete="off" style="background:#CCCCCC !important;" disabled="disabled" /&gt;<text:line-break/><text:tab/><text:tab/><text:tab/><text:tab/>&lt;/td&gt;<text:line-break/><text:tab/><text:tab/> <text:s text:c="5"/><text:tab/><text:line-break/><text:tab/><text:tab/><text:tab/><text:tab/><text:tab/><text:tab/><text:tab/><text:line-break/><text:tab/><text:tab/><text:tab/><text:tab/><text:tab/>&lt;td class="label"&gt;Spese&amp;nbsp;cond.&amp;nbsp;(mensili):&lt;/td&gt;<text:line-break/><text:tab/><text:tab/><text:tab/><text:tab/><text:tab/>&lt;td&gt;<text:line-break/><text:tab/><text:tab/><text:tab/><text:tab/><text:tab/><text:tab/>&lt;input type='text' name='spese_condominiali' id="spese_condominiali" size='15' maxlength="200" onkeypress="return checkCurrencys(event);"</text:p>
      <text:p text:style-name="Standard"><text:s/>value=""/&gt; &lt;a class="tip" onMouseOver="showToolTip(this,event,'Inserire il prezzo in euro. Non inserire lettere o segni di punteggiatura. Le cifre decimali non vanno inserite.',{width:'310px'})"&gt;&lt;img src="http://getrix.ekbl.net/img2/aiuto.gif"&gt;&lt;/a&gt;<text:line-break/><text:tab/><text:tab/><text:tab/><text:tab/><text:tab/>&lt;/td&gt;<text:line-break/><text:tab/><text:tab/><text:tab/><text:tab/><text:tab/>&lt;td class="label"&gt;Immobile in asta:&lt;/td&gt;<text:line-break/><text:tab/><text:tab/><text:tab/><text:tab/><text:tab/>&lt;td style="padding-top:5px;"&gt;<text:line-break/><text:tab/><text:tab/><text:tab/><text:tab/><text:tab/><text:tab/>&lt;input id="in_asta" type="checkbox" name="in_asta" <text:s/>style="border:none;"&gt;<text:line-break/><text:tab/><text:tab/><text:tab/><text:tab/><text:tab/>&lt;/td&gt;<text:line-break/><text:tab/><text:tab/><text:tab/><text:tab/><text:tab/><text:tab/><text:tab/><text:tab/><text:tab/><text:tab/>&lt;td class="label"&gt;Immobile a reddito:&lt;/td&gt;<text:line-break/><text:tab/><text:tab/><text:tab/><text:tab/>&lt;td align="left"&gt;<text:line-break/><text:tab/><text:tab/><text:tab/><text:tab/><text:tab/>&lt;input id="a_reddito" type="checkbox" name="a_reddito" <text:s/>/&gt;<text:line-break/><text:tab/><text:tab/><text:tab/><text:tab/>&lt;/td&gt;<text:line-break/><text:soft-page-break/><text:tab/><text:tab/><text:tab/><text:tab/><text:tab/><text:tab/>&lt;/tr&gt;<text:line-break/><text:tab/><text:tab/><text:tab/>&lt;tr&gt;<text:line-break/><text:tab/><text:tab/><text:tab/><text:tab/>&lt;td class="label first"&gt;<text:line-break/><text:tab/><text:tab/><text:tab/><text:tab/><text:tab/>Libero: <text:line-break/><text:tab/><text:tab/><text:tab/><text:tab/>&lt;/td&gt;<text:line-break/> <text:s text:c="15"/>&lt;td&gt;<text:line-break/><text:tab/><text:tab/><text:tab/><text:tab/><text:tab/>&lt;label&gt;&lt;input style="width:20px;border:none;" onchange="this.blur()" name="libero" type="radio" onclick="this.blur();" value="1" &gt;&lt;span class="label"&gt;Si&lt;/span&gt;&lt;/label&gt;<text:line-break/><text:tab/><text:tab/><text:tab/><text:tab/><text:tab/>&lt;label&gt;&lt;input style="width:20px;border:none;" onchange="this.blur()" name="libero" type="radio" onclick="this.blur();" value="0" &gt;&lt;span class="label"&gt;No&lt;/span&gt;&lt;/label&gt;<text:line-break/><text:tab/><text:tab/><text:tab/><text:tab/>&lt;/td&gt;<text:line-break/><text:tab/><text:tab/><text:tab/><text:tab/><text:tab/>&lt;td class="label"&gt;<text:line-break/><text:tab/><text:tab/><text:tab/><text:tab/><text:tab/><text:tab/>Spese:<text:line-break/><text:tab/><text:tab/><text:tab/><text:tab/><text:tab/>&lt;/td&gt;<text:line-break/><text:tab/><text:tab/><text:tab/><text:tab/><text:tab/>&lt;td&gt;<text:line-break/><text:tab/><text:tab/><text:tab/><text:tab/><text:tab/><text:tab/>&lt;input type='text' name='spese' size='15' maxlength="200" onkeypress="return checkCurrencys(event);" value=""&gt; &lt;a class="tip" href="#" onclick="return false" onMouseOver="showToolTip(this,event,'Indicare se sono previste spese aggiuntive ed eventualmente specificare l\'importo',{width:'310px'})"&gt;&lt;img src="http://getrix.ekbl.net/img2/aiuto.gif"&gt;&lt;/a&gt;<text:line-break/><text:tab/><text:tab/><text:tab/><text:tab/><text:tab/>&lt;/td&gt;<text:line-break/><text:tab/><text:tab/><text:tab/><text:tab/><text:tab/><text:tab/><text:tab/>&lt;/tr&gt;<text:line-break/><text:line-break/><text:tab/><text:tab/>&lt;/table&gt;<text:line-break/><text:tab/><text:tab/><text:tab/>&lt;div class="gtx_linea_separazione"&gt;&lt;/div&gt;<text:line-break/><text:tab/><text:tab/><text:tab/>&lt;div id="box_classe_energetica"&gt;<text:line-break/><text:tab/><text:tab/><text:tab/><text:tab/>&lt;style type="text/css"&gt;<text:line-break/><text:tab/><text:line-break/><text:tab/><text:tab/>#puls_conferma_dati, #puls_annulla_dati{<text:line-break/><text:tab/><text:tab/><text:tab/>float:left;<text:line-break/><text:tab/><text:tab/><text:tab/>background-image:url( "../img2/puls-conferma-dati-default.png" );<text:line-break/><text:tab/><text:tab/><text:tab/>height: 37px;<text:line-break/><text:tab/><text:tab/><text:tab/>width: 141px;<text:line-break/><text:tab/><text:tab/><text:tab/>cursor:pointer;<text:line-break/><text:tab/><text:tab/><text:tab/>background-position:top left;<text:line-break/><text:tab/><text:tab/>}<text:line-break/><text:tab/> <text:tab/>#puls_annulla_dati{<text:line-break/><text:tab/><text:tab/><text:tab/>float:right;<text:line-break/><text:tab/><text:tab/><text:tab/>background-image:url( "../img2/puls-annulla.png" );<text:line-break/><text:tab/><text:tab/>}<text:line-break/><text:tab/><text:tab/>#puls_conferma_dati:hover, #puls_annulla_dati:hover{<text:line-break/><text:tab/><text:tab/><text:tab/>background-position:bottom left;<text:line-break/><text:tab/><text:tab/>}<text:line-break/><text:tab/><text:tab/>#richiestaBox_content{<text:line-break/><text:tab/><text:tab/><text:tab/>padding:25px;<text:line-break/><text:tab/><text:tab/>}<text:line-break/><text:tab/><text:tab/>#pulsanti{<text:line-break/><text:tab/><text:tab/><text:tab/>margin-left: 75px;<text:line-break/><text:tab/><text:tab/><text:tab/>margin-top: 25px;<text:line-break/><text:tab/><text:tab/><text:tab/>width: 385px;<text:line-break/><text:soft-page-break/><text:tab/><text:tab/>}<text:line-break/><text:tab/><text:tab/>table#form_classe_energetica th{<text:line-break/><text:tab/><text:tab/><text:tab/>width:125px;<text:line-break/><text:tab/><text:tab/>}<text:line-break/><text:tab/><text:line-break/>&lt;/style&gt;<text:line-break/>&lt;script type="text/javascript"&gt;<text:line-break/><text:tab/><text:line-break/><text:tab/><text:tab/>function underlineIt( active,item ){<text:line-break/><text:tab/><text:tab/><text:tab/>if(typeof active == 'undefined')<text:line-break/><text:tab/><text:tab/><text:tab/><text:tab/>return false;<text:line-break/><text:tab/><text:tab/><text:tab/>if( active==true )<text:line-break/><text:tab/><text:tab/><text:tab/><text:tab/>item.style.textDecoration="underline";<text:line-break/><text:tab/><text:tab/><text:tab/>else<text:line-break/><text:tab/><text:tab/><text:tab/><text:tab/>item.style.textDecoration="none";<text:line-break/><text:tab/><text:tab/>}<text:line-break/><text:line-break/><text:tab/><text:tab/>function setDefaultIpe(){<text:line-break/><text:tab/><text:tab/><text:tab/>var umSelected=document.getElementById( 'ipe_unita_misura' ).value;<text:line-break/><text:tab/><text:tab/><text:tab/>if( umSelected==defaultUmMq ){<text:line-break/><text:tab/><text:tab/><text:tab/><text:tab/>document.getElementById( 'ipe' ).value=defaultIpeMq;<text:line-break/><text:tab/><text:tab/><text:tab/>}else if (umSelected==defaultUmMc ) {<text:line-break/><text:tab/><text:tab/><text:tab/><text:tab/>document.getElementById( 'ipe' ).value=defaultIpeMc; <text:line-break/><text:tab/><text:tab/><text:tab/>}else {<text:line-break/><text:tab/><text:tab/><text:tab/><text:tab/>document.getElementById( 'ipe' ).value=''; <text:line-break/><text:tab/><text:tab/><text:tab/>} <text:line-break/><text:line-break/><text:tab/><text:tab/><text:tab/>document.getElementById( 'hidden_ipe' ).value=hiddenIpeDefault;<text:line-break/><text:tab/><text:tab/>}<text:line-break/><text:line-break/><text:tab/><text:tab/>function gestioneClasseEnergetica(){<text:line-break/><text:tab/><text:tab/><text:tab/>if(document.getElementById( 'hidden_ipe' ).value == "" ){<text:line-break/><text:tab/><text:tab/><text:tab/><text:tab/>document.dati.callback.value='submit';<text:line-break/><text:tab/><text:tab/><text:tab/><text:tab/>createIpeConfirmWindow( document.getElementById( 'esente' ).checked );<text:line-break/><text:tab/><text:tab/><text:tab/><text:tab/>//return false;<text:line-break/><text:tab/><text:tab/><text:tab/>}<text:line-break/><text:tab/><text:tab/><text:tab/>else{<text:line-break/><text:tab/><text:tab/><text:tab/><text:tab/>f_desc_delete();document.dati.callback.value='submit';window.document.dati.submit();<text:line-break/><text:tab/><text:tab/><text:tab/>}<text:line-break/><text:tab/><text:tab/>}<text:line-break/><text:line-break/><text:tab/><text:tab/>function gestioneCheckBoxEsente( elem ){<text:line-break/><text:tab/><text:tab/><text:tab/>if ( elem.disabled!==true ) { <text:line-break/><text:tab/><text:tab/><text:tab/><text:tab/>if ( elem.checked==true ) <text:line-break/><text:tab/><text:tab/><text:tab/><text:tab/><text:tab/>elem.checked=false; <text:line-break/><text:tab/><text:tab/><text:tab/><text:tab/>else{ <text:line-break/><text:tab/><text:tab/><text:tab/><text:tab/><text:tab/>elem.checked=true; <text:line-break/><text:tab/><text:tab/><text:tab/><text:tab/>} <text:line-break/><text:tab/><text:tab/><text:tab/><text:tab/>disableAll( elem ); <text:line-break/> <text:s text:c="23"/>}<text:line-break/><text:soft-page-break/><text:tab/><text:tab/>}<text:line-break/><text:tab/><text:tab/><text:line-break/><text:tab/><text:tab/>function disableIPE ( elem ) { <text:line-break/><text:line-break/><text:tab/><text:tab/><text:tab/>if ( elem==classeEnergergeticaNonClassificabile ) { <text:line-break/><text:tab/><text:tab/><text:tab/><text:tab/>document.getElementById( 'ipe' ).disabled=true; <text:line-break/><text:tab/><text:tab/><text:tab/><text:tab/>document.getElementById( 'ipe_unita_misura' ).disabled=true; <text:line-break/><text:tab/><text:tab/><text:tab/><text:tab/>//document.getElementById( 'certificato' ).disabled=true; <text:line-break/><text:tab/><text:tab/><text:tab/><text:tab/>document.getElementById( 'default_link' ).style.display="none"; <text:line-break/><text:tab/><text:tab/><text:tab/><text:tab/>document.getElementById( 'default_link_text' ).style.display="block"; <text:line-break/><text:tab/><text:tab/><text:tab/><text:tab/>document.getElementById( 'esente' ).disabled=true; <text:line-break/><text:tab/><text:tab/><text:tab/><text:tab/>document.getElementById( 'label_esente' ).disabled=true; <text:line-break/><text:tab/><text:tab/><text:tab/><text:tab/>if( document.getElementById( 'hidden_ipe' ).value=='' ) <text:line-break/><text:tab/><text:tab/><text:tab/><text:tab/><text:tab/>setHiddenIpe(); <text:line-break/><text:tab/><text:tab/><text:tab/>} else { <text:line-break/><text:tab/><text:tab/><text:tab/><text:tab/>document.getElementById( 'ipe' ).disabled=false; <text:line-break/><text:tab/><text:tab/><text:tab/><text:tab/>document.getElementById( 'ipe_unita_misura' ).disabled=false; <text:line-break/><text:tab/><text:tab/><text:tab/><text:tab/>//document.getElementById( 'certificato' ).disabled=false; <text:line-break/><text:tab/><text:tab/><text:tab/><text:tab/>document.getElementById( 'default_link' ).style.display="block"; <text:line-break/><text:tab/><text:tab/><text:tab/><text:tab/>document.getElementById( 'default_link_text' ).style.display="none"; <text:line-break/><text:tab/><text:tab/><text:tab/><text:tab/>document.getElementById( 'esente' ).disabled=false; <text:line-break/><text:tab/><text:tab/><text:tab/><text:tab/>document.getElementById( 'label_esente' ).disabled=false; <text:line-break/><text:tab/><text:tab/><text:tab/>} <text:line-break/><text:line-break/><text:tab/><text:tab/>} <text:line-break/><text:line-break/><text:tab/><text:tab/>function disableAll( elem ){<text:line-break/><text:tab/><text:tab/><text:tab/>if( elem.checked==true ){<text:line-break/><text:tab/><text:tab/><text:tab/><text:tab/>document.getElementById( 'classe_energetica' ).disabled=true;<text:line-break/><text:tab/><text:tab/><text:tab/><text:tab/>document.getElementById( 'ipe' ).disabled=true;<text:line-break/><text:tab/><text:tab/><text:tab/><text:tab/>document.getElementById( 'ipe_unita_misura' ).disabled=true;<text:line-break/><text:tab/><text:tab/><text:tab/><text:tab/>document.getElementById( 'certificato' ).disabled=true;<text:line-break/><text:tab/><text:tab/><text:tab/><text:tab/>document.getElementById( 'default_link' ).style.display="none";<text:line-break/><text:tab/><text:tab/><text:tab/><text:tab/>document.getElementById( 'default_link_text' ).style.display="block";<text:line-break/><text:tab/><text:tab/><text:tab/><text:tab/>if( document.getElementById( 'hidden_ipe' ).value=='' )<text:line-break/><text:tab/><text:tab/><text:tab/><text:tab/><text:tab/>setHiddenIpe();<text:line-break/><text:tab/><text:tab/><text:tab/>}<text:line-break/><text:tab/><text:tab/><text:tab/>else{<text:line-break/><text:tab/><text:tab/><text:tab/><text:tab/>document.getElementById( 'classe_energetica' ).disabled=false;<text:line-break/><text:tab/><text:tab/><text:tab/><text:tab/>document.getElementById( 'ipe' ).disabled=false;<text:line-break/><text:tab/><text:tab/><text:tab/><text:tab/>document.getElementById( 'ipe_unita_misura' ).disabled=false;<text:line-break/><text:tab/><text:tab/><text:tab/><text:tab/>document.getElementById( 'certificato' ).disabled=false;<text:line-break/><text:tab/><text:tab/><text:tab/><text:tab/>document.getElementById( 'default_link' ).style.display="block";<text:line-break/><text:tab/><text:tab/><text:tab/><text:tab/>document.getElementById( 'default_link_text' ).style.display="none";<text:line-break/><text:tab/><text:tab/><text:tab/>}<text:line-break/><text:tab/><text:tab/>}<text:line-break/><text:line-break/><text:tab/><text:tab/>function setHiddenIpe(){<text:line-break/><text:tab/><text:tab/><text:tab/>//campo ipe text vuoto<text:line-break/><text:tab/><text:tab/><text:tab/>if( trim( document.getElementById( 'ipe' ).value )=='' || <text:line-break/><text:tab/><text:tab/><text:tab/><text:tab/>trim( document.getElementById( 'ipe' ).value )==defaultIpeMq ||<text:line-break/><text:soft-page-break/><text:tab/><text:tab/><text:tab/><text:tab/>trim (document.getElementById( 'ipe' ).value )==defaultIpeMc<text:line-break/><text:tab/><text:tab/><text:tab/>){<text:line-break/><text:tab/><text:tab/><text:tab/><text:tab/>setDefaultIpe();<text:line-break/><text:tab/><text:tab/><text:tab/>}<text:line-break/><text:tab/><text:tab/><text:tab/>else<text:line-break/><text:tab/><text:tab/><text:tab/><text:tab/>document.getElementById( 'hidden_ipe' ).value=document.getElementById( 'ipe' ).value;<text:line-break/><text:tab/><text:tab/>}<text:line-break/><text:line-break/><text:tab/><text:tab/>function resetIpe(){<text:line-break/><text:tab/><text:tab/><text:tab/>if ( document.getElementById( 'ipe' ).value ==defaultIpeMq ||<text:line-break/><text:tab/><text:tab/><text:tab/><text:tab/>document.getElementById( 'ipe' ).value ==defaultIpeMc <text:line-break/><text:tab/><text:tab/><text:tab/>)<text:line-break/><text:tab/><text:tab/><text:tab/><text:tab/>document.getElementById( 'ipe' ).value='';<text:line-break/><text:tab/><text:tab/>}<text:line-break/><text:line-break/><text:tab/><text:tab/>// includere il seguente file /includes/overlayBox/boxOverlay.js<text:line-break/><text:tab/><text:tab/>function createIpeConfirmWindow( esente ){<text:line-break/><text:tab/><text:tab/><text:tab/>if(typeof esente == "undefined")<text:line-break/><text:tab/><text:tab/><text:tab/><text:tab/>esente=false;<text:line-break/><text:tab/><text:tab/><text:tab/>detRichBox = new boxOverlay( 'richiestaBox' );<text:line-break/><text:tab/><text:tab/><text:tab/>detRichBox.setTitle("&lt;strong&gt;ATTENZIONE!!! Conferma informazioni su Classe Energetica ed indice EPi&lt;/strong&gt;");<text:line-break/><text:tab/><text:tab/><text:tab/>content = "A decorrere dal 1/1/12, l'art.13 del d.lgs. 28/2011, in attuazione della direttiva 2009/28/CE,&lt;br /&gt;&lt;strong&gt;rende obbligatoria la pubblicazione della classe energetica e dell'indice di prestazione&lt;br /&gt;energetica&lt;/strong&gt; contenuto nell'attestato di certificazione energetica.&lt;br /&gt;&lt;br /&gt;"<text:line-break/><text:tab/><text:tab/><text:tab/>if(!esente){<text:line-break/><text:tab/><text:tab/><text:tab/><text:tab/>//content += "&lt;strong&gt;Classe Energetica: "+document.getElementById( 'classe_energetica' ).value+"&lt;/strong&gt;&lt;br /&gt;&lt;br /&gt;";<text:line-break/><text:tab/><text:tab/><text:tab/><text:tab/>var um=( document.getElementById( 'ipe_unita_misura' ).value==defaultUmMq ) ? defaultUmStringMq : defaultUmStringMc;<text:line-break/><text:tab/><text:tab/><text:tab/><text:tab/>//content += "&lt;strong&gt;Epi: "+document.getElementById( 'ipe' ).value+um+"&lt;/strong&gt;&lt;br /&gt;&lt;br /&gt;";<text:line-break/><text:tab/><text:tab/><text:tab/><text:tab/><text:line-break/><text:tab/><text:tab/><text:tab/><text:tab/>content += "Non sono stati inseriti i valori &lt;strong&gt;Classe Energetica&lt;/strong&gt; e &lt;strong&gt;Ipe&lt;/strong&gt;&lt;br /&gt;&lt;br /&gt;";<text:line-break/><text:tab/><text:tab/><text:tab/><text:tab/><text:line-break/><text:tab/><text:tab/><text:tab/><text:tab/>content += "E' possibile inserire i seguenti valori preimpostati&lt;br /&gt;";<text:line-break/><text:tab/><text:tab/><text:tab/><text:tab/><text:line-break/><text:tab/><text:tab/><text:tab/><text:tab/>content += "Classe energetica: &lt;strong&gt;G&lt;/strong&gt;&lt;br /&gt;";<text:line-break/><text:tab/><text:tab/><text:tab/><text:tab/><text:line-break/><text:tab/><text:tab/><text:tab/><text:tab/>if ( um==defaultUmStringMq )<text:line-break/><text:tab/><text:tab/><text:tab/><text:tab/><text:tab/>content += "Ipe: &lt;strong&gt;"+defaultIpeMq+" "+defaultUmStringMq+"&lt;/strong&gt;&lt;br /&gt;&lt;br /&gt;";<text:line-break/><text:tab/><text:tab/><text:tab/><text:tab/>else<text:line-break/><text:tab/><text:tab/><text:tab/><text:tab/><text:tab/>content += "Ipe: &lt;strong&gt;"+defaultIpeMc+" "+defaultUmStringMc+"&lt;/strong&gt;&lt;br /&gt;&lt;br /&gt;";<text:line-break/><text:tab/><text:tab/><text:tab/><text:tab/><text:line-break/><text:tab/><text:tab/><text:tab/><text:tab/><text:line-break/><text:tab/><text:tab/><text:tab/><text:tab/><text:line-break/><text:soft-page-break/><text:tab/><text:tab/><text:tab/>}<text:line-break/><text:tab/><text:tab/><text:tab/>else<text:line-break/><text:line-break/><text:tab/><text:tab/><text:tab/><text:tab/>content += "Verifica i dati inseriti:&lt;br /&gt;&lt;br /&gt;&lt;strong&gt;Immobile non soggetto all'obbligo di certificazione energetica&lt;/strong&gt;&lt;br /&gt;&lt;br /&gt;";<text:line-break/><text:tab/><text:tab/><text:tab/>content += "Premere &amp;#171;Conferma i dati&amp;#187; per confermare i dati proposti oppure &amp;#171;Annulla&amp;#187; per modificarli.&lt;br /&gt;&lt;br /&gt;";<text:line-break/><text:line-break/><text:tab/><text:tab/><text:tab/>content += "&lt;div id=\"pulsanti\"&gt;";<text:line-break/><text:tab/><text:tab/><text:tab/><text:line-break/><text:tab/><text:tab/><text:tab/>content += "&lt;div onclick='detRichBox.hide();return false' id='puls_annulla_dati'&gt;&lt;/div&gt;"; <text:line-break/><text:line-break/><text:tab/><text:tab/><text:tab/>content += "&lt;div onclick='setDefaultIpe();setDefaultClasseEnergetica();document.dati.submit();' id='puls_conferma_dati'&gt;&lt;/div&gt;";<text:line-break/><text:line-break/><text:tab/><text:tab/><text:tab/>content += "&lt;/div&gt;";<text:line-break/><text:tab/><text:tab/><text:tab/>content += "&lt;div class='clear'&gt;&lt;/div&gt;"; <text:line-break/><text:tab/><text:tab/><text:tab/>detRichBox.setContent( content );<text:line-break/><text:tab/><text:tab/><text:tab/>detRichBox.show();<text:line-break/><text:tab/><text:tab/>}<text:line-break/><text:tab/><text:tab/><text:line-break/><text:tab/><text:tab/>// Inseriamo l'unità di misura corretta in base alla categoria<text:line-break/><text:tab/><text:tab/>function setDefaultUm ( defaultUm ) {<text:line-break/><text:tab/><text:tab/><text:tab/>oSelectUm = document.getElementById('ipe_unita_misura');<text:line-break/><text:tab/><text:tab/><text:tab/>for ( i=0; i&lt;oSelectUm.options.length; i++ ) {<text:line-break/><text:tab/><text:tab/><text:tab/>if ( oSelectUm.options[i].value==defaultUm )<text:line-break/><text:tab/><text:tab/><text:tab/><text:tab/>sel = i;<text:line-break/><text:tab/><text:tab/><text:tab/>}<text:line-break/><text:tab/><text:tab/><text:tab/>oSelectUm.selectedIndex = sel;<text:line-break/><text:tab/><text:tab/>}<text:line-break/><text:line-break/><text:tab/><text:tab/>function setDefaultClasseEnergetica() {<text:line-break/><text:tab/><text:tab/><text:tab/><text:line-break/><text:tab/><text:tab/><text:tab/>oSelectClasseEnergetica = document.getElementById('classe_energetica');<text:line-break/><text:tab/><text:tab/><text:tab/><text:line-break/><text:tab/><text:tab/><text:tab/>for ( i=0; i&lt;oSelectClasseEnergetica.options.length; i++ ) {<text:line-break/><text:tab/><text:tab/><text:tab/><text:tab/>if ( oSelectClasseEnergetica.options[i].value=="G" )<text:line-break/><text:tab/><text:tab/><text:tab/><text:tab/><text:tab/>sel = i;<text:line-break/><text:tab/><text:tab/><text:tab/>}<text:line-break/><text:tab/><text:tab/><text:tab/>oSelectClasseEnergetica.selectedIndex = sel;<text:line-break/><text:tab/><text:tab/>}<text:line-break/><text:line-break/><text:tab/><text:tab/>//sull'onchange di tipologia<text:line-break/><text:tab/><text:tab/>function checkIfEsente( elem ){<text:line-break/><text:tab/><text:tab/><text:tab/>if ( document.getElementById('classe_energetica').value!=classeEnergergeticaNonClassificabile ) { <text:line-break/><text:tab/><text:tab/><text:tab/><text:tab/>if(in_array( elem.value,tipologieEsenti )){<text:line-break/><text:tab/><text:tab/><text:tab/><text:tab/><text:tab/>document.getElementById( 'esente' ).checked=true;}<text:line-break/><text:tab/><text:tab/><text:tab/><text:tab/>else<text:line-break/><text:tab/><text:tab/><text:tab/><text:tab/><text:tab/>document.getElementById( 'esente' ).checked=false;<text:line-break/><text:soft-page-break/><text:tab/><text:tab/><text:tab/><text:tab/>disableAll( document.getElementById( 'esente' ) );<text:line-break/><text:tab/><text:tab/><text:tab/><text:line-break/><text:tab/><text:tab/><text:tab/><text:tab/>document.getElementById('hidden_ipe').value="";<text:line-break/><text:tab/><text:tab/><text:tab/>}<text:line-break/><text:tab/><text:tab/>}<text:line-break/><text:line-break/><text:tab/><text:tab/>function setCertificazioneAttiva () { <text:line-break/><text:tab/><text:tab/><text:tab/>document.getElementById( 'certificato' ).checked=false; <text:line-break/><text:tab/><text:tab/>} <text:line-break/><text:line-break/><text:tab/><text:line-break/>&lt;/script&gt;<text:line-break/><text:line-break/>&lt;div&gt;<text:line-break/><text:tab/>&lt;table id="form_classe_energetica"&gt;<text:line-break/><text:tab/><text:tab/>&lt;tr&gt;<text:line-break/><text:tab/><text:tab/><text:tab/>&lt;th&gt;<text:line-break/><text:tab/><text:tab/><text:tab/><text:tab/>Classe energetica:<text:line-break/><text:tab/><text:tab/><text:tab/>&lt;/th&gt;<text:line-break/><text:tab/><text:tab/><text:tab/>&lt;td&gt;<text:line-break/><text:tab/><text:tab/><text:tab/><text:tab/>&lt;select name="classe_energetica" onclick="disableIPE(this.value);" id="classe_energetica" onchange="setHiddenIpe();setCertificazioneAttiva();" <text:s/>&gt;<text:line-break/><text:tab/><text:tab/><text:tab/><text:tab/><text:tab/>&lt;option value=''&gt;scegli&lt;/option&gt;<text:line-break/><text:tab/><text:tab/><text:tab/><text:tab/><text:tab/>&lt;option value='A+'&gt;A+&lt;/option&gt;<text:line-break/><text:tab/><text:tab/><text:tab/><text:tab/><text:tab/>&lt;option value='A'&gt;A&lt;/option&gt;<text:line-break/><text:tab/><text:tab/><text:tab/><text:tab/><text:tab/>&lt;option value='B'&gt;B&lt;/option&gt;<text:line-break/><text:tab/><text:tab/><text:tab/><text:tab/><text:tab/>&lt;option</text:p>
      <text:p text:style-name="Standard"><text:s/>value='C'&gt;C&lt;/option&gt;<text:line-break/><text:tab/><text:tab/><text:tab/><text:tab/><text:tab/>&lt;option value='D'&gt;D&lt;/option&gt;<text:line-break/><text:tab/><text:tab/><text:tab/><text:tab/><text:tab/>&lt;option value='E'&gt;E&lt;/option&gt;<text:line-break/><text:tab/><text:tab/><text:tab/><text:tab/><text:tab/>&lt;option value='F'&gt;F&lt;/option&gt;<text:line-break/><text:tab/><text:tab/><text:tab/><text:tab/><text:tab/>&lt;option value='G'&gt;G&lt;/option&gt;<text:line-break/><text:tab/><text:tab/><text:tab/><text:tab/><text:tab/>&lt;option value='NC'&gt;Non Classificabile&lt;/option&gt;<text:tab/><text:tab/><text:tab/><text:tab/>&lt;/select&gt;<text:line-break/><text:tab/><text:tab/><text:tab/>&lt;/td&gt;<text:line-break/><text:tab/><text:tab/><text:tab/>&lt;td &gt;<text:line-break/><text:tab/><text:tab/><text:tab/><text:tab/>&amp;nbsp;<text:line-break/><text:tab/><text:tab/><text:tab/>&lt;/td&gt;<text:line-break/><text:tab/><text:tab/><text:tab/>&lt;td&gt;<text:line-break/><text:tab/><text:tab/><text:tab/><text:tab/>&lt;div style="visibility:hidden"&gt;<text:line-break/><text:tab/><text:tab/><text:tab/><text:tab/><text:tab/>&lt;input type="checkbox" name="certificato" class="noborder" <text:s/>id="certificato" checked="checked" <text:s/>onchange="setHiddenIpe();"/&gt;<text:line-break/><text:tab/><text:tab/><text:tab/><text:tab/>&lt;/div&gt;<text:line-break/><text:tab/><text:tab/><text:tab/>&lt;/td&gt;<text:line-break/><text:tab/><text:tab/><text:tab/>&lt;td&gt;<text:line-break/><text:tab/><text:tab/><text:tab/><text:tab/><text:tab/><text:tab/><text:tab/>&lt;/td&gt;<text:line-break/><text:tab/><text:tab/>&lt;/tr&gt;<text:line-break/><text:tab/><text:tab/>&lt;tr&gt;<text:line-break/><text:tab/><text:tab/><text:tab/>&lt;th style="text-align:right"&gt;<text:line-break/><text:tab/><text:tab/><text:tab/><text:tab/>&lt;div &gt; EPi:&amp;nbsp;<text:line-break/><text:tab/><text:tab/><text:tab/><text:tab/><text:tab/>&lt;a class="tip" href="#" onclick="return false" <text:s/>onMouseOver="showToolTip(this,event,'Indice prestazione energetica espresso in <text:soft-page-break/>kWh/m\&lt;sup&gt;2\&lt;/sup&gt; anno oppure in kWh/m\&lt;sup&gt;3\&lt;/sup&gt; anno',{width:'310px'})"&gt;<text:line-break/><text:tab/><text:tab/><text:tab/><text:tab/><text:tab/>&lt;img src="http://getrix.ekbl.net/img2/aiuto.gif"&gt;<text:line-break/><text:tab/><text:tab/><text:tab/><text:tab/><text:tab/>&lt;/a&gt;<text:line-break/><text:tab/><text:tab/><text:tab/><text:tab/>&lt;/div&gt;<text:line-break/><text:tab/><text:tab/><text:tab/>&lt;/th&gt;<text:line-break/><text:tab/><text:tab/><text:tab/>&lt;td&gt;<text:line-break/><text:tab/><text:tab/><text:tab/><text:tab/>&lt;input type="text" name="ipe" id="ipe" <text:s text:c="2"/>onkeypress="return checkCurrencysFloat(event);" value="" onchange="setHiddenIpe();setCertificazioneAttiva();" <text:s/>onblur="if (document.getElementById('ipe').value=='') document.getElementById('hidden_ipe').value=0;" onfocus="this.value=''" style="width:100px;" /&gt;<text:line-break/><text:tab/><text:tab/><text:tab/>&lt;/td&gt;<text:line-break/><text:tab/><text:tab/><text:tab/>&lt;td&gt;<text:line-break/><text:tab/><text:tab/><text:tab/><text:tab/>&lt;select name="ipe_unita_misura" id="ipe_unita_misura" onchange="setHiddenIpe();setCertificazioneAttiva();" <text:s/>&gt;<text:line-break/><text:tab/><text:tab/><text:tab/><text:tab/><text:tab/>&lt;option value="m2" <text:s/>selected="selected"&gt;&amp;nbsp;kWh/m&amp;sup2; anno&lt;/option&gt;<text:line-break/><text:tab/><text:tab/><text:tab/><text:tab/><text:tab/>&lt;option value="m3" &gt;&amp;nbsp;kWh/m&amp;sup3; anno&lt;/option&gt;<text:line-break/><text:tab/><text:tab/><text:tab/><text:tab/>&lt;/select&gt;<text:line-break/><text:tab/><text:tab/><text:tab/>&lt;/td&gt;<text:line-break/><text:tab/><text:tab/><text:tab/>&lt;td&gt;<text:line-break/><text:tab/><text:tab/><text:tab/><text:tab/>&lt;input type="checkbox" style="border:none;" name="esente" id="esente" <text:s/>onclick="disableAll( this );setCertificazioneAttiva();" /&gt;<text:line-break/><text:tab/><text:tab/><text:tab/>&lt;/td&gt;<text:line-break/><text:tab/><text:tab/><text:tab/>&lt;td&gt;<text:line-break/><text:tab/><text:tab/><text:tab/><text:tab/>&lt;label onclick="gestioneCheckBoxEsente( document.getElementById( 'esente' ) );" id="label_esente" <text:s/>&gt;Immobile esente&lt;/label&gt;<text:line-break/><text:tab/><text:tab/><text:tab/>&lt;/td&gt;<text:line-break/><text:tab/><text:tab/>&lt;/tr&gt;<text:line-break/><text:tab/><text:tab/>&lt;tr&gt;<text:line-break/><text:tab/><text:tab/><text:tab/>&lt;td&gt;<text:line-break/><text:tab/><text:tab/><text:tab/>&lt;/td&gt;<text:line-break/><text:tab/><text:tab/><text:tab/>&lt;td cospan="2"&gt;<text:line-break/><text:tab/><text:tab/><text:tab/><text:tab/>&lt;div style="cursor:pointer;display:block" id="default_link" onmouseover="underlineIt( true,this );" onmouseout="underlineIt( false,this );" onclick="setDefaultUm('m2');setDefaultIpe();"&gt;Valore predefinito&lt;/div&gt;<text:line-break/><text:tab/><text:tab/><text:tab/><text:tab/>&lt;div style="color:#DDDDDD;display:none" id="default_link_text" &gt;Valore predefinito&lt;/div&gt;<text:line-break/><text:tab/><text:tab/><text:tab/>&lt;/td&gt;<text:line-break/><text:tab/><text:tab/><text:tab/>&lt;td&gt;<text:line-break/><text:tab/><text:tab/><text:tab/><text:tab/>&lt;input type="hidden" name="hidden_ipe" id="hidden_ipe" value="" /&gt;<text:line-break/><text:tab/><text:tab/><text:tab/><text:tab/>&lt;input type="hidden" name="hidden_default_mq" id="hidden_default_mq" value="&amp;#8805; 175" /&gt;<text:line-break/><text:tab/><text:tab/><text:tab/><text:tab/>&lt;input type="hidden" name="hidden_default_mc" id="hidden_default_mc" value="&amp;#8805; 65" /&gt;<text:line-break/><text:tab/><text:tab/><text:tab/>&lt;/td&gt;<text:line-break/><text:tab/><text:tab/>&lt;/tr&gt;<text:line-break/><text:tab/>&lt;/table&gt;<text:line-break/>&lt;/div&gt;<text:line-break/>&lt;script type="text/javascript"&gt;<text:line-break/><text:tab/>defaultIpeMq=document.getElementById( 'hidden_default_mq' ).value;<text:line-break/><text:soft-page-break/><text:tab/>defaultIpeMc=document.getElementById( 'hidden_default_mc' ).value;<text:line-break/><text:tab/>hiddenIpeDefault='-1';<text:line-break/><text:tab/>defaultUmMq='m2';<text:line-break/><text:tab/>defaultUmMc='m3';<text:line-break/><text:tab/>defaultUmStringMq='&amp;nbsp;kWh/m&amp;sup2; anno';<text:line-break/><text:tab/>defaultUmStringMc='&amp;nbsp;kWh/m&amp;sup3; anno';<text:line-break/><text:tab/>classeEnergergeticaNonClassificabile='NC';<text:line-break/><text:tab/>tipologieEsenti=new Array();<text:line-break/><text:tab/><text:tab/><text:tab/>tipologieEsenti.push(28);<text:line-break/><text:tab/><text:tab/><text:tab/>tipologieEsenti.push(6);<text:line-break/><text:tab/>&lt;/script&gt;<text:tab/><text:tab/><text:tab/>&lt;/div&gt;<text:line-break/><text:tab/><text:tab/> <text:s/>&lt;div class="gtx_linea_separazione"&gt;&lt;/div&gt;<text:line-break/><text:tab/><text:tab/><text:tab/>&lt;div id="campiCantiere" style="display:none;"&gt;<text:line-break/><text:tab/><text:tab/><text:tab/><text:tab/>&lt;table class="form_tabled_post padding_left_box" width="98%"&gt;<text:line-break/><text:tab/><text:tab/><text:tab/><text:tab/><text:tab/>&lt;tr&gt;<text:line-break/><text:tab/><text:tab/><text:tab/><text:tab/><text:tab/><text:tab/>&lt;th&gt;Proponente:&lt;/th&gt;<text:line-break/><text:tab/><text:tab/><text:tab/><text:tab/><text:tab/><text:tab/>&lt;td&gt;<text:line-break/><text:tab/><text:tab/><text:tab/><text:tab/><text:tab/><text:tab/><text:tab/>&lt;input type="text" name="costruttore" maxlength="100" value="" /&gt;&lt;a class="tip" href="#" onMouseOver="showToolTip(this,event,'In questo campo &amp;egrave; possibile indicare il nome del costruttore',{width:'310px'})"&gt;&lt;img src="http://getrix.ekbl.net/img2/aiuto.gif"&gt;&lt;/a&gt;<text:line-break/><text:tab/><text:tab/><text:tab/><text:tab/><text:tab/><text:tab/>&lt;/td&gt;<text:line-break/><text:tab/><text:tab/><text:tab/><text:tab/><text:tab/><text:tab/>&lt;th&gt;Avanzamento lavori: &lt;a class="tip" href="#" onMouseOver="showToolTip(this,event,'Descrivere lo stato di avanzamento dei lavori nello spazio che segue. &lt;br /&gt;Nella prossima schermata sar&amp;agrave; possibile caricare un documento PDF contenente la descrizione del progetto e uno per il capitolato',{width:'310px'})"&gt;&lt;img src="http://getrix.ekbl.net/img2/aiuto.gif"&gt;&lt;/a&gt;&lt;/th&gt;<text:line-break/><text:tab/><text:tab/><text:tab/><text:tab/><text:tab/><text:tab/>&lt;td&gt;<text:line-break/><text:tab/><text:tab/><text:tab/><text:tab/><text:tab/><text:tab/><text:tab/>&lt;textarea name="statoCantiere" rows="3" cols="75"&gt;&lt;/textarea&gt;<text:line-break/><text:tab/><text:tab/><text:tab/><text:tab/><text:tab/><text:tab/>&lt;/td&gt;<text:line-break/><text:tab/><text:tab/><text:tab/><text:tab/><text:tab/>&lt;/tr&gt;<text:line-break/><text:tab/><text:tab/><text:tab/><text:tab/>&lt;/table&gt;<text:line-break/><text:tab/><text:tab/><text:tab/> <text:s/>&lt;div class="gtx_linea_separazione"&gt;&lt;/div&gt;<text:line-break/><text:tab/><text:tab/><text:tab/>&lt;/div&gt;<text:line-break/><text:tab/><text:tab/><text:tab/><text:tab/><text:tab/><text:tab/><text:tab/><text:tab/><text:tab/><text:tab/><text:line-break/><text:line-break/><text:tab/><text:tab/>&lt;table class="gtx_tbl_dati_imm_radio"&gt;<text:line-break/><text:tab/><text:tab/><text:tab/>&lt;tr&gt;<text:line-break/><text:tab/><text:tab/><text:tab/><text:tab/>&lt;th&gt;Riscaldamento&lt;/th&gt;<text:line-break/><text:tab/><text:tab/><text:tab/><text:tab/>&lt;th&gt;Cucina&lt;/th&gt;<text:line-break/><text:tab/><text:tab/><text:tab/><text:tab/>&lt;th&gt;Box Auto&lt;/th&gt;<text:line-break/><text:tab/><text:tab/><text:tab/><text:tab/>&lt;th&gt;Bagni&lt;/th&gt;<text:line-break/><text:tab/><text:tab/><text:tab/><text:tab/>&lt;th&gt;Giardino&lt;/th&gt;<text:line-break/><text:tab/><text:tab/><text:tab/><text:tab/>&lt;th&gt;Arredamento&lt;/th&gt;<text:line-break/><text:tab/><text:tab/><text:tab/><text:tab/>&lt;th&gt;Ingresso&lt;/th&gt;<text:line-break/><text:tab/><text:tab/><text:tab/>&lt;/tr&gt;<text:line-break/><text:tab/><text:tab/><text:tab/>&lt;tr&gt;<text:line-break/><text:tab/><text:tab/><text:tab/><text:tab/>&lt;td&gt;<text:line-break/><text:tab/><text:tab/><text:tab/><text:tab/><text:tab/><text:tab/><text:tab/><text:tab/><text:tab/><text:tab/>&lt;input type="radio" name="riscaldamento" value="3" id="riscaldamento_3" <text:s/>class="noborder"/&gt;<text:line-break/><text:tab/><text:tab/><text:tab/><text:tab/><text:tab/>&lt;label for="riscaldamento_3" <text:soft-page-break/>class="position_top_3"&gt;Assente&lt;/label&gt;<text:line-break/><text:tab/><text:tab/><text:tab/><text:tab/><text:tab/>&lt;br/&gt;<text:line-break/><text:tab/><text:tab/><text:tab/><text:tab/><text:tab/><text:tab/><text:tab/><text:tab/><text:tab/><text:tab/>&lt;input type="radio" name="riscaldamento" value="1" id="riscaldamento_1" <text:s/>class="noborder"/&gt;<text:line-break/><text:tab/><text:tab/><text:tab/><text:tab/><text:tab/>&lt;label for="riscaldamento_1" class="position_top_3"&gt;Autonomo&lt;/label&gt;<text:line-break/><text:tab/><text:tab/><text:tab/><text:tab/><text:tab/>&lt;br/&gt;<text:line-break/><text:tab/><text:tab/><text:tab/><text:tab/><text:tab/><text:tab/><text:tab/><text:tab/><text:tab/><text:tab/>&lt;input type="radio" name="riscaldamento" value="2" id="riscaldamento_2" <text:s/>class="noborder"/&gt;<text:line-break/><text:tab/><text:tab/><text:tab/><text:tab/><text:tab/>&lt;label for="riscaldamento_2" class="position_top_3"&gt;Centralizzato&lt;/label&gt;<text:line-break/><text:tab/><text:tab/><text:tab/><text:tab/><text:tab/>&lt;br/&gt;<text:line-break/><text:tab/><text:tab/><text:tab/><text:tab/><text:tab/><text:tab/><text:tab/><text:tab/><text:tab/>&lt;/td&gt;<text:line-break/><text:tab/><text:tab/><text:tab/><text:tab/>&lt;td&gt;<text:line-break/><text:tab/><text:tab/><text:tab/><text:tab/><text:tab/><text:tab/><text:tab/><text:tab/><text:tab/><text:tab/>&lt;input type="radio" name="cucina" value="1" id="cucina_1" <text:s/>class="noborder"/&gt;&lt;label for="cucina_1" class="position_top_3"&gt;Abitabile&lt;/label&gt;&lt;br /&gt;<text:line-break/><text:tab/><text:tab/><text:tab/><text:tab/><text:tab/><text:tab/><text:tab/><text:tab/><text:tab/><text:tab/>&lt;input type="radio" name="cucina" value="2" id="cucina_2" <text:s/>class="noborder"/&gt;&lt;label for="cucina_2" class="position_top_3"&gt;Angolo cottura&lt;/label&gt;&lt;br /&gt;<text:line-break/><text:tab/><text:tab/><text:tab/><text:tab/><text:tab/><text:tab/><text:tab/><text:tab/><text:tab/><text:tab/>&lt;input type="radio" name="cucina" value="3" id="cucina_3" <text:s/>class="noborder"/&gt;&lt;label for="cucina_3" class="position_top_3"&gt;Cucinotto&lt;/label&gt;&lt;br /&gt;<text:line-break/><text:tab/><text:tab/><text:tab/><text:tab/><text:tab/><text:tab/><text:tab/><text:tab/><text:tab/><text:tab/>&lt;input type="radio" name="cucina" value="4" id="cucina_4" <text:s/>class="noborder"/&gt;&lt;label for="cucina_4" class="position_top_3"&gt;Semi abitabile&lt;/label&gt;&lt;br /&gt;<text:line-break/><text:tab/><text:tab/><text:tab/><text:tab/><text:tab/><text:tab/><text:tab/><text:tab/><text:tab/>&lt;/td&gt;<text:line-break/><text:tab/><text:tab/><text:tab/><text:tab/>&lt;td&gt;<text:line-break/><text:tab/><text:tab/><text:tab/><text:tab/><text:tab/><text:tab/><text:tab/><text:tab/><text:tab/><text:tab/>&lt;input type="radio" name="boxauto" value="1" id="boxauto_1" <text:s/>class="noborder"/&gt;&lt;label for="boxauto_1" class="position_top_3"&gt;S&amp;igrave;, singolo&lt;/label&gt;&lt;br /&gt;<text:line-break/><text:tab/><text:tab/><text:tab/><text:tab/><text:tab/><text:tab/><text:tab/><text:tab/><text:tab/><text:tab/>&lt;input type="radio" name="boxauto" value="3" id="boxauto_3" <text:s/>class="noborder"/&gt;&lt;label for="boxauto_3" class="position_top_3"&gt;S&amp;igrave;, doppio&lt;/label&gt;&lt;br /&gt;<text:line-break/><text:tab/><text:tab/><text:tab/><text:tab/><text:tab/><text:tab/><text:tab/><text:tab/><text:tab/><text:tab/>&lt;input type="radio" name="boxauto" value="4" id="boxauto_4" <text:s/>class="noborder"/&gt;&lt;label for="boxauto_4" class="position_top_3"&gt;Posto auto&lt;/label&gt;&lt;br /&gt;<text:line-break/><text:tab/><text:tab/><text:tab/><text:tab/><text:tab/><text:tab/><text:tab/><text:tab/><text:tab/><text:tab/>&lt;input type="radio" name="boxauto" value="2" id="boxauto_2" <text:s/>class="noborder"/&gt;&lt;label for="boxauto_2" class="position_top_3"&gt;No&lt;/label&gt;&lt;br /&gt;<text:line-break/><text:tab/><text:tab/><text:tab/><text:tab/><text:tab/><text:tab/><text:tab/><text:tab/><text:tab/>&lt;/td&gt;<text:line-break/><text:tab/><text:tab/><text:tab/><text:tab/>&lt;td&gt;<text:line-break/><text:tab/><text:tab/><text:tab/><text:tab/><text:tab/><text:tab/><text:tab/><text:tab/><text:tab/><text:tab/>&lt;input type="radio" name="bagni" value="1" id="bagni_1" <text:s/>class="noborder"/&gt;&lt;label for="bagni_1" class="position_top_3"&gt;1&lt;/label&gt;&lt;br /&gt;<text:line-break/><text:tab/><text:tab/><text:tab/><text:tab/><text:tab/><text:tab/><text:tab/><text:tab/><text:tab/><text:tab/>&lt;input type="radio" name="bagni" value="2" id="bagni_2" <text:s/>class="noborder"/&gt;&lt;label for="bagni_2" class="position_top_3"&gt;2&lt;/label&gt;&lt;br /&gt;<text:line-break/><text:tab/><text:tab/><text:tab/><text:tab/><text:tab/><text:tab/><text:tab/><text:tab/><text:tab/><text:tab/>&lt;input type="radio" name="bagni" value="3" id="bagni_3" <text:s/>class="noborder"/&gt;&lt;label for="bagni_3" class="position_top_3"&gt;3&lt;/label&gt;&lt;br /&gt;<text:line-break/><text:tab/><text:tab/><text:tab/><text:tab/><text:tab/><text:tab/><text:tab/><text:tab/><text:tab/><text:tab/>&lt;input type="radio" <text:soft-page-break/>name="bagni" value="&gt;3" id="bagni_&gt;3" <text:s/>class="noborder"/&gt;&lt;label for="bagni_&gt;3" class="position_top_3"&gt;&gt;3&lt;/label&gt;&lt;br /&gt;<text:line-break/><text:tab/><text:tab/><text:tab/><text:tab/><text:tab/><text:tab/><text:tab/><text:tab/><text:tab/>&lt;/td&gt;<text:line-break/><text:tab/><text:tab/><text:tab/><text:tab/>&lt;td&gt;<text:line-break/><text:tab/><text:tab/><text:tab/><text:tab/><text:tab/><text:tab/><text:tab/><text:tab/><text:tab/><text:tab/>&lt;input type="radio" name="idGiardino" value="10" id="giardino_10" <text:s/>class="noborder"/&gt;&lt;label for="giardino_10" class="position_top_3"&gt;Privato&lt;/label&gt;&lt;br /&gt;<text:line-break/><text:tab/><text:tab/><text:tab/><text:tab/><text:tab/><text:tab/><text:tab/><text:tab/><text:tab/><text:tab/>&lt;input type="radio" name="idGiardino" value="20" id="giardino_20" <text:s/>class="noborder"/&gt;&lt;label for="giardino_20" class="position_top_3"&gt;Comune&lt;/label&gt;&lt;br /&gt;<text:line-break/><text:tab/><text:tab/><text:tab/><text:tab/><text:tab/><text:tab/><text:tab/><text:tab/><text:tab/><text:tab/>&lt;input type="radio" name="idGiardino" value="30" id="giardino_30" <text:s/>class="noborder"/&gt;&lt;label for="giardino_30" class="position_top_3"&gt;Nessuno&lt;/label&gt;&lt;br /&gt;<text:line-break/><text:tab/><text:tab/><text:tab/><text:tab/><text:tab/><text:tab/><text:tab/><text:tab/><text:tab/>&lt;/td&gt;<text:line-break/><text:tab/><text:tab/><text:tab/><text:tab/>&lt;td&gt;<text:line-break/><text:tab/><text:tab/><text:tab/><text:tab/><text:tab/><text:tab/><text:tab/><text:tab/><text:tab/><text:tab/>&lt;input type="radio" name="idArredamento" value="10" id="arredamento_10" <text:s/>class="noborder"/&gt;&lt;label for="arredamento_10" class="position_top_3"&gt;Arredato&lt;/label&gt;&lt;br /&gt;<text:line-break/><text:tab/><text:tab/><text:tab/><text:tab/><text:tab/><text:tab/><text:tab/><text:tab/><text:tab/><text:tab/>&lt;input type="radio" name="idArredamento" value="20" id="arredamento_20" <text:s/>class="noborder"/&gt;&lt;label for="arredamento_20" class="position_top_3"&gt;Non Arredato&lt;/label&gt;&lt;br /&gt;<text:line-break/><text:tab/><text:tab/><text:tab/><text:tab/><text:tab/><text:tab/><text:tab/><text:tab/><text:tab/><text:tab/>&lt;input type="radio" name="idArredamento" value="30" id="arredamento_30" <text:s/>class="noborder"/&gt;&lt;label for="arredamento_30" class="position_top_3"&gt;Parzialmente Arredato&lt;/label&gt;&lt;br /&gt;<text:line-break/><text:tab/><text:tab/><text:tab/><text:tab/><text:tab/><text:tab/><text:tab/><text:tab/><text:tab/>&lt;/td&gt;<text:line-break/><text:tab/><text:tab/><text:tab/><text:tab/>&lt;td&gt;<text:line-break/><text:tab/><text:tab/><text:tab/><text:tab/><text:tab/><text:tab/><text:tab/><text:tab/><text:tab/><text:tab/>&lt;input type="radio" name="gtxIngresso" value="0" id="gtxIngresso_0" checked="checked" class="noborder"/&gt;<text:line-break/><text:tab/><text:tab/><text:tab/><text:tab/><text:tab/>&lt;label for="gtxIngresso_0" class="position_top_3"&gt;Non specif.&lt;/label&gt;<text:line-break/><text:tab/><text:tab/><text:tab/><text:tab/><text:tab/>&lt;br/&gt;<text:line-break/><text:tab/><text:tab/><text:tab/><text:tab/><text:tab/><text:tab/><text:tab/><text:tab/><text:tab/><text:tab/>&lt;input type="radio" name="gtxIngresso" value="1" id="gtxIngresso_1" <text:s/>class="noborder"/&gt;<text:line-break/><text:tab/><text:tab/><text:tab/><text:tab/><text:tab/>&lt;label for="gtxIngresso_1" class="position_top_3"&gt;Sì&lt;/label&gt;<text:line-break/><text:tab/><text:tab/><text:tab/><text:tab/><text:tab/>&lt;br/&gt;<text:line-break/><text:tab/><text:tab/><text:tab/><text:tab/><text:tab/><text:tab/><text:tab/><text:tab/><text:tab/><text:tab/>&lt;input type="radio" name="gtxIngresso" value="2" id="gtxIngresso_2" <text:s/>class="noborder"/&gt;<text:line-break/><text:tab/><text:tab/><text:tab/><text:tab/><text:tab/>&lt;label for="gtxIngresso_2" class="position_top_3"&gt;No&lt;/label&gt;<text:line-break/><text:tab/><text:tab/><text:tab/><text:tab/><text:tab/>&lt;br/&gt;<text:line-break/><text:tab/><text:tab/><text:tab/><text:tab/><text:tab/><text:tab/><text:tab/><text:tab/><text:tab/>&lt;/td&gt;<text:line-break/><text:tab/><text:tab/><text:tab/>&lt;/tr&gt;<text:line-break/><text:line-break/><text:tab/><text:tab/><text:tab/>&lt;tr&gt;&lt;td colspan="10"&gt;&amp;nbsp;&lt;/td&gt;&lt;/tr&gt;<text:line-break/><text:line-break/><text:tab/><text:tab/><text:tab/>&lt;tr&gt;<text:line-break/><text:tab/><text:tab/><text:tab/><text:tab/>&lt;th&gt;Ripostiglio&lt;/th&gt;<text:line-break/><text:tab/><text:tab/><text:tab/><text:tab/>&lt;th&gt;Cantina&lt;/th&gt;<text:line-break/><text:tab/><text:tab/><text:tab/><text:tab/>&lt;th&gt;Mansarda&lt;/th&gt;<text:line-break/><text:tab/><text:tab/><text:tab/><text:tab/>&lt;th&gt;Taverna&lt;/th&gt;<text:line-break/><text:tab/><text:tab/><text:tab/><text:tab/>&lt;th&gt;Infissi esterni&lt;/th&gt;<text:line-break/><text:tab/><text:tab/><text:tab/><text:tab/>&lt;th&gt;Impianto TV&lt;/th&gt;<text:line-break/><text:soft-page-break/><text:tab/><text:tab/><text:tab/>&lt;/tr&gt;<text:line-break/><text:tab/><text:tab/><text:tab/>&lt;tr&gt;<text:line-break/><text:tab/><text:tab/><text:tab/><text:tab/>&lt;td&gt;<text:line-break/><text:tab/><text:tab/><text:tab/><text:tab/><text:tab/><text:tab/><text:tab/><text:tab/><text:tab/><text:tab/>&lt;input type="radio" name="gtxRipostiglio" value="0" id="gtxRipostiglio_0" checked="checked" class="noborder"/&gt;<text:line-break/><text:tab/><text:tab/><text:tab/><text:tab/><text:tab/>&lt;label for="gtxRipostiglio_0" class="position_top_3"&gt;Non specif.&lt;/label&gt;<text:line-break/><text:tab/><text:tab/><text:tab/><text:tab/><text:tab/>&lt;br/&gt;<text:line-break/><text:tab/><text:tab/><text:tab/><text:tab/><text:tab/><text:tab/><text:tab/><text:tab/><text:tab/><text:tab/>&lt;input type="radio" name="gtxRipostiglio" value="1" id="gtxRipostiglio_1" <text:s/>class="noborder"/&gt;<text:line-break/><text:tab/><text:tab/><text:tab/><text:tab/><text:tab/>&lt;label for="gtxRipostiglio_1" class="position_top_3"&gt;Sì&lt;/label&gt;<text:line-break/><text:tab/><text:tab/><text:tab/><text:tab/><text:tab/>&lt;br/&gt;<text:line-break/><text:tab/><text:tab/><text:tab/><text:tab/><text:tab/><text:tab/><text:tab/><text:tab/><text:tab/><text:tab/>&lt;input type="radio" name="gtxRipostiglio" value="2" id="gtxRipostiglio_2" <text:s/>class="noborder"/&gt;<text:line-break/><text:tab/><text:tab/><text:tab/><text:tab/><text:tab/>&lt;label for="gtxRipostiglio_2" class="position_top_3"&gt;No&lt;/label&gt;<text:line-break/><text:tab/><text:tab/><text:tab/><text:tab/><text:tab/>&lt;br/&gt;<text:line-break/><text:tab/><text:tab/><text:tab/><text:tab/><text:tab/><text:tab/><text:tab/><text:tab/><text:tab/>&lt;/td&gt;<text:line-break/><text:tab/><text:tab/><text:tab/><text:tab/>&lt;td&gt;<text:line-break/><text:tab/><text:tab/><text:tab/><text:tab/><text:tab/><text:tab/><text:tab/><text:tab/><text:tab/><text:tab/>&lt;input type="radio" name="gtxCantina" value="0" id="gtxCantina_0" checked="checked" class="noborder"/&gt;<text:line-break/><text:tab/><text:tab/><text:tab/><text:tab/><text:tab/>&lt;label for="gtxCantina_0" class="position_top_3"&gt;Non specif.&lt;/label&gt;<text:line-break/><text:tab/><text:tab/><text:tab/><text:tab/><text:tab/>&lt;br/&gt;<text:line-break/><text:tab/><text:tab/><text:tab/><text:tab/><text:tab/><text:tab/><text:tab/><text:tab/><text:tab/><text:tab/>&lt;input type="radio" name="gtxCantina" value="1" id="gtxCantina_1" <text:s/>class="noborder"/&gt;<text:line-break/><text:tab/><text:tab/><text:tab/><text:tab/><text:tab/>&lt;label for="gtxCantina_1" class="position_top_3"&gt;Sì&lt;/label&gt;<text:line-break/><text:tab/><text:tab/><text:tab/><text:tab/><text:tab/>&lt;br/&gt;<text:line-break/><text:tab/><text:tab/><text:tab/><text:tab/><text:tab/><text:tab/><text:tab/><text:tab/><text:tab/><text:tab/>&lt;input type="radio" name="gtxCantina" value="2" id="gtxCantina_2" <text:s/>class="noborder"/&gt;<text:line-break/><text:tab/><text:tab/><text:tab/><text:tab/><text:tab/>&lt;label for="gtxCantina_2" class="position_top_3"&gt;No&lt;/label&gt;<text:line-break/><text:tab/><text:tab/><text:tab/><text:tab/><text:tab/>&lt;br/&gt;<text:line-break/><text:tab/><text:tab/><text:tab/><text:tab/><text:tab/><text:tab/><text:tab/><text:tab/><text:tab/>&lt;/td&gt;<text:line-break/><text:tab/><text:tab/><text:tab/><text:tab/>&lt;td&gt;<text:line-break/><text:tab/><text:tab/><text:tab/><text:tab/><text:tab/><text:tab/><text:tab/><text:tab/><text:tab/><text:tab/>&lt;input type="radio" name="gtxMansarda" value="0" id="gtxMansarda_0" checked="checked" class="noborder"/&gt;<text:line-break/><text:tab/><text:tab/><text:tab/><text:tab/><text:tab/>&lt;label for="gtxMansarda_0" class="position_top_3"&gt;Non</text:p>
      <text:p text:style-name="Standard"><text:s/>specif.&lt;/label&gt;<text:line-break/><text:tab/><text:tab/><text:tab/><text:tab/><text:tab/>&lt;br/&gt;<text:line-break/><text:tab/><text:tab/><text:tab/><text:tab/><text:tab/><text:tab/><text:tab/><text:tab/><text:tab/><text:tab/>&lt;input type="radio" name="gtxMansarda" value="1" id="gtxMansarda_1" <text:s/>class="noborder"/&gt;<text:line-break/><text:tab/><text:tab/><text:tab/><text:tab/><text:tab/>&lt;label for="gtxMansarda_1" class="position_top_3"&gt;Sì&lt;/label&gt;<text:line-break/><text:tab/><text:tab/><text:tab/><text:tab/><text:tab/>&lt;br/&gt;<text:line-break/><text:tab/><text:tab/><text:tab/><text:tab/><text:tab/><text:tab/><text:tab/><text:tab/><text:tab/><text:tab/>&lt;input type="radio" name="gtxMansarda" value="2" id="gtxMansarda_2" <text:s/>class="noborder"/&gt;<text:line-break/><text:tab/><text:tab/><text:tab/><text:tab/><text:tab/>&lt;label for="gtxMansarda_2" class="position_top_3"&gt;No&lt;/label&gt;<text:line-break/><text:tab/><text:tab/><text:tab/><text:tab/><text:tab/>&lt;br/&gt;<text:line-break/><text:tab/><text:tab/><text:tab/><text:tab/><text:tab/><text:tab/><text:tab/><text:tab/><text:tab/>&lt;/td&gt;<text:line-break/><text:soft-page-break/><text:tab/><text:tab/><text:tab/><text:tab/>&lt;td&gt;<text:line-break/><text:tab/><text:tab/><text:tab/><text:tab/><text:tab/><text:tab/><text:tab/><text:tab/><text:tab/><text:tab/>&lt;input type="radio" name="gtxTaverna" value="0" id="gtxTaverna_0" checked="checked" class="noborder"/&gt;<text:line-break/><text:tab/><text:tab/><text:tab/><text:tab/><text:tab/>&lt;label for="gtxTaverna_0" class="position_top_3"&gt;Non specif.&lt;/label&gt;<text:line-break/><text:tab/><text:tab/><text:tab/><text:tab/><text:tab/>&lt;br/&gt;<text:line-break/><text:tab/><text:tab/><text:tab/><text:tab/><text:tab/><text:tab/><text:tab/><text:tab/><text:tab/><text:tab/>&lt;input type="radio" name="gtxTaverna" value="1" id="gtxTaverna_1" <text:s/>class="noborder"/&gt;<text:line-break/><text:tab/><text:tab/><text:tab/><text:tab/><text:tab/>&lt;label for="gtxTaverna_1" class="position_top_3"&gt;Sì&lt;/label&gt;<text:line-break/><text:tab/><text:tab/><text:tab/><text:tab/><text:tab/>&lt;br/&gt;<text:line-break/><text:tab/><text:tab/><text:tab/><text:tab/><text:tab/><text:tab/><text:tab/><text:tab/><text:tab/><text:tab/>&lt;input type="radio" name="gtxTaverna" value="2" id="gtxTaverna_2" <text:s/>class="noborder"/&gt;<text:line-break/><text:tab/><text:tab/><text:tab/><text:tab/><text:tab/>&lt;label for="gtxTaverna_2" class="position_top_3"&gt;No&lt;/label&gt;<text:line-break/><text:tab/><text:tab/><text:tab/><text:tab/><text:tab/>&lt;br/&gt;<text:line-break/><text:tab/><text:tab/><text:tab/><text:tab/><text:tab/><text:tab/><text:tab/><text:tab/><text:tab/>&lt;/td&gt;<text:line-break/><text:tab/><text:tab/><text:tab/><text:tab/>&lt;td&gt;<text:line-break/><text:tab/><text:tab/><text:tab/><text:tab/><text:tab/><text:tab/><text:tab/><text:tab/><text:tab/><text:tab/>&lt;input type="radio" name="gtxInfissiEsterni" value="0" id="gtxInfissiEsterni_0" checked="checked" class="noborder"/&gt;<text:line-break/><text:tab/><text:tab/><text:tab/><text:tab/><text:tab/>&lt;label for="gtxInfissiEsterni_0" class="position_top_3"&gt;Non specif.&lt;/label&gt;<text:line-break/><text:tab/><text:tab/><text:tab/><text:tab/><text:tab/>&lt;br/&gt;<text:line-break/><text:tab/><text:tab/><text:tab/><text:tab/><text:tab/><text:tab/><text:tab/><text:tab/><text:tab/><text:tab/>&lt;input type="radio" name="gtxInfissiEsterni" value="1" id="gtxInfissiEsterni_1" <text:s/>class="noborder"/&gt;<text:line-break/><text:tab/><text:tab/><text:tab/><text:tab/><text:tab/>&lt;label for="gtxInfissiEsterni_1" class="position_top_3"&gt;Vetro / Legno&lt;/label&gt;<text:line-break/><text:tab/><text:tab/><text:tab/><text:tab/><text:tab/>&lt;br/&gt;<text:line-break/><text:tab/><text:tab/><text:tab/><text:tab/><text:tab/><text:tab/><text:tab/><text:tab/><text:tab/><text:tab/>&lt;input type="radio" name="gtxInfissiEsterni" value="2" id="gtxInfissiEsterni_2" <text:s/>class="noborder"/&gt;<text:line-break/><text:tab/><text:tab/><text:tab/><text:tab/><text:tab/>&lt;label for="gtxInfissiEsterni_2" class="position_top_3"&gt;Vetro / Metallo&lt;/label&gt;<text:line-break/><text:tab/><text:tab/><text:tab/><text:tab/><text:tab/>&lt;br/&gt;<text:line-break/><text:tab/><text:tab/><text:tab/><text:tab/><text:tab/><text:tab/><text:tab/><text:tab/><text:tab/><text:tab/>&lt;input type="radio" name="gtxInfissiEsterni" value="3" id="gtxInfissiEsterni_3" <text:s/>class="noborder"/&gt;<text:line-break/><text:tab/><text:tab/><text:tab/><text:tab/><text:tab/>&lt;label for="gtxInfissiEsterni_3" class="position_top_3"&gt;Doppio Vetro / Legno&lt;/label&gt;<text:line-break/><text:tab/><text:tab/><text:tab/><text:tab/><text:tab/>&lt;br/&gt;<text:line-break/><text:tab/><text:tab/><text:tab/><text:tab/><text:tab/><text:tab/><text:tab/><text:tab/><text:tab/><text:tab/>&lt;input type="radio" name="gtxInfissiEsterni" value="4" id="gtxInfissiEsterni_4" <text:s/>class="noborder"/&gt;<text:line-break/><text:tab/><text:tab/><text:tab/><text:tab/><text:tab/>&lt;label for="gtxInfissiEsterni_4" class="position_top_3"&gt;Doppio Vetro / Metallo&lt;/label&gt;<text:line-break/><text:tab/><text:tab/><text:tab/><text:tab/><text:tab/>&lt;br/&gt;<text:line-break/><text:tab/><text:tab/><text:tab/><text:tab/><text:tab/><text:tab/><text:tab/><text:tab/><text:tab/>&lt;/td&gt;<text:line-break/><text:tab/><text:tab/><text:tab/><text:tab/>&lt;td&gt;<text:line-break/><text:tab/><text:tab/><text:tab/><text:tab/><text:tab/><text:tab/><text:tab/><text:tab/><text:tab/><text:tab/>&lt;input type="radio" name="gtxImpiantoTv" value="0" id="gtxImpiantoTv_0" checked="checked" class="noborder"/&gt;<text:line-break/><text:tab/><text:tab/><text:tab/><text:tab/><text:tab/>&lt;label for="gtxImpiantoTv_0" class="position_top_3"&gt;Non specif.&lt;/label&gt;<text:line-break/><text:tab/><text:tab/><text:tab/><text:tab/><text:tab/>&lt;br/&gt;<text:line-break/><text:tab/><text:tab/><text:tab/><text:tab/><text:tab/><text:tab/><text:tab/><text:tab/><text:tab/><text:tab/>&lt;input type="radio" name="gtxImpiantoTv" value="1" id="gtxImpiantoTv_1" <text:s/>class="noborder"/&gt;<text:line-break/><text:soft-page-break/><text:tab/><text:tab/><text:tab/><text:tab/><text:tab/>&lt;label for="gtxImpiantoTv_1" class="position_top_3"&gt;Centralizzato&lt;/label&gt;<text:line-break/><text:tab/><text:tab/><text:tab/><text:tab/><text:tab/>&lt;br/&gt;<text:line-break/><text:tab/><text:tab/><text:tab/><text:tab/><text:tab/><text:tab/><text:tab/><text:tab/><text:tab/><text:tab/>&lt;input type="radio" name="gtxImpiantoTv" value="2" id="gtxImpiantoTv_2" <text:s/>class="noborder"/&gt;<text:line-break/><text:tab/><text:tab/><text:tab/><text:tab/><text:tab/>&lt;label for="gtxImpiantoTv_2" class="position_top_3"&gt;Singolo&lt;/label&gt;<text:line-break/><text:tab/><text:tab/><text:tab/><text:tab/><text:tab/>&lt;br/&gt;<text:line-break/><text:tab/><text:tab/><text:tab/><text:tab/><text:tab/><text:tab/><text:tab/><text:tab/><text:tab/><text:tab/>&lt;input type="radio" name="gtxImpiantoTv" value="3" id="gtxImpiantoTv_3" <text:s/>class="noborder"/&gt;<text:line-break/><text:tab/><text:tab/><text:tab/><text:tab/><text:tab/>&lt;label for="gtxImpiantoTv_3" class="position_top_3"&gt;Parabola satellitare&lt;/label&gt;<text:line-break/><text:tab/><text:tab/><text:tab/><text:tab/><text:tab/>&lt;br/&gt;<text:line-break/><text:tab/><text:tab/><text:tab/><text:tab/><text:tab/><text:tab/><text:tab/><text:tab/><text:tab/>&lt;/td&gt;<text:line-break/><text:tab/><text:tab/><text:tab/>&lt;/tr&gt;<text:line-break/><text:tab/><text:tab/>&lt;/table&gt;<text:line-break/><text:line-break/><text:tab/><text:tab/><text:tab/><text:line-break/>&lt;div style="margin-left:10px;"&gt;<text:line-break/><text:tab/>&lt;div class="gtx_linea_separazione"&gt;&lt;/div&gt;<text:line-break/><text:line-break/><text:tab/><text:tab/><text:line-break/><text:tab/>&lt;table class="gtx_tbl_accessori_bit"&gt;<text:line-break/><text:tab/><text:tab/>&lt;tr&gt;<text:line-break/><text:tab/><text:tab/><text:tab/>&lt;td class="boxCheck"&gt;<text:line-break/><text:tab/><text:tab/><text:tab/><text:tab/>&lt;input <text:s/>type="checkbox" name="gtxEsposizioneInterna" id="gtxEsposizioneInterna"/&gt;<text:line-break/><text:tab/><text:tab/><text:tab/>&lt;/td&gt;<text:line-break/><text:tab/><text:tab/><text:tab/>&lt;td class="label"&gt;<text:line-break/><text:tab/><text:tab/><text:tab/><text:tab/>&lt;label for="gtxEsposizioneInterna"&gt;Esposizione interna&lt;/label&gt;<text:line-break/><text:tab/><text:tab/><text:tab/>&lt;/td&gt;<text:line-break/><text:tab/><text:tab/><text:tab/>&lt;td class="boxCheck"&gt;<text:line-break/><text:tab/><text:tab/><text:tab/><text:tab/>&lt;input <text:s/>type="checkbox" name="gtxEsposizioneEsterna" id="gtxEsposizioneEsterna"/&gt;<text:line-break/><text:tab/><text:tab/><text:tab/>&lt;/td&gt;<text:line-break/><text:tab/><text:tab/><text:tab/>&lt;td class="label"&gt;<text:line-break/><text:tab/><text:tab/><text:tab/><text:tab/>&lt;label for="gtxEsposizioneEsterna"&gt;Esposizione esterna&lt;/label&gt;<text:line-break/><text:tab/><text:tab/><text:tab/>&lt;/td&gt;<text:line-break/><text:tab/><text:tab/><text:tab/>&lt;td class="boxCheck"&gt;<text:line-break/><text:tab/><text:tab/><text:tab/><text:tab/>&lt;input type="checkbox" id="flag_condizionatore" name="condizionatore" value="1" /&gt;<text:line-break/><text:tab/><text:tab/><text:tab/>&lt;/td&gt;<text:line-break/><text:tab/><text:tab/><text:tab/>&lt;td class="label"&gt;<text:line-break/><text:tab/><text:tab/><text:tab/><text:tab/>&lt;label for="flag_condizionatore"&gt;Condizionatore&lt;/label&gt;<text:line-break/><text:tab/><text:tab/><text:tab/>&lt;/td&gt;<text:line-break/><text:tab/><text:tab/><text:tab/>&lt;td class="boxCheck"&gt;<text:line-break/><text:tab/><text:tab/><text:tab/><text:tab/>&lt;input type="checkbox" name="terrazzo" id="flag_terrazzo" value="1" /&gt;<text:line-break/><text:tab/><text:tab/><text:tab/>&lt;/td&gt;<text:line-break/><text:tab/><text:tab/><text:tab/>&lt;td class="label"&gt;<text:line-break/><text:tab/><text:tab/><text:tab/><text:tab/>&lt;label for="flag_terrazzo"&gt;Terrazzo&lt;/label&gt;<text:line-break/><text:tab/><text:tab/><text:tab/>&lt;/td&gt;<text:line-break/><text:soft-page-break/><text:tab/><text:tab/><text:tab/>&lt;td class="boxCheck"&gt;<text:line-break/><text:tab/><text:tab/><text:tab/><text:tab/>&lt;input type="checkbox" name="balcone" id="flag_balcone" value="1" /&gt;<text:line-break/><text:tab/><text:tab/><text:tab/>&lt;/td&gt;<text:line-break/><text:tab/><text:tab/><text:tab/>&lt;td class="label"&gt;<text:line-break/><text:tab/><text:tab/><text:tab/><text:tab/>&lt;label for="flag_balcone"&gt;Balcone&lt;/label&gt;<text:line-break/><text:tab/><text:tab/><text:tab/>&lt;/td&gt;<text:line-break/><text:tab/><text:tab/><text:tab/>&lt;td class="boxCheck"&gt;<text:line-break/><text:tab/><text:tab/><text:tab/><text:tab/>&lt;input type="checkbox" id="_flag_ascensore" name="ascensore" value="1" /&gt;<text:line-break/><text:tab/><text:tab/><text:tab/>&lt;/td&gt;<text:line-break/><text:tab/><text:tab/><text:tab/>&lt;td class="label"&gt;<text:line-break/><text:tab/><text:tab/><text:tab/><text:tab/>&lt;label for="_flag_ascensore"&gt;Ascensore&lt;/label&gt;<text:line-break/><text:tab/><text:tab/><text:tab/>&lt;/td&gt;<text:line-break/><text:tab/><text:tab/>&lt;/tr&gt;<text:line-break/><text:tab/><text:tab/>&lt;tr&gt;<text:line-break/><text:tab/><text:tab/><text:tab/>&lt;td class="boxCheck"&gt;<text:line-break/><text:tab/><text:tab/><text:tab/><text:tab/>&lt;input <text:s/>type="checkbox" name="gtxCaminetto" id="gtxCaminetto"/&gt;<text:line-break/><text:tab/><text:tab/><text:tab/>&lt;/td&gt;<text:line-break/><text:tab/><text:tab/><text:tab/>&lt;td class="label"&gt;<text:line-break/><text:tab/><text:tab/><text:tab/><text:tab/>&lt;label for="gtxCaminetto"&gt;Caminetto&lt;/label&gt;<text:line-break/><text:tab/><text:tab/><text:tab/>&lt;/td&gt;<text:line-break/><text:tab/><text:tab/><text:tab/>&lt;td class="boxCheck"&gt;<text:line-break/><text:tab/><text:tab/><text:tab/><text:tab/>&lt;input <text:s/>type="checkbox" name="gtxPortaBlindata" id="gtxPortaBlindata"/&gt;<text:line-break/><text:tab/><text:tab/><text:tab/>&lt;/td&gt;<text:line-break/><text:tab/><text:tab/><text:tab/>&lt;td class="label"&gt;<text:line-break/><text:tab/><text:tab/><text:tab/><text:tab/>&lt;label for="gtxPortaBlindata"&gt;Porta blindata&lt;/label&gt;<text:line-break/><text:tab/><text:tab/><text:tab/>&lt;/td&gt;<text:line-break/><text:tab/><text:tab/><text:tab/>&lt;td class="boxCheck"&gt;<text:line-break/><text:tab/><text:tab/><text:tab/><text:tab/>&lt;input <text:s/>type="checkbox" name="gtxIdromassaggio" id="gtxIdromassaggio"/&gt;<text:line-break/><text:tab/><text:tab/><text:tab/>&lt;/td&gt;<text:line-break/><text:tab/><text:tab/><text:tab/>&lt;td class="label"&gt;<text:line-break/><text:tab/><text:tab/><text:tab/><text:tab/>&lt;label for="gtxIdromassaggio"&gt;Idromassaggio&lt;/label&gt;<text:line-break/><text:tab/><text:tab/><text:tab/>&lt;/td&gt;<text:line-break/><text:tab/><text:tab/><text:tab/>&lt;td class="boxCheck"&gt;<text:line-break/><text:tab/><text:tab/><text:tab/><text:tab/>&lt;input <text:s/>type="checkbox" name="gtxImpiantoAllarme" id="gtxImpiantoAllarme"/&gt;<text:line-break/><text:tab/><text:tab/><text:tab/>&lt;/td&gt;<text:line-break/><text:tab/><text:tab/><text:tab/>&lt;td class="label"&gt;<text:line-break/><text:tab/><text:tab/><text:tab/><text:tab/>&lt;label for="gtxImpiantoAllarme"&gt;Impianto d'allarme&lt;/label&gt;<text:line-break/><text:tab/><text:tab/><text:tab/>&lt;/td&gt;<text:line-break/><text:tab/><text:tab/><text:tab/>&lt;td class="boxCheck"&gt;<text:line-break/><text:tab/><text:tab/><text:tab/><text:tab/>&lt;input <text:s/>type="checkbox" name="gtxPiscina" id="gtxPiscina"/&gt;<text:line-break/><text:tab/><text:tab/><text:tab/>&lt;/td&gt;<text:line-break/><text:tab/><text:tab/><text:tab/>&lt;td class="label"&gt;<text:line-break/><text:tab/><text:tab/><text:tab/><text:tab/>&lt;label for="gtxPiscina"&gt;Piscina&lt;/label&gt;<text:line-break/><text:tab/><text:tab/><text:tab/>&lt;/td&gt;<text:line-break/><text:tab/><text:tab/><text:tab/>&lt;td class="boxCheck"&gt;<text:line-break/><text:tab/><text:tab/><text:tab/><text:tab/>&lt;input <text:s/>type="checkbox" name="gtxCampoTennis" id="gtxCampoTennis"/&gt;<text:line-break/><text:soft-page-break/><text:tab/><text:tab/><text:tab/>&lt;/td&gt;<text:line-break/><text:tab/><text:tab/><text:tab/>&lt;td class="label"&gt;<text:line-break/><text:tab/><text:tab/><text:tab/><text:tab/>&lt;label for="gtxCampoTennis"&gt;Campo da tennis&lt;/label&gt;<text:line-break/><text:tab/><text:tab/><text:tab/>&lt;/td&gt;<text:line-break/><text:tab/><text:tab/>&lt;/tr&gt;<text:line-break/><text:tab/><text:tab/>&lt;tr&gt;<text:line-break/><text:tab/><text:tab/><text:tab/>&lt;td class="boxCheck"&gt;<text:line-break/><text:tab/><text:tab/><text:tab/><text:tab/>&lt;input <text:s/>type="checkbox" name="gtxCancelloElettrico" id="gtxCancelloElettrico"/&gt;<text:line-break/><text:tab/><text:tab/><text:tab/>&lt;/td&gt;<text:line-break/><text:tab/><text:tab/><text:tab/>&lt;td class="label"&gt;<text:line-break/><text:tab/><text:tab/><text:tab/><text:tab/>&lt;label for="gtxCancelloElettrico"&gt;Cancello elettrico&lt;/label&gt;<text:line-break/><text:tab/><text:tab/><text:tab/>&lt;/td&gt;<text:line-break/><text:tab/><text:tab/><text:tab/>&lt;td class="boxCheck"&gt;<text:line-break/><text:tab/><text:tab/><text:tab/><text:tab/>&lt;input <text:s/>type="checkbox" name="gtxPortiere" id="gtxPortiere"/&gt;<text:line-break/><text:tab/><text:tab/><text:tab/>&lt;/td&gt;<text:line-break/><text:tab/><text:tab/><text:tab/>&lt;td class="label"&gt;<text:line-break/><text:tab/><text:tab/><text:tab/><text:tab/>&lt;label for="gtxPortiere"&gt;Portiere&lt;/label&gt;<text:line-break/><text:tab/><text:tab/><text:tab/>&lt;/td&gt;<text:line-break/><text:tab/><text:tab/><text:tab/>&lt;td class="boxCheck"&gt;<text:line-break/><text:tab/><text:tab/><text:tab/><text:tab/>&lt;input <text:s/>type="checkbox" name="gtxFibraOttica" id="gtxFibraOttica"/&gt;<text:line-break/><text:tab/><text:tab/><text:tab/>&lt;/td&gt;<text:line-break/><text:tab/><text:tab/><text:tab/>&lt;td class="label"&gt;<text:line-break/><text:tab/><text:tab/><text:tab/><text:tab/>&lt;label for="gtxFibraOttica"&gt;Fibra ottica&lt;/label&gt;<text:line-break/><text:tab/><text:tab/><text:tab/>&lt;/td&gt;<text:line-break/><text:tab/><text:tab/><text:tab/>&lt;td class="boxCheck"&gt;<text:line-break/><text:tab/><text:tab/><text:tab/><text:tab/>&lt;input <text:s/>type="checkbox" name="gtxVideoCitofono" id="gtxVideoCitofono"/&gt;<text:line-break/><text:tab/><text:tab/><text:tab/>&lt;/td&gt;<text:line-break/><text:tab/><text:tab/><text:tab/>&lt;td class="label"&gt;<text:line-break/><text:tab/><text:tab/><text:tab/><text:tab/>&lt;label for="gtxVideoCitofono"&gt;Video-citofono&lt;/label&gt;<text:line-break/><text:tab/><text:tab/><text:tab/>&lt;/td&gt;<text:line-break/><text:tab/><text:tab/>&lt;/tr&gt;<text:line-break/><text:tab/>&lt;/table&gt;<text:line-break/>&lt;/div&gt;<text:line-break/><text:tab/><text:tab/>&lt;/div&gt;<text:line-break/><text:tab/>&lt;/div&gt;<text:line-break/>&lt;/div&gt;<text:line-break/><text:line-break/>&lt;div&gt;<text:tab/>&lt;script type="text/javascript" language="javascript" charset="utf-8"&gt;<text:line-break/><text:tab/>// &lt;![CDATA[<text:line-break/><text:tab/><text:tab/><text:line-break/><text:tab/><text:tab/>function enableTab(tab){<text:line-break/><text:tab/><text:tab/><text:tab/>for (i = 1 ; i &lt;= 8 ; i++){<text:line-break/><text:tab/><text:tab/><text:tab/><text:tab/>currTab = "tab_lang_" + i; <text:line-break/><text:tab/><text:tab/><text:tab/><text:tab/>var oDivTab = document.getElementById(currTab);<text:line-break/><text:tab/><text:tab/><text:tab/><text:tab/>var oDivTabText = document.getElementById("desc_" + i);<text:line-break/><text:tab/><text:tab/><text:tab/><text:tab/>var oDivCountText = document.getElementById("count_desc_" + i);<text:line-break/><text:tab/><text:tab/><text:tab/><text:tab/>if (oDivTab &amp;&amp; oDivTabText &amp;&amp; oDivCountText){<text:line-break/><text:tab/><text:tab/><text:tab/><text:tab/><text:tab/>if (currTab == tab){<text:line-break/> <text:s text:c="47"/>if (i==8){<text:line-break/><text:soft-page-break/><text:tab/><text:tab/><text:tab/><text:tab/><text:tab/><text:tab/> <text:s/>oDivTab.className = "align_left tab_lang_post language_selected last";<text:line-break/> <text:s text:c="47"/>}else{<text:line-break/> <text:s text:c="49"/>oDivTab.className = "align_left tab_lang_post language_selected";<text:line-break/> <text:s text:c="47"/>}<text:line-break/><text:tab/><text:tab/><text:tab/><text:tab/><text:tab/><text:tab/>oDivTabText.style.display="block";<text:line-break/><text:tab/><text:tab/><text:tab/><text:tab/><text:tab/><text:tab/>oDivCountText.style.display="block";<text:line-break/><text:tab/><text:tab/><text:tab/><text:tab/><text:tab/><text:tab/>oDivTabText.getElementsByTagName('textarea')[0].focus();<text:line-break/><text:tab/><text:tab/><text:tab/><text:tab/><text:tab/>}<text:line-break/><text:tab/><text:tab/><text:tab/><text:tab/><text:tab/>else{<text:line-break/><text:tab/><text:tab/><text:tab/><text:tab/><text:tab/><text:tab/>oDivTab.className = "align_left tab_lang_post language_not_selected";<text:line-break/><text:tab/><text:tab/><text:tab/><text:tab/><text:tab/><text:tab/>oDivTabText.style.display ="none";<text:line-break/><text:tab/><text:tab/><text:tab/><text:tab/><text:tab/><text:tab/>oDivCountText.style.display="none";<text:line-break/><text:tab/><text:tab/><text:tab/><text:tab/><text:tab/>}<text:line-break/><text:tab/><text:tab/><text:tab/><text:tab/>}<text:line-break/><text:tab/><text:tab/><text:tab/>}<text:line-break/><text:tab/><text:tab/><text:tab/>return false;<text:line-break/><text:tab/><text:tab/>}<text:line-break/><text:tab/><text:tab/><text:line-break/><text:tab/>// ]]&gt;<text:line-break/><text:tab/>&lt;/script&gt;<text:line-break/><text:tab/>&lt;div class="main_title middle" id="descrizione"&gt;Descrizione dell&amp;#39;immobile, visibile sul sito&lt;/div&gt;<text:line-break/><text:line-break/><text:line-break/><text:line-break/><text:tab/>&lt;div style="padding:18px 50px 0px 10px;"&gt;<text:line-break/><text:line-break/><text:tab/><text:tab/>&lt;div class="align_left" style="height:12px;margin-right:50px;"&gt;&lt;/div&gt;<text:line-break/><text:tab/><text:tab/>&lt;div id="tab_lang_1" class="align_left tab_lang_post language_selected" style="border-bottom:1px solid #FFFFFF;"&gt;<text:line-break/><text:tab/><text:tab/><text:tab/>&lt;a href="#" onclick="return enableTab('tab_lang_1');"&gt;&lt;img src="http://getrix.ekbl.net/img2/flags/it.png" /&gt;&lt;strong&gt;&amp;nbsp;&amp;nbsp;Italiano&lt;/strong&gt;&lt;/a&gt;<text:line-break/><text:tab/><text:tab/>&lt;/div&gt;<text:line-break/><text:tab/><text:tab/>&lt;div id="tab_lang_2" class="align_left tab_lang_post language_not_selected" &gt;<text:line-break/><text:tab/><text:tab/><text:tab/>&lt;a href="#" onclick="return enableTab('tab_lang_2');"&gt;&lt;img src="http://getrix.ekbl.net/img2/flags/gb.png" /&gt;&lt;strong&gt;&amp;nbsp;&amp;nbsp;Inglese&lt;/strong&gt;&lt;/a&gt;<text:line-break/><text:tab/><text:tab/>&lt;/div&gt;<text:line-break/><text:tab/><text:tab/>&lt;div id="tab_lang_3" class="align_left tab_lang_post language_not_selected"&gt;<text:line-break/><text:tab/><text:tab/><text:tab/>&lt;a href="#" onclick="return enableTab('tab_lang_3');"&gt; &lt;img src="http://getrix.ekbl.net/img2/flags/de.png" /&gt;&lt;strong&gt;&amp;nbsp;&amp;nbsp;Tedesco&lt;/strong&gt;&lt;/a&gt;<text:line-break/><text:tab/><text:tab/>&lt;/div&gt;<text:line-break/><text:tab/><text:tab/>&lt;div id="tab_lang_4" class="align_left tab_lang_post language_not_selected"&gt;<text:line-break/><text:tab/><text:tab/><text:tab/>&lt;a href="#" onclick="return enableTab('tab_lang_4');"&gt;&lt;img src="http://getrix.ekbl.net/img2/flags/fr.png" /&gt;&lt;strong&gt;&amp;nbsp;&amp;nbsp;Francese&lt;/strong&gt;&lt;/a&gt;<text:line-break/><text:tab/><text:tab/>&lt;/div&gt;<text:line-break/><text:tab/><text:tab/>&lt;div id="tab_lang_5" class="align_left tab_lang_post language_not_selected"&gt;<text:line-break/><text:tab/><text:tab/><text:tab/>&lt;a href="#" onclick="return enableTab('tab_lang_5');"&gt;&lt;img src="http://getrix.ekbl.net/img2/flags/es.png" /&gt;&lt;strong&gt;&amp;nbsp;&amp;nbsp;Spagnolo&lt;/strong&gt;&lt;/a&gt;<text:line-break/><text:tab/><text:tab/>&lt;/div&gt;<text:line-break/><text:soft-page-break/><text:tab/><text:tab/>&lt;div id="tab_lang_6" class="align_left tab_lang_post language_not_selected"&gt;<text:line-break/><text:tab/><text:tab/><text:tab/>&lt;a href="#" onclick="return enableTab('tab_lang_6');"&gt;&lt;img src="http://getrix.ekbl.net/img2/flags/pt.png" /&gt;&lt;strong&gt;&amp;nbsp;&amp;nbsp;Portoghese&lt;/strong&gt;&lt;/a&gt;<text:line-break/><text:tab/><text:tab/>&lt;/div&gt;<text:line-break/><text:tab/><text:tab/>&lt;div id="tab_lang_7" class="align_left tab_lang_post language_not_selected"&gt;<text:line-break/><text:tab/><text:tab/><text:tab/>&lt;a href="#" onclick="return enableTab('tab_lang_7');"&gt;&lt;img src="http://getrix.ekbl.net/img2/flags/ru.png" /&gt;&lt;strong&gt;&amp;nbsp;&amp;nbsp;Russo&lt;/strong&gt;&lt;/a&gt;<text:line-break/><text:tab/><text:tab/>&lt;/div&gt;<text:line-break/><text:tab/><text:tab/>&lt;div id="tab_lang_8" class="align_left tab_lang_post language_not_selected"&gt;<text:line-break/><text:tab/><text:tab/><text:tab/>&lt;a href="#" onclick="return enableTab('tab_lang_8');"&gt;&lt;img src="http://getrix.ekbl.net/img2/flags/gr.png" /&gt;&lt;strong&gt;&amp;nbsp;&amp;nbsp;Greco&lt;/strong&gt;&lt;/a&gt;<text:line-break/><text:tab/><text:tab/>&lt;/div&gt;<text:tab/><text:tab/><text:line-break/><text:tab/><text:tab/><text:line-break/><text:tab/><text:tab/>&lt;div class="empty"&gt;&lt;/div&gt;<text:line-break/><text:tab/>&lt;/div&gt;<text:line-break/><text:line-break/><text:line-break/><text:tab/>&lt;div style="margin-left:60px;padding-bottom:5px;"&gt;<text:line-break/><text:tab/><text:tab/>&lt;div id="desc_1" style="width:90%"&gt;<text:line-break/><text:tab/><text:tab/> <text:s text:c="7"/>&lt;input type="hidden" id="flag_auto_it" name="flag_auto_it" value=""/&gt;<text:line-break/><text:tab/><text:tab/> <text:s text:c="7"/>&lt;textarea id="desc_it" class="textarea_inserimento_descrizione" name='descrizione_it' onKeyDown="textCounter(this.form.descrizione_it,this.form.remLen_it,3000);"</text:p>
      <text:p text:style-name="Standard"><text:s/>onKeyUp="premutoPerModifica=true;textCounter(this.form.descrizione_it,this.form.remLen_it,3000);" cols='133' rows='10'&gt;&lt;/textarea&gt;<text:line-break/><text:line-break/><text:tab/><text:tab/>&lt;/div&gt;<text:line-break/><text:line-break/><text:tab/><text:tab/>&lt;div id="desc_2" style="width:90%;display:none"&gt;<text:line-break/><text:tab/><text:tab/> <text:s text:c="7"/>&lt;input type="hidden" id="flag_auto_en" name="flag_auto_en" value=""/&gt;<text:line-break/><text:tab/><text:tab/><text:tab/>&lt;textarea id="desc_en" class="textarea_inserimento_descrizione" name='descrizione_en' onKeyDown="textCounter(this.form.descrizione_en,this.form.remLen_en,3000);" onKeyUp="textCounter(this.form.descrizione_en,this.form.remLen_en,3000);" cols='133' rows='10'&gt;&lt;/textarea&gt;<text:line-break/><text:tab/><text:tab/>&lt;/div&gt;<text:line-break/><text:tab/><text:tab/>&lt;div id="desc_3" style="width:90%;display:none"&gt;<text:line-break/><text:tab/><text:tab/> <text:s text:c="7"/>&lt;input type="hidden" id="flag_auto_de" name="flag_auto_de" value=""/&gt;<text:line-break/><text:tab/><text:tab/><text:tab/>&lt;textarea id="desc_de" class="textarea_inserimento_descrizione" name='descrizione_de' onKeyDown="textCounter(this.form.descrizione_de,this.form.remLen_de,3000);" onKeyUp="textCounter(this.form.descrizione_de,this.form.remLen_de,3000);" cols='133' rows='10'&gt;&lt;/textarea&gt;<text:line-break/><text:tab/><text:tab/>&lt;/div&gt;<text:line-break/><text:tab/><text:tab/>&lt;div id="desc_4" style="width:90%;display:none"&gt;<text:line-break/><text:tab/><text:tab/> <text:s text:c="7"/>&lt;input type="hidden" id="flag_auto_fr" name="flag_auto_fr" value=""/&gt;<text:line-break/><text:tab/><text:tab/><text:tab/>&lt;textarea id="desc_fr" class="textarea_inserimento_descrizione" name='descrizione_fr' onKeyDown="textCounter(this.form.descrizione_fr,this.form.remLen_fr,3000);" onKeyUp="textCounter(this.form.descrizione_fr,this.form.remLen_fr,3000);" cols='133' rows='10'&gt;&lt;/textarea&gt;<text:line-break/><text:soft-page-break/><text:tab/><text:tab/>&lt;/div&gt;<text:line-break/><text:tab/><text:tab/>&lt;div id="desc_5" style="width:90%;display:none"&gt;<text:line-break/><text:tab/><text:tab/> <text:s text:c="7"/>&lt;input type="hidden" id="flag_auto_es" name="flag_auto_es" value=""/&gt;<text:line-break/><text:tab/><text:tab/><text:tab/>&lt;textarea id="desc_es" class="textarea_inserimento_descrizione" name='descrizione_es' onKeyDown="textCounter(this.form.descrizione_es,this.form.remLen_es,3000);" onKeyUp="textCounter(this.form.descrizione_es,this.form.remLen_es,3000);" cols='133' rows='10'&gt;&lt;/textarea&gt;<text:line-break/><text:tab/><text:tab/>&lt;/div&gt;<text:line-break/><text:tab/><text:tab/>&lt;div id="desc_6" style="width:90%;display:none"&gt;<text:line-break/><text:tab/><text:tab/> <text:s text:c="7"/>&lt;input type="hidden" id="flag_auto_pt" name="flag_auto_pt" value=""/&gt;<text:line-break/><text:tab/><text:tab/><text:tab/>&lt;textarea id="desc_pt" class="textarea_inserimento_descrizione" name='descrizione_pt' onKeyDown="textCounter(this.form.descrizione_pt,this.form.remLen_pt,3000);" onKeyUp="textCounter(this.form.descrizione_pt,this.form.remLen_pt,3000);" cols='133' rows='10'&gt;&lt;/textarea&gt;<text:line-break/><text:tab/><text:tab/>&lt;/div&gt;<text:line-break/><text:tab/><text:tab/>&lt;div id="desc_7" style="width:90%;display:none"&gt;<text:line-break/><text:tab/><text:tab/> <text:s text:c="7"/>&lt;input type="hidden" id="flag_auto_ru" name="flag_auto_ru" value=""/&gt;<text:line-break/><text:tab/><text:tab/><text:tab/>&lt;textarea id="desc_ru" class="textarea_inserimento_descrizione" name='descrizione_ru' onKeyDown="textCounter(this.form.descrizione_ru,this.form.remLen_ru,3000);" onKeyUp="textCounter(this.form.descrizione_ru,this.form.remLen_ru,3000);" cols='133' rows='10'&gt;&lt;/textarea&gt;<text:line-break/><text:tab/><text:tab/>&lt;/div&gt;<text:line-break/><text:tab/><text:tab/>&lt;div id="desc_8" style="width:90%;display:none"&gt;<text:line-break/><text:tab/><text:tab/> <text:s text:c="7"/>&lt;input type="hidden" id="flag_auto_gr" name="flag_auto_gr" value=""/&gt;<text:line-break/><text:tab/><text:tab/><text:tab/>&lt;textarea id="desc_gr" class="textarea_inserimento_descrizione" name='descrizione_gr' onKeyDown="textCounter(this.form.descrizione_gr,this.form.remLen_gr,3000);" onKeyUp="textCounter(this.form.descrizione_gr,this.form.remLen_gr,3000);" cols='133' rows='10'&gt;&lt;/textarea&gt;<text:line-break/><text:tab/><text:tab/>&lt;/div&gt;<text:line-break/><text:tab/>&lt;/div&gt;<text:line-break/><text:tab/><text:tab/>&lt;div id="count_desc_1" &gt;<text:line-break/><text:tab/><text:tab/><text:tab/>&lt;div class="contatore_caratteri_utente"&gt;Caratteri disponibili &lt;input readonly="readonly" class="remLen" maxlength="4" size="3" value="3000" type='text' id="remLen_it" name='remLen_it' style="text-align: right;margin-right: 4px;border:none;"/&gt;su 3000 &lt;/div&gt;<text:line-break/><text:tab/><text:tab/>&lt;/div&gt;<text:line-break/><text:tab/><text:tab/>&lt;div id="count_desc_2" <text:s/>style="display:none"&gt;<text:line-break/><text:tab/><text:tab/><text:tab/>&lt;div class="contatore_caratteri_utente"&gt;Caratteri disponibili &lt;input readonly="readonly" class="remLen" maxlength="4" size="3" value="3000" type='text' id="remLen_en" name='remLen_en' style="text-align: right;margin-right: 4px;border:none;"/&gt;su 3000 &lt;/div&gt;<text:line-break/><text:tab/><text:tab/>&lt;/div&gt;<text:line-break/><text:tab/><text:tab/>&lt;div id="count_desc_3" style="display:none"&gt;<text:line-break/><text:tab/><text:tab/><text:tab/>&lt;div class="contatore_caratteri_utente"&gt;Caratteri disponibili &lt;input readonly="readonly" class="remLen" maxlength="4" size="3" value="3000" type='text' id="remLen_de" name='remLen_de' style="text-align: right;margin-right: 4px;border:none;"/&gt;su 3000 &lt;/div&gt;<text:line-break/><text:tab/><text:tab/>&lt;/div&gt;<text:line-break/><text:soft-page-break/><text:tab/><text:tab/>&lt;div id="count_desc_4" <text:s/>style="display:none"&gt;<text:line-break/><text:tab/><text:tab/><text:tab/>&lt;div class="contatore_caratteri_utente"&gt;Caratteri disponibili &lt;input readonly="readonly" class="remLen" maxlength="4" size="3" value="3000" type='text' id="remLen_fr" name='remLen_fr' style="text-align: right;margin-right: 4px;border:none;"/&gt;su 3000 &lt;/div&gt;<text:line-break/><text:tab/><text:tab/>&lt;/div&gt;<text:line-break/><text:tab/><text:tab/>&lt;div id="count_desc_5" <text:s/>style="display:none"&gt;<text:line-break/><text:tab/><text:tab/><text:tab/>&lt;div class="contatore_caratteri_utente"&gt;Caratteri disponibili <text:line-break/><text:tab/><text:tab/><text:tab/><text:tab/>&lt;input readonly="readonly" class="remLen" maxlength="4" size="2" value="3000" type='text' id="remLen_es" name='remLen_es' style="text-align: right;margin-right: 4px;border:none;"/&gt;su 3000 &lt;/div&gt;<text:line-break/><text:tab/><text:tab/>&lt;/div&gt;<text:line-break/><text:tab/><text:tab/>&lt;div id="count_desc_6" <text:s/>style="display:none"&gt;<text:line-break/><text:tab/><text:tab/><text:tab/>&lt;div class="contatore_caratteri_utente"&gt;Caratteri disponibili &lt;input readonly="readonly" class="remLen" maxlength="4" size="3" value="3000" type='text' id="remLen_pt" name='remLen_pt' style="text-align: right;margin-right: 4px;border:none;"/&gt;su 3000 &lt;/div&gt;<text:line-break/><text:tab/><text:tab/>&lt;/div&gt;<text:line-break/><text:tab/><text:tab/>&lt;div id="count_desc_7" <text:s/>style="display:none"&gt;<text:line-break/><text:tab/><text:tab/><text:tab/>&lt;div class="contatore_caratteri_utente"&gt;Caratteri disponibili &lt;input readonly="readonly" class="remLen" maxlength="4" size="3" value="3000" type='text' id="remLen_ru" name='remLen_ru' style="text-align: right;margin-right: 4px;border:none;"/&gt;su 3000 &lt;/div&gt;<text:line-break/><text:tab/><text:tab/>&lt;/div&gt;<text:line-break/><text:tab/><text:tab/>&lt;div id="count_desc_8" <text:s/>style="display:none"&gt;<text:line-break/><text:tab/><text:tab/><text:tab/>&lt;div class="contatore_caratteri_utente"&gt;Caratteri disponibili &lt;input readonly="readonly" class="remLen" maxlength="4" size="3" value="3000" type='text' id="remLen_gr" name='remLen_gr' style="text-align: right;margin-right: 4px;border:none;"/&gt;su 3000 &lt;/div&gt;<text:line-break/><text:tab/><text:tab/>&lt;/div&gt;<text:line-break/><text:tab/><text:line-break/><text:tab/><text:tab/><text:line-break/><text:tab/><text:tab/><text:tab/><text:tab/><text:tab/>&lt;div class="main_title middle"&gt;Descrizione dell'immobile per le riviste&lt;/div&gt;<text:line-break/><text:tab/><text:tab/>&lt;div class="gtx_titolo_descrizione_riviste" style="padding-left:50px;"&gt;<text:line-break/><text:tab/><text:tab/><text:tab/>&lt;label&gt;Titolo&lt;/label&gt;<text:line-break/><text:tab/><text:tab/><text:tab/>&lt;input value="" name="gtxTitolo_per_riviste"/&gt;<text:line-break/><text:tab/><text:tab/>&lt;/div&gt;<text:line-break/><text:tab/><text:tab/>&lt;div class="gtx_descrizione_riviste"&gt;<text:line-break/><text:tab/><text:tab/> <text:s/>&lt;textarea id="gtxDescrizione_per_riviste" name="gtxDescrizione_per_riviste"&gt;&lt;/textarea&gt;<text:line-break/><text:tab/><text:tab/>&lt;/div&gt;<text:line-break/><text:tab/><text:tab/><text:line-break/><text:tab/><text:line-break/><text:line-break/><text:tab/><text:tab/>&lt;script&gt;<text:line-break/><text:tab/><text:tab/><text:tab/>var numMax = '3000';<text:line-break/><text:tab/><text:tab/><text:tab/>var aLingue = new Array("_it", "_en", "_fr","_de","_es","_pt","_ru","_gr");<text:line-break/><text:tab/><text:tab/><text:tab/>aggiornaCounter(aLingue,numMax);<text:line-break/><text:tab/><text:tab/><text:line-break/><text:tab/><text:tab/><text:tab/>f_desc_rivista_check=function(){<text:line-break/><text:tab/><text:tab/><text:tab/><text:tab/>//tolgo gli eventuali spazi ad inizio e fine stringa<text:line-break/><text:soft-page-break/><text:tab/><text:tab/><text:tab/><text:tab/>if (document.getElementById("gtxDescrizione_per_riviste"))<text:line-break/><text:tab/><text:tab/><text:tab/><text:tab/><text:tab/>document.getElementById("gtxDescrizione_per_riviste").value=document.getElementById("gtxDescrizione_per_riviste").value.trim();<text:line-break/><text:tab/><text:tab/><text:tab/>}<text:line-break/><text:tab/><text:tab/><text:line-break/><text:tab/><text:tab/>&lt;/script&gt;<text:line-break/>&lt;/div&gt;<text:line-break/><text:line-break/><text:line-break/>&lt;/div&gt; <text:line-break/>&lt;div&gt;<text:line-break/> <text:s/>&lt;div style="margin-top:15px;padding-bottom:15px;"&gt;<text:line-break/> <text:s text:c="3"/>&lt;input type="hidden" name="callback" value="refresh" /&gt;<text:line-break/> <text:s text:c="3"/>&lt;div class="align_right"&gt;<text:line-break/> <text:s text:c="5"/>&lt;div class="gtx_avanti_button" href="#" onclick="return gestioneClasseEnergetica();"&gt;&lt;/div&gt;<text:line-break/> <text:s text:c="3"/>&lt;/div&gt;<text:line-break/> <text:s text:c="7"/>&lt;div class="align_left"&gt;<text:line-break/> <text:s text:c="5"/>&lt;a href="http://getrix.ekbl.net/inserimento_annuncio.php?step=1&amp;categoria=1&amp;tipo=1"&gt;&lt;div class="gtx_indietro_button"&gt;&lt;/div&gt;&lt;/a&gt;<text:line-break/> <text:s text:c="3"/>&lt;/div&gt;<text:line-break/> <text:s text:c="7"/>&lt;div class="clear"&gt;&lt;/div&gt;<text:line-break/> <text:s/>&lt;/div&gt;<text:line-break/>&lt;/div&gt;<text:line-break/><text:line-break/><text:line-break/>&lt;/form&gt;<text:line-break/><text:line-break/><text:line-break/><text:line-break/>&lt;script type="text/javascript" language="javascript" charset="utf-8"&gt;<text:line-break/><text:line-break/>var google=null;<text:line-break/>var idAnnuncio='';<text:line-break/>var idAgenzia='';<text:line-break/>if (!idAgenzia || idAgenzia=="") idAgenzia='';<text:tab/><text:line-break/>var idUtente='';<text:line-break/>var idProgetto=null;<text:line-break/>if (!idAnnuncio)<text:line-break/> <text:s text:c="2"/>var idProgetto='';<text:line-break/>var flag_dettaglio=0;<text:tab/><text:tab/><text:line-break/>&lt;/script&gt;<text:line-break/>&lt;script type="text/javascript" src="http://www.google.com/jsapi"&gt;&lt;/script&gt;<text:line-break/>&lt;script type="text/javascript" language="javascript" src="http://getrix.ekbl.net/includes/mappa_dettaglio_trad_auto.js?v=201302271700"&gt;&lt;/script&gt;<text:line-break/>&lt;script type="text/javascript" language="javascript" charset="utf-8"&gt;<text:line-break/>if(app=document.getElementById("desc_it")) md5desc_it=hex_md5(app.value);<text:line-break/>&lt;/script&gt;<text:line-break/><text:line-break/><text:line-break/><text:line-break/><text:soft-page-break/><text:tab/><text:tab/>&lt;/div&gt;&lt;!--fine div box_lista_annunci--&gt;<text:line-break/><text:tab/>&lt;/div&gt;&lt;!--fine div corpo--&gt;<text:line-break/>&lt;/div&gt;&lt;!--fine div contenuto--&gt;<text:line-break/><text:line-break/>&lt;div id="footer" class="costruttoreCustomBorder"&gt;<text:line-break/><text:tab/>&lt;div id="footer_backoffice_getrix" style="display: block;"&gt;<text:line-break/><text:tab/>&lt;/div&gt;<text:line-break/>&lt;/div&gt;<text:line-break/>&lt;script type="text/javascript"&gt;<text:line-break/><text:line-break/> <text:s/>var _gaq = _gaq || [];<text:line-break/> <text:s/>_gaq.push(['_setAccount', 'UA-17383609-2']);<text:line-break/> <text:s/>_gaq.push(['_trackPageview']);<text:line-break/><text:line-break/> <text:s/>(function() {<text:line-break/> <text:s text:c="3"/>var ga = document.createElement('script'); ga.type = 'text/javascript'; ga.async = true;<text:line-break/> <text:s text:c="3"/>ga.src = ('https:' == document.location.protocol ? 'https://ssl' : 'http://www') + '.google-analytics.com/ga.js';<text:line-break/> <text:s text:c="3"/>var s = document.getElementsByTagName('script')[0]; s.parentNode.insertBefore(ga, s);<text:line-break/> <text:s/>})();<text:line-break/><text:line-break/>&lt;/script&gt;<text:line-break/>&lt;/body&gt;<text:tab/><text:line-break/>&lt;/html&gt;</text:p>
      <text:p text:style-name="Standard"/>
      <text:p text:style-name="Standard"/>
      <text:p text:style-name="Standard"/>
      <text:p text:style-name="P1"><text:a xlink:type="simple" xlink:href="http://getrix.ekbl.net/inserimento_annuncio.php?step=2&amp;categoria=1&amp;tipo=1&amp;callback=refresh">http://getrix.ekbl.net/inserimento_annuncio.php?step=2&amp;categoria=1&amp;tipo=1&amp;callback=refresh</text:a></text:p>
      <text:p text:style-name="Standard"/>
      <text:p text:style-name="Standard"/>
      <text:p text:style-name="Standard">callback=refresh</text:p>
      <text:p text:style-name="Standard">categoria=1</text:p>
      <text:p text:style-name="Standard">step=2</text:p>
      <text:p text:style-name="Standard">tipo=1</text:p>
      <text:p text:style-name="Standard"/>
      <text:p text:style-name="Standard"/>
      <text:p text:style-name="Standard">POST /inserimento_annuncio.php?step=2&amp;categoria=1&amp;tipo=1&amp;callback=refresh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://getrix.ekbl.net/inserimento_annuncio.php?step=2&amp;categoria=1&amp;tipo=1&amp;callback=refresh</text:p>
      <text:p text:style-name="Standard">Cookie: GETRIXSID=3b116d5af398f912ff38214ff9e654a9; __utma=255309982.510473104.1362162538.1362162538.1362162538.1; __utmb=255309982.4.10.1362162538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/>
      <text:p text:style-name="Standard">HTTP/1.1 302 Found</text:p>
      <text:p text:style-name="Standard">Date: Fri, 01 Mar 2013 18:40:12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Location: /inserimento_annuncio.php?step=3&amp;tipo=1&amp;idAnnuncio=40136254</text:p>
      <text:p text:style-name="Standard">Vary: Accept-Encoding</text:p>
      <text:p text:style-name="Standard">Content-Encoding: gzip</text:p>
      <text:p text:style-name="Standard">Content-Length: 20</text:p>
      <text:p text:style-name="Standard">Keep-Alive: timeout=3, max=100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>Reload the page to get source for: <text:a xlink:type="simple" xlink:href="http://getrix.ekbl.net/inserimento_annuncio.php?step=2&amp;categoria=1&amp;tipo=1&amp;callback=refresh">http://getrix.ekbl.net/inserimento_annuncio.php?step=2&amp;categoria=1&amp;tipo=1&amp;callback=refresh</text:a></text:p>
      <text:p text:style-name="Standard"/>
      <text:p text:style-name="Standard"/>
      <text:p text:style-name="Standard"/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Table_20_Contents">Partsmultipart/form-data</text:p>
          </table:table-cell>
          <table:covered-table-cell/>
        </table:table-row>
        <table:table-row>
          <table:table-cell table:style-name="Tabella1.A1" office:value-type="string">
            <text:p text:style-name="Table_20_Contents">tipo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step</text:p>
          </table:table-cell>
          <table:table-cell table:style-name="Tabella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ella1.A1" office:value-type="string">
            <text:p text:style-name="Table_20_Contents">categoria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fasciaprezzo</text:p>
          </table:table-cell>
          <table:table-cell table:style-name="Tabella1.A1" office:value-type="string">
            <text:p text:style-name="Table_20_Contents"><text:span text:style-name="Source_20_Text">2</text:span></text:p>
          </table:table-cell>
        </table:table-row>
        <text:soft-page-break/>
        <table:table-row>
          <table:table-cell table:style-name="Tabella1.A1" office:value-type="string">
            <text:p text:style-name="Table_20_Contents">gtxNumeroCamereDaLetto</text:p>
          </table:table-cell>
          <table:table-cell table:style-name="Tabella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ella1.A1" office:value-type="string">
            <text:p text:style-name="Table_20_Contents">gtxAnnoCostruzione</text:p>
          </table:table-cell>
          <table:table-cell table:style-name="Tabella1.A1" office:value-type="string">
            <text:p text:style-name="Table_20_Contents"><text:span text:style-name="Source_20_Text">1963</text:span></text:p>
          </table:table-cell>
        </table:table-row>
        <table:table-row>
          <table:table-cell table:style-name="Tabella1.A1" office:value-type="string">
            <text:p text:style-name="Table_20_Contents">codice</text:p>
          </table:table-cell>
          <table:table-cell table:style-name="Tabella1.A1" office:value-type="string">
            <text:p text:style-name="Table_20_Contents"><text:span text:style-name="Source_20_Text">12345</text:span></text:p>
          </table:table-cell>
        </table:table-row>
        <table:table-row>
          <table:table-cell table:style-name="Tabella1.A1" office:value-type="string">
            <text:p text:style-name="Table_20_Contents">prezzo</text:p>
          </table:table-cell>
          <table:table-cell table:style-name="Tabella1.A1" office:value-type="string">
            <text:p text:style-name="Table_20_Contents"><text:span text:style-name="Source_20_Text">120000</text:span></text:p>
          </table:table-cell>
        </table:table-row>
        <table:table-row>
          <table:table-cell table:style-name="Tabella1.A1" office:value-type="string">
            <text:p text:style-name="Table_20_Contents">gtxNumeroSoggiornoSalotto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piano</text:p>
          </table:table-cell>
          <table:table-cell table:style-name="Tabella1.A1" office:value-type="string">
            <text:p text:style-name="Table_20_Contents"><text:span text:style-name="Source_20_Text">3</text:span></text:p>
          </table:table-cell>
        </table:table-row>
        <table:table-row>
          <table:table-cell table:style-name="Tabella1.A1" office:value-type="string">
            <text:p text:style-name="Table_20_Contents">tipologia</text:p>
          </table:table-cell>
          <table:table-cell table:style-name="Tabella1.A1" office:value-type="string">
            <text:p text:style-name="Table_20_Contents"><text:span text:style-name="Source_20_Text">4</text:span></text:p>
          </table:table-cell>
        </table:table-row>
        <table:table-row>
          <table:table-cell table:style-name="Tabella1.A1" office:value-type="string">
            <text:p text:style-name="Table_20_Contents">locali</text:p>
          </table:table-cell>
          <table:table-cell table:style-name="Tabella1.A1" office:value-type="string">
            <text:p text:style-name="Table_20_Contents"><text:span text:style-name="Source_20_Text">3</text:span></text:p>
          </table:table-cell>
        </table:table-row>
        <table:table-row>
          <table:table-cell table:style-name="Tabella1.A1" office:value-type="string">
            <text:p text:style-name="Table_20_Contents">gtxNumeroAltreCamereStanz...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numeroPiani</text:p>
          </table:table-cell>
          <table:table-cell table:style-name="Tabella1.A1" office:value-type="string">
            <text:p text:style-name="Table_20_Contents"><text:span text:style-name="Source_20_Text">3</text:span></text:p>
          </table:table-cell>
        </table:table-row>
        <table:table-row>
          <table:table-cell table:style-name="Tabella1.A1" office:value-type="string">
            <text:p text:style-name="Table_20_Contents">stato</text:p>
          </table:table-cell>
          <table:table-cell table:style-name="Tabella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ella1.A1" office:value-type="string">
            <text:p text:style-name="Table_20_Contents">superficie</text:p>
          </table:table-cell>
          <table:table-cell table:style-name="Tabella1.A1" office:value-type="string">
            <text:p text:style-name="Table_20_Contents"><text:span text:style-name="Source_20_Text">120</text:span></text:p>
          </table:table-cell>
        </table:table-row>
        <table:table-row>
          <table:table-cell table:style-name="Tabella1.A1" office:value-type="string">
            <text:p text:style-name="Table_20_Contents">gtxNumeroPostiAuto</text:p>
          </table:table-cell>
          <table:table-cell table:style-name="Tabella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ella1.A1" office:value-type="string">
            <text:p text:style-name="Table_20_Contents">tipoProprieta</text:p>
          </table:table-cell>
          <table:table-cell table:style-name="Tabella1.A1" office:value-type="string">
            <text:p text:style-name="Table_20_Contents"><text:span text:style-name="Source_20_Text">13</text:span></text:p>
          </table:table-cell>
        </table:table-row>
        <table:table-row>
          <table:table-cell table:style-name="Tabella1.A1" office:value-type="string">
            <text:p text:style-name="Table_20_Contents">tipoMandato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gtxIdContatto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idCont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classeImmobile</text:p>
          </table:table-cell>
          <table:table-cell table:style-name="Tabella1.A1" office:value-type="string">
            <text:p text:style-name="Table_20_Contents"><text:span text:style-name="Source_20_Text">3</text:span></text:p>
          </table:table-cell>
        </table:table-row>
        <table:table-row>
          <table:table-cell table:style-name="Tabella1.A1" office:value-type="string">
            <text:p text:style-name="Table_20_Contents">terreno_proprieta</text:p>
          </table:table-cell>
          <table:table-cell table:style-name="Tabella1.A1" office:value-type="string">
            <text:p text:style-name="Table_20_Contents"><text:span text:style-name="Source_20_Text">350</text:span></text:p>
          </table:table-cell>
        </table:table-row>
        <table:table-row>
          <table:table-cell table:style-name="Tabella1.A1" office:value-type="string">
            <text:p text:style-name="Table_20_Contents">gtxScadenzaMandato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spese_condominiali</text:p>
          </table:table-cell>
          <table:table-cell table:style-name="Tabella1.A1" office:value-type="string">
            <text:p text:style-name="Table_20_Contents"><text:span text:style-name="Source_20_Text">360</text:span></text:p>
          </table:table-cell>
        </table:table-row>
        <table:table-row>
          <table:table-cell table:style-name="Tabella1.A1" office:value-type="string">
            <text:p text:style-name="Table_20_Contents">in_asta</text:p>
          </table:table-cell>
          <table:table-cell table:style-name="Tabella1.A1" office:value-type="string">
            <text:p text:style-name="Table_20_Contents"><text:span text:style-name="Source_20_Text">on</text:span></text:p>
          </table:table-cell>
        </table:table-row>
        <table:table-row>
          <table:table-cell table:style-name="Tabella1.A1" office:value-type="string">
            <text:p text:style-name="Table_20_Contents">libero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spese</text:p>
          </table:table-cell>
          <table:table-cell table:style-name="Tabella1.A1" office:value-type="string">
            <text:p text:style-name="Table_20_Contents"><text:span text:style-name="Source_20_Text">111</text:span></text:p>
          </table:table-cell>
        </table:table-row>
        <table:table-row>
          <table:table-cell table:style-name="Tabella1.A1" office:value-type="string">
            <text:p text:style-name="Table_20_Contents">classe_energetica</text:p>
          </table:table-cell>
          <table:table-cell table:style-name="Tabella1.A1" office:value-type="string">
            <text:p text:style-name="Table_20_Contents"><text:span text:style-name="Source_20_Text">B</text:span></text:p>
          </table:table-cell>
        </table:table-row>
        <table:table-row>
          <table:table-cell table:style-name="Tabella1.A1" office:value-type="string">
            <text:p text:style-name="Table_20_Contents">ipe</text:p>
          </table:table-cell>
          <table:table-cell table:style-name="Tabella1.A1" office:value-type="string">
            <text:p text:style-name="Table_20_Contents"><text:span text:style-name="Source_20_Text">≥ 175</text:span></text:p>
          </table:table-cell>
        </table:table-row>
        <table:table-row>
          <table:table-cell table:style-name="Tabella1.A1" office:value-type="string">
            <text:p text:style-name="Table_20_Contents">ipe_unita_misura</text:p>
          </table:table-cell>
          <table:table-cell table:style-name="Tabella1.A1" office:value-type="string">
            <text:p text:style-name="Table_20_Contents"><text:span text:style-name="Source_20_Text">m2</text:span></text:p>
          </table:table-cell>
        </table:table-row>
        <table:table-row>
          <table:table-cell table:style-name="Tabella1.A1" office:value-type="string">
            <text:p text:style-name="Table_20_Contents">hidden_ipe</text:p>
          </table:table-cell>
          <table:table-cell table:style-name="Tabella1.A1" office:value-type="string">
            <text:p text:style-name="Table_20_Contents"><text:span text:style-name="Source_20_Text">-1</text:span></text:p>
          </table:table-cell>
        </table:table-row>
        <table:table-row>
          <table:table-cell table:style-name="Tabella1.A1" office:value-type="string">
            <text:p text:style-name="Table_20_Contents">hidden_default_mq</text:p>
          </table:table-cell>
          <table:table-cell table:style-name="Tabella1.A1" office:value-type="string">
            <text:p text:style-name="Table_20_Contents"><text:span text:style-name="Source_20_Text">≥ 175</text:span></text:p>
          </table:table-cell>
        </table:table-row>
        <table:table-row>
          <table:table-cell table:style-name="Tabella1.A1" office:value-type="string">
            <text:p text:style-name="Table_20_Contents">hidden_default_mc</text:p>
          </table:table-cell>
          <table:table-cell table:style-name="Tabella1.A1" office:value-type="string">
            <text:p text:style-name="Table_20_Contents"><text:span text:style-name="Source_20_Text">≥ 65</text:span></text:p>
          </table:table-cell>
        </table:table-row>
        <table:table-row>
          <table:table-cell table:style-name="Tabella1.A1" office:value-type="string">
            <text:p text:style-name="Table_20_Contents">costruttore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statoCantiere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riscaldamento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cucina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boxauto</text:p>
          </table:table-cell>
          <table:table-cell table:style-name="Tabella1.A1" office:value-type="string">
            <text:p text:style-name="Table_20_Contents"><text:span text:style-name="Source_20_Text">3</text:span></text:p>
          </table:table-cell>
        </table:table-row>
        <table:table-row>
          <table:table-cell table:style-name="Tabella1.A1" office:value-type="string">
            <text:p text:style-name="Table_20_Contents">bagni</text:p>
          </table:table-cell>
          <table:table-cell table:style-name="Tabella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ella1.A1" office:value-type="string">
            <text:p text:style-name="Table_20_Contents">idGiardino</text:p>
          </table:table-cell>
          <table:table-cell table:style-name="Tabella1.A1" office:value-type="string">
            <text:p text:style-name="Table_20_Contents"><text:span text:style-name="Source_20_Text">10</text:span></text:p>
          </table:table-cell>
        </table:table-row>
        <table:table-row>
          <table:table-cell table:style-name="Tabella1.A1" office:value-type="string">
            <text:p text:style-name="Table_20_Contents">idArredamento</text:p>
          </table:table-cell>
          <table:table-cell table:style-name="Tabella1.A1" office:value-type="string">
            <text:p text:style-name="Table_20_Contents"><text:span text:style-name="Source_20_Text">10</text:span></text:p>
          </table:table-cell>
        </table:table-row>
        <table:table-row>
          <table:table-cell table:style-name="Tabella1.A1" office:value-type="string">
            <text:p text:style-name="Table_20_Contents">gtxIngresso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gtxRipostiglio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gtxCantina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gtxMansarda</text:p>
          </table:table-cell>
          <table:table-cell table:style-name="Tabella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ella1.A1" office:value-type="string">
            <text:p text:style-name="Table_20_Contents">gtxTaverna</text:p>
          </table:table-cell>
          <table:table-cell table:style-name="Tabella1.A1" office:value-type="string">
            <text:p text:style-name="Table_20_Contents"><text:span text:style-name="Source_20_Text">2</text:span></text:p>
          </table:table-cell>
        </table:table-row>
        <table:table-row>
          <table:table-cell table:style-name="Tabella1.A1" office:value-type="string">
            <text:p text:style-name="Table_20_Contents">gtxInfissiEsterni</text:p>
          </table:table-cell>
          <table:table-cell table:style-name="Tabella1.A1" office:value-type="string">
            <text:p text:style-name="Table_20_Contents"><text:span text:style-name="Source_20_Text">0</text:span></text:p>
          </table:table-cell>
        </table:table-row>
        <table:table-row>
          <table:table-cell table:style-name="Tabella1.A1" office:value-type="string">
            <text:p text:style-name="Table_20_Contents">gtxImpiantoTv</text:p>
          </table:table-cell>
          <table:table-cell table:style-name="Tabella1.A1" office:value-type="string">
            <text:p text:style-name="Table_20_Contents"><text:span text:style-name="Source_20_Text">0</text:span></text:p>
          </table:table-cell>
        </table:table-row>
        <table:table-row>
          <table:table-cell table:style-name="Tabella1.A1" office:value-type="string">
            <text:p text:style-name="Table_20_Contents">ascensore</text:p>
          </table:table-cell>
          <table:table-cell table:style-name="Tabella1.A1" office:value-type="string">
            <text:p text:style-name="Table_20_Contents"><text:span text:style-name="Source_20_Text">1</text:span></text:p>
          </table:table-cell>
        </table:table-row>
        <table:table-row>
          <table:table-cell table:style-name="Tabella1.A1" office:value-type="string">
            <text:p text:style-name="Table_20_Contents">gtxPortaBlindata</text:p>
          </table:table-cell>
          <table:table-cell table:style-name="Tabella1.A1" office:value-type="string">
            <text:p text:style-name="Table_20_Contents"><text:span text:style-name="Source_20_Text">on</text:span></text:p>
          </table:table-cell>
        </table:table-row>
        <table:table-row>
          <table:table-cell table:style-name="Tabella1.A1" office:value-type="string">
            <text:p text:style-name="Table_20_Contents">gtxImpiantoAllarme</text:p>
          </table:table-cell>
          <table:table-cell table:style-name="Tabella1.A1" office:value-type="string">
            <text:p text:style-name="Table_20_Contents"><text:span text:style-name="Source_20_Text">on</text:span></text:p>
          </table:table-cell>
        </table:table-row>
        <table:table-row>
          <table:table-cell table:style-name="Tabella1.A1" office:value-type="string">
            <text:p text:style-name="Table_20_Contents">gtxCancelloElettrico</text:p>
          </table:table-cell>
          <table:table-cell table:style-name="Tabella1.A1" office:value-type="string">
            <text:p text:style-name="Table_20_Contents"><text:span text:style-name="Source_20_Text">on</text:span></text:p>
          </table:table-cell>
        </table:table-row>
        <table:table-row>
          <table:table-cell table:style-name="Tabella1.A1" office:value-type="string">
            <text:p text:style-name="Table_20_Contents">gtxFibraOttica</text:p>
          </table:table-cell>
          <table:table-cell table:style-name="Tabella1.A1" office:value-type="string">
            <text:p text:style-name="Table_20_Contents"><text:span text:style-name="Source_20_Text">on</text:span></text:p>
          </table:table-cell>
        </table:table-row>
        <table:table-row>
          <table:table-cell table:style-name="Tabella1.A1" office:value-type="string">
            <text:p text:style-name="Table_20_Contents">flag_auto_it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descrizione_it</text:p>
          </table:table-cell>
          <table:table-cell table:style-name="Tabella1.A1" office:value-type="string">
            <text:p text:style-name="Table_20_Contents"><text:span text:style-name="Source_20_Text">Breve descrizione dell'immobile che è da </text:span><text:soft-page-break/><text:span text:style-name="Source_20_Text">inserire...</text:span></text:p>
          </table:table-cell>
        </table:table-row>
        <table:table-row>
          <table:table-cell table:style-name="Tabella1.A1" office:value-type="string">
            <text:p text:style-name="Table_20_Contents">flag_auto_en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descrizione_en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flag_auto_de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descrizione_de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flag_auto_fr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descrizione_fr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flag_auto_es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descrizione_es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flag_auto_pt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descrizione_pt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flag_auto_ru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descrizione_ru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flag_auto_gr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descrizione_gr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remLen_it</text:p>
          </table:table-cell>
          <table:table-cell table:style-name="Tabella1.A1" office:value-type="string">
            <text:p text:style-name="Table_20_Contents"><text:span text:style-name="Source_20_Text">2948</text:span></text:p>
          </table:table-cell>
        </table:table-row>
        <table:table-row>
          <table:table-cell table:style-name="Tabella1.A1" office:value-type="string">
            <text:p text:style-name="Table_20_Contents">remLen_en</text:p>
          </table:table-cell>
          <table:table-cell table:style-name="Tabella1.A1" office:value-type="string">
            <text:p text:style-name="Table_20_Contents"><text:span text:style-name="Source_20_Text">3000</text:span></text:p>
          </table:table-cell>
        </table:table-row>
        <table:table-row>
          <table:table-cell table:style-name="Tabella1.A1" office:value-type="string">
            <text:p text:style-name="Table_20_Contents">remLen_de</text:p>
          </table:table-cell>
          <table:table-cell table:style-name="Tabella1.A1" office:value-type="string">
            <text:p text:style-name="Table_20_Contents"><text:span text:style-name="Source_20_Text">3000</text:span></text:p>
          </table:table-cell>
        </table:table-row>
        <table:table-row>
          <table:table-cell table:style-name="Tabella1.A1" office:value-type="string">
            <text:p text:style-name="Table_20_Contents">remLen_fr</text:p>
          </table:table-cell>
          <table:table-cell table:style-name="Tabella1.A1" office:value-type="string">
            <text:p text:style-name="Table_20_Contents"><text:span text:style-name="Source_20_Text">3000</text:span></text:p>
          </table:table-cell>
        </table:table-row>
        <table:table-row>
          <table:table-cell table:style-name="Tabella1.A1" office:value-type="string">
            <text:p text:style-name="Table_20_Contents">remLen_es</text:p>
          </table:table-cell>
          <table:table-cell table:style-name="Tabella1.A1" office:value-type="string">
            <text:p text:style-name="Table_20_Contents"><text:span text:style-name="Source_20_Text">3000</text:span></text:p>
          </table:table-cell>
        </table:table-row>
        <table:table-row>
          <table:table-cell table:style-name="Tabella1.A1" office:value-type="string">
            <text:p text:style-name="Table_20_Contents">remLen_pt</text:p>
          </table:table-cell>
          <table:table-cell table:style-name="Tabella1.A1" office:value-type="string">
            <text:p text:style-name="Table_20_Contents"><text:span text:style-name="Source_20_Text">3000</text:span></text:p>
          </table:table-cell>
        </table:table-row>
        <table:table-row>
          <table:table-cell table:style-name="Tabella1.A1" office:value-type="string">
            <text:p text:style-name="Table_20_Contents">remLen_ru</text:p>
          </table:table-cell>
          <table:table-cell table:style-name="Tabella1.A1" office:value-type="string">
            <text:p text:style-name="Table_20_Contents"><text:span text:style-name="Source_20_Text">3000</text:span></text:p>
          </table:table-cell>
        </table:table-row>
        <table:table-row>
          <table:table-cell table:style-name="Tabella1.A1" office:value-type="string">
            <text:p text:style-name="Table_20_Contents">remLen_gr</text:p>
          </table:table-cell>
          <table:table-cell table:style-name="Tabella1.A1" office:value-type="string">
            <text:p text:style-name="Table_20_Contents"><text:span text:style-name="Source_20_Text">3000</text:span></text:p>
          </table:table-cell>
        </table:table-row>
        <table:table-row>
          <table:table-cell table:style-name="Tabella1.A1" office:value-type="string">
            <text:p text:style-name="Table_20_Contents">gtxTitolo_per_riviste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gtxDescrizione_per_rivist...</text:p>
          </table:table-cell>
          <table:table-cell table:style-name="Tabella1.A1" office:value-type="string">
            <text:p text:style-name="P2"/>
          </table:table-cell>
        </table:table-row>
        <table:table-row>
          <table:table-cell table:style-name="Tabella1.A1" office:value-type="string">
            <text:p text:style-name="Table_20_Contents">callback</text:p>
          </table:table-cell>
          <table:table-cell table:style-name="Tabella1.A1" office:value-type="string">
            <text:p text:style-name="Table_20_Contents"><text:span text:style-name="Source_20_Text">submit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<text:a xlink:type="simple" xlink:href="http://getrix.ekbl.net/inserimento_annuncio.php?step=3&amp;tipo=1&amp;idAnnuncio=40136254">http://getrix.ekbl.net/inserimento_annuncio.php?step=3&amp;tipo=1&amp;idAnnuncio=40136254</text:a></text:p>
      <text:p text:style-name="Standard"/>
      <text:p text:style-name="Standard"/>
      <text:p text:style-name="Standard">idAnnuncio=40136254</text:p>
      <text:p text:style-name="Standard">step=3</text:p>
      <text:p text:style-name="Standard">tipo=1</text:p>
      <text:p text:style-name="Standard"/>
      <text:p text:style-name="Standard"/>
      <text:p text:style-name="Standard">GET /inserimento_annuncio.php?step=3&amp;tipo=1&amp;idAnnuncio=40136254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://getrix.ekbl.net/inserimento_annuncio.php?step=2&amp;categoria=1&amp;tipo=1&amp;callback=refresh</text:p>
      <text:p text:style-name="Standard">Cookie: GETRIXSID=3b116d5af398f912ff38214ff9e654a9; __utma=255309982.510473104.1362162538.1362162538.1362162538.1; __utmb=255309982.4.10.1362162538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/>
      <text:p text:style-name="Standard">HTTP/1.1 200 OK</text:p>
      <text:p text:style-name="Standard">Date: Fri, 01 Mar 2013 18:40:12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Vary: Accept-Encoding</text:p>
      <text:p text:style-name="Standard">Content-Encoding: gzip</text:p>
      <text:p text:style-name="Standard">Content-Length: 12449</text:p>
      <text:p text:style-name="Standard">Keep-Alive: timeout=3, max=99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>Response body: vuoto</text:p>
      <text:p text:style-name="Standard"/>
      <text:p text:style-name="Standard"/>
      <text:p text:style-name="P1"><text:a xlink:type="simple" xlink:href="http://media.getrix.ekbl.net/inserimento_immagini.php">http://media.getrix.ekbl.net/inserimento_immagini.php</text:a></text:p>
      <text:p text:style-name="Standard"/>
      <text:p text:style-name="Standard"/>
      <text:p text:style-name="Standard">POST /inserimento_immagini.php HTTP/1.1</text:p>
      <text:p text:style-name="Standard">Host: media.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://media.getrix.ekbl.net/inserimento_immagini.php?idAnnuncio=40136254&amp;tipo=1</text:p>
      <text:p text:style-name="Standard">Cookie: GETRIXSID=3b116d5af398f912ff38214ff9e654a9; __utma=255309982.510473104.1362162538.1362162538.1362162538.1; __utmb=255309982.10.9.1362163734855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>HTTP/1.1 200 OK</text:p>
      <text:p text:style-name="Standard">Date: Fri, 01 Mar 2013 18:50:16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Vary: Accept-Encoding</text:p>
      <text:p text:style-name="Standard">Content-Encoding: gzip</text:p>
      <text:p text:style-name="Standard">Content-Length: 2628</text:p>
      <text:p text:style-name="Standard">Keep-Alive: timeout=3, max=100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>&lt;html lang="it" xmlns="http://www.w3.org/1999/xhtml" xml:lang="it"&gt;<text:line-break/><text:tab/>&lt;head&gt;<text:line-break/><text:tab/><text:tab/>&lt;link href="/includes/stylebackoffice_agenzia.css?v=201112011544" rel="stylesheet" type="text/css" /&gt;<text:line-break/><text:tab/><text:tab/>&lt;link href="/includes/style_pubblicazione.css?v=201112011544" rel="stylesheet" type="text/css" /&gt;<text:line-break/><text:tab/><text:tab/>&lt;meta http-equiv="Content-Type" content="text/html; charset=utf-8" /&gt;<text:line-break/><text:tab/><text:tab/>&lt;meta http-equiv="language" content="" /&gt;<text:line-break/><text:tab/><text:tab/>&lt;script type="text/javascript" src="/includes/jscript.js?v=201112011544"&gt;&lt;/script&gt;<text:line-break/><text:tab/><text:tab/>&lt;script type="text/javascript" src="/includes/functions.js?v=201112011544"&gt;&lt;/script&gt;<text:line-break/> <text:s text:c="7"/>&lt;script type="text/javascript" src="/includes/jslib.js?v=201112011544"&gt;&lt;/script&gt;<text:line-break/> <text:s text:c="7"/>&lt;script type="text/javascript" src="/includes/dragAndDrop.js?v=201112011544"&gt;&lt;/script&gt;<text:line-break/><text:line-break/><text:tab/>&lt;/head&gt;<text:line-break/><text:tab/>&lt;body style="background-color:#FFF; height:100%;"&gt;<text:line-break/><text:tab/><text:tab/>&lt;div style="background-color: #FFF;height:100%;"&gt;<text:line-break/><text:tab/><text:tab/><text:tab/>&lt;div class="gtx_main_title_iframe middle"&gt;Fotografie e/o pianta immobile&lt;/div&gt;<text:line-break/><text:tab/><text:tab/><text:tab/>&lt;div class="contenuto_box" style="margin:15px 0 0 10px; height:100%;"&gt;<text:line-break/><text:soft-page-break/><text:tab/><text:tab/><text:tab/><text:tab/>&lt;form action="inserimento_immagini.php" name="dati" method="POST" enctype="multipart/form-data" style="height:100%;"&gt;<text:line-break/><text:tab/><text:tab/><text:tab/><text:tab/><text:tab/>&lt;input type="hidden" name="action" value=""&gt;<text:line-break/><text:tab/><text:tab/><text:tab/><text:tab/><text:tab/>&lt;input type="hidden" name="imageid" value=""&gt;<text:line-break/><text:tab/><text:tab/><text:tab/><text:tab/><text:tab/>&lt;input type="hidden" name="pdftoremove" value=""&gt;<text:line-break/><text:tab/><text:tab/><text:tab/><text:tab/><text:tab/>&lt;input type="hidden" name="tipo" value="1"/&gt;<text:line-break/><text:tab/><text:tab/><text:tab/><text:tab/><text:tab/>&lt;input type="hidden" name="idAnnuncio" value="40136254"/&gt;<text:line-break/><text:tab/><text:tab/><text:tab/><text:tab/><text:tab/>&lt;div style="font-size: 13px;"&gt;<text:line-break/><text:tab/><text:tab/><text:tab/><text:tab/><text:tab/><text:tab/>&lt;div style="margin-left:2px;margin-bottom:5px;"&gt;<text:line-break/><text:tab/><text:tab/><text:tab/><text:tab/><text:tab/><text:tab/><text:tab/>&lt;img src="/img2/lista.gif" width="20" height="20"/&gt;<text:line-break/><text:tab/><text:tab/><text:tab/><text:tab/><text:tab/><text:tab/><text:tab/>&lt;strong&gt;Carica da file&lt;/strong&gt; <text:line-break/><text:tab/><text:tab/><text:tab/><text:tab/><text:tab/><text:tab/>&lt;/div&gt;<text:line-break/><text:tab/><text:tab/><text:tab/><text:tab/><text:tab/><text:tab/>&lt;div style="float:left;margin-bottom:8px;position:relative;"&gt;<text:line-break/><text:tab/><text:tab/><text:tab/><text:tab/><text:tab/><text:tab/><text:tab/>&lt;div&gt;<text:line-break/><text:tab/><text:tab/><text:tab/><text:tab/><text:tab/><text:tab/><text:tab/><text:tab/>&lt;input class="btnBrowseFile" <text:s/>type="file" <text:s/>id="immagine" name="immagine" size="58" onchange="uploadImage();" onclick=""/&gt;<text:line-break/><text:tab/><text:tab/><text:tab/><text:tab/><text:tab/><text:tab/><text:tab/>&lt;/div&gt;<text:line-break/><text:tab/><text:tab/><text:tab/><text:tab/><text:tab/><text:tab/> <text:s text:c="3"/><text:tab/><text:tab/><text:tab/><text:tab/><text:tab/><text:tab/><text:tab/>&lt;div class="browseInputContainer"&gt;&lt;/div&gt;<text:line-break/><text:tab/><text:tab/><text:tab/><text:tab/><text:tab/><text:tab/><text:tab/><text:tab/><text:tab/><text:tab/><text:tab/><text:tab/><text:tab/><text:tab/>&lt;div style="padding:7px 10px 0px 10px; float:left;"&gt;<text:line-break/><text:tab/><text:tab/><text:tab/><text:tab/><text:tab/><text:tab/><text:tab/><text:tab/>&lt;button class="customBrowse" onclick="if(event.preventDefault) event.preventDefault(); else event.returnValue = false;"&gt;Scegli file&lt;/button&gt;<text:line-break/><text:tab/><text:tab/><text:tab/><text:tab/><text:tab/><text:tab/><text:tab/><text:tab/>&lt;img src="/img2/visibilita3.gif" style="margin:0px 5px 5px 5px;" /&gt;<text:line-break/><text:tab/><text:tab/><text:tab/><text:tab/><text:tab/><text:tab/><text:tab/><text:tab/>1 immagini inserite (max 10)<text:line-break/><text:tab/><text:tab/><text:tab/><text:tab/><text:tab/><text:tab/><text:tab/>&lt;/div&gt;<text:line-break/><text:tab/><text:tab/><text:tab/><text:tab/><text:tab/><text:tab/>&lt;/div&gt;<text:line-break/><text:tab/><text:tab/><text:tab/><text:tab/><text:tab/><text:tab/><text:tab/><text:tab/><text:tab/><text:tab/><text:tab/><text:tab/>&lt;div class="clear"&gt;&lt;/div&gt;<text:line-break/><text:tab/><text:tab/><text:tab/><text:tab/><text:tab/><text:tab/>&lt;div class="little-grey" style="margin-left:3px;"&gt;<text:line-break/><text:tab/><text:tab/><text:tab/><text:tab/><text:tab/><text:tab/><text:tab/>Formati JPG, GIF e PNG | Max 5Mb | Risoluzione minima consigliata 600x450<text:line-break/><text:tab/><text:tab/><text:tab/><text:tab/><text:tab/><text:tab/>&lt;/div&gt;<text:line-break/><text:tab/><text:tab/><text:tab/><text:tab/><text:tab/>&lt;/div&gt;<text:line-break/><text:line-break/><text:tab/><text:tab/><text:tab/><text:tab/><text:tab/>&lt;div class="img_thumbsContainer" style="margin-left:0px;"&gt;<text:line-break/><text:tab/><text:tab/><text:tab/><text:tab/> <text:s text:c="3"/><text:tab/><text:tab/><text:tab/><text:tab/><text:tab/><text:tab/><text:tab/><text:tab/><text:tab/><text:tab/><text:tab/>&lt;div class="thumb_box <text:s/>draggable" id="img_314604004" style="padding:6px 15px 20px 5px;border:none;height:106px;position:relative;"&gt;<text:line-break/><text:tab/><text:tab/><text:tab/><text:tab/><text:tab/><text:tab/><text:tab/>&lt;div class="thumbImg" onclick="document.dati.action.value='setPref';document.dati.imageid.value='314604004';document.dati.submit();return false;" style=" display: table-cell;vertical-align:middle;" title="trascina per cambiare l'ordine di visualizzazione delle immagini, o clicca per portarla in prima posizione"&gt;<text:line-break/><text:tab/><text:tab/><text:tab/><text:tab/><text:tab/><text:tab/><text:tab/><text:tab/>&lt;a href="javascript:"&gt;<text:line-break/><text:tab/><text:tab/><text:tab/><text:tab/><text:tab/><text:tab/><text:tab/><text:tab/><text:tab/>&lt;img src="/image/314604004/thumb.jpg" &gt;<text:line-break/><text:tab/><text:tab/><text:tab/><text:tab/><text:tab/><text:tab/><text:tab/><text:tab/>&lt;/a&gt;<text:line-break/><text:soft-page-break/><text:tab/><text:tab/><text:tab/><text:tab/><text:tab/><text:tab/><text:tab/>&lt;/div&gt;<text:line-break/><text:tab/><text:tab/><text:tab/><text:tab/><text:tab/><text:tab/><text:tab/>&lt;div class="cancelThumbBtn notDraggable" &gt;<text:line-break/><text:tab/><text:tab/><text:tab/><text:tab/><text:tab/><text:tab/><text:tab/><text:tab/>&lt;a href="#" onclick="document.dati.action.value='del';document.dati.imageid.value='314604004';document.dati.submit();" title="elimina immagine"&gt;&lt;img src="/img2/icone/icona-esci-utente.png" /&gt;&lt;/a&gt;<text:line-break/><text:tab/><text:tab/><text:tab/><text:tab/><text:tab/><text:tab/><text:tab/>&lt;/div&gt;<text:line-break/><text:tab/><text:tab/><text:tab/><text:tab/><text:tab/><text:tab/><text:tab/><text:line-break/><text:tab/><text:tab/><text:tab/><text:tab/><text:tab/><text:tab/><text:tab/><text:tab/><text:tab/><text:tab/><text:tab/><text:tab/><text:tab/><text:tab/>&lt;div class="preferedThumb"&gt;<text:line-break/><text:tab/><text:tab/><text:tab/><text:tab/><text:tab/><text:tab/><text:tab/><text:tab/>&lt;img src="/img2/icone/icona-stella-piena.png" title="Immagine Principale" <text:s/>style="cursor:help;"/&gt;<text:line-break/><text:tab/><text:tab/><text:tab/><text:tab/><text:tab/><text:tab/><text:tab/>&lt;/div&gt;<text:line-break/><text:tab/><text:tab/><text:tab/><text:tab/><text:tab/><text:tab/><text:tab/><text:tab/><text:tab/><text:tab/><text:tab/><text:tab/><text:tab/><text:tab/>&lt;input type="text" onmouseover="showBorder(this,true)" onmouseout="showBorder(this,false)" name="img_text" id="img_text314604004" class="notDraggable imgDidascaliaEmpty" size="11" maxlength="15" value="Didascalia" onclick="this.focus();" onfocus="focusOnDidascalia(this);" onblur="focusOutDidascalia(this);" onchange="salvaDidascalia(40136254,314604004,this.value)" /&gt;<text:line-break/><text:tab/><text:tab/><text:tab/><text:tab/><text:tab/><text:tab/>&lt;/div&gt;<text:line-break/><text:tab/><text:tab/><text:tab/><text:tab/><text:tab/><text:tab/><text:tab/><text:tab/><text:tab/><text:tab/><text:tab/><text:tab/><text:tab/><text:tab/><text:tab/><text:tab/>&lt;div class="thumb_box" id="infoFileUpload" style="background:#FFFFFF;padding:6px 15px 20px 5px;border:none;height:106px;position:relative;"&gt;<text:line-break/><text:tab/><text:tab/><text:tab/><text:tab/><text:tab/><text:tab/><text:tab/><text:tab/>&lt;div class="thumbImg" style="display:table-cell;vertical-align:middle;"&gt;<text:tab/><text:line-break/><text:tab/><text:tab/><text:tab/><text:tab/><text:tab/><text:tab/><text:tab/><text:tab/><text:tab/><text:tab/>&lt;img src="/img2/loader7.gif" /&gt;<text:line-break/><text:tab/><text:tab/><text:tab/><text:tab/><text:tab/><text:tab/><text:tab/><text:tab/>&lt;/div&gt;<text:line-break/><text:tab/><text:tab/><text:tab/><text:tab/><text:tab/><text:tab/>&lt;/div&gt;<text:line-break/><text:tab/><text:tab/><text:tab/><text:tab/><text:tab/><text:tab/>&lt;div class="funcContainer" style="float:left;"&gt;<text:line-break/><text:tab/><text:tab/><text:tab/><text:tab/><text:tab/><text:tab/><text:tab/>&lt;div class="funcDescriptions" style="margin-left:10px;margin-top:10px;"&gt;<text:line-break/><text:tab/><text:tab/><text:tab/><text:tab/><text:tab/><text:tab/><text:tab/><text:tab/>&lt;img src="/img2/icone/icona-stella-piena.png" title="Immagine principale" <text:s/>style="cursor:help;"/&gt;&lt;strong&gt;Foto principale&lt;/strong&gt;<text:line-break/><text:tab/><text:tab/><text:tab/><text:tab/><text:tab/><text:tab/><text:tab/>&lt;/div&gt;<text:line-break/><text:tab/><text:tab/><text:tab/><text:tab/><text:tab/><text:tab/><text:tab/>&lt;div class="funcDescriptions" style="margin-left:10px;margin-top:10px;"&gt;<text:line-break/><text:tab/><text:tab/><text:tab/><text:tab/><text:tab/><text:tab/><text:tab/><text:tab/>&lt;img src="/img2/icone/dragAndDrop.png" title="Trascina e rilascia" <text:s/>style="cursor:help;"/&gt;&lt;strong&gt;Trascina e rilascia&lt;/strong&gt;<text:line-break/><text:tab/><text:tab/><text:tab/><text:tab/><text:tab/><text:tab/><text:tab/>&lt;/div&gt;<text:line-break/><text:tab/><text:tab/><text:tab/><text:tab/><text:tab/><text:tab/>&lt;/div&gt;<text:line-break/><text:tab/><text:tab/><text:tab/><text:tab/><text:tab/>&lt;/div&gt;<text:line-break/><text:tab/><text:tab/><text:tab/><text:tab/><text:tab/>&lt;div class="clear" style="height:10px;"&gt;&lt;/div&gt;<text:line-break/><text:tab/><text:tab/><text:tab/><text:tab/><text:tab/><text:tab/><text:tab/><text:tab/><text:tab/>&lt;/form&gt;<text:line-break/><text:tab/><text:tab/><text:tab/>&lt;/div&gt;<text:line-break/><text:tab/><text:tab/>&lt;/div&gt;<text:line-break/><text:tab/><text:tab/>&lt;script type="text/javascript"&gt;<text:line-break/><text:tab/><text:tab/><text:tab/><text:line-break/><text:tab/><text:tab/><text:tab/><text:tab/>try{<text:line-break/><text:tab/><text:tab/><text:tab/><text:tab/><text:tab/>new dragAndDrop("draggable",{mode:"replace",onReplace:manageReplaceEl,onPick:function(el)<text:soft-page-break/>{x=getElementsByClass("cancelThumbBtn",el);if (x &amp;&amp; x[0]) x[0].style.display='none';x=getElementsByClass("preferedThumb",el);if (x &amp;&amp; x[0]) x[0].style.display='none'},onDrop:function(el){x=getElementsByClass("cancelThumbBtn",el);if (x &amp;&amp; x[0]) x[0].style.display='';x=getElementsByClass("preferedThumb",el);if (x &amp;&amp; x[0]) x[0].style.display='';},exceptionEls:".notDraggable",highlightColor:"white"});<text:line-break/><text:tab/><text:tab/><text:tab/><text:tab/>}catch(e){<text:line-break/><text:tab/><text:tab/><text:tab/><text:tab/><text:line-break/><text:tab/><text:tab/><text:tab/><text:tab/>}<text:line-break/><text:tab/><text:tab/><text:tab/><text:line-break/><text:tab/><text:tab/><text:tab/>function manageReplaceEl(dragged,replaced){<text:line-break/><text:tab/><text:tab/><text:tab/><text:tab/><text:line-break/><text:tab/><text:tab/><text:tab/><text:tab/>var idAnnuncio = document.dati.idAnnuncio.value;<text:line-break/><text:tab/><text:tab/><text:tab/><text:tab/><text:line-break/><text:tab/><text:tab/><text:tab/><text:tab/>var aDragged = dragged.id.split("_");<text:line-break/><text:tab/><text:tab/><text:tab/><text:tab/>var aReplaced = replaced.id.split("_");<text:line-break/><text:tab/><text:tab/><text:tab/><text:tab/><text:line-break/><text:tab/><text:tab/><text:tab/><text:tab/>var draggedId = aDragged[1];<text:line-break/><text:tab/><text:tab/><text:tab/><text:tab/>var replacedId = aReplaced[1];<text:line-break/><text:tab/><text:tab/><text:tab/><text:tab/><text:line-break/><text:tab/><text:tab/><text:tab/><text:tab/>var replacedNewPos = dragged.orderIndex + 1;<text:line-break/><text:tab/><text:tab/><text:tab/><text:tab/>var draggedNewPos = replaced.orderIndex + 1;<text:line-break/><text:tab/><text:tab/><text:tab/><text:tab/><text:line-break/><text:tab/><text:tab/><text:tab/><text:tab/>if (replacedNewPos == 1 || draggedNewPos == 1){<text:line-break/><text:tab/><text:tab/><text:tab/><text:tab/><text:tab/>var el = getElementsByClass("preferedThumb");<text:line-break/><text:tab/><text:tab/><text:tab/><text:tab/><text:tab/>if (el.length){<text:line-break/><text:tab/><text:tab/><text:tab/><text:tab/><text:tab/><text:tab/>el = el[0];<text:line-break/><text:tab/><text:tab/><text:tab/><text:tab/><text:tab/><text:tab/>el.parentNode.removeChild(el);<text:line-break/><text:tab/><text:tab/><text:tab/><text:tab/><text:tab/>}<text:line-break/><text:tab/><text:tab/><text:tab/><text:tab/><text:tab/>if (replacedNewPos==1){<text:line-break/><text:tab/><text:tab/><text:tab/><text:tab/><text:tab/><text:tab/>replaced.appendChild(el);<text:line-break/><text:tab/><text:tab/><text:tab/><text:tab/><text:tab/>}else{<text:line-break/><text:tab/><text:tab/><text:tab/><text:tab/><text:tab/><text:tab/>dragged.appendChild(el);<text:line-break/><text:tab/><text:tab/><text:tab/><text:tab/><text:tab/>}<text:line-break/><text:tab/><text:tab/><text:tab/><text:tab/>}<text:line-break/><text:tab/><text:tab/><text:tab/><text:tab/><text:line-break/><text:tab/><text:tab/><text:tab/><text:tab/>var pars="idAnnuncio="+idAnnuncio+"&amp;action=scambia&amp;img1="+draggedId+"&amp;posImg1="+draggedNewPos+"&amp;img2="+replacedId+"&amp;posImg2="+replacedNewPos;<text:line-break/><text:tab/><text:tab/><text:tab/><text:tab/><text:line-break/><text:tab/><text:tab/><text:tab/><text:tab/>var oAjax = new getMEAjaxObj();<text:line-break/><text:tab/><text:tab/><text:tab/><text:tab/>var url = "/inserimento_immagini.php?"+pars;<text:line-break/><text:tab/><text:tab/><text:tab/><text:tab/>oAjax.Request('POST',url, function(){});<text:line-break/><text:tab/><text:tab/><text:tab/>}<text:line-break/><text:tab/><text:tab/><text:tab/><text:line-break/><text:tab/><text:tab/><text:tab/>function uploadImage(){<text:line-break/><text:tab/><text:tab/><text:tab/><text:tab/>if (!document.dati.immagine.value.toLowerCase().match('.*(jpg|gif|png|jpeg)','i')) {<text:line-break/><text:tab/><text:tab/><text:tab/><text:tab/><text:tab/>alert('Attenzione, i formati consentiti per le immagini sono JPEG, GIF e PNG');<text:line-break/><text:tab/><text:tab/><text:tab/><text:tab/><text:tab/>return false;<text:line-break/><text:tab/><text:tab/><text:tab/><text:tab/>}<text:line-break/><text:tab/><text:tab/><text:tab/><text:tab/>else{<text:line-break/><text:soft-page-break/><text:tab/><text:tab/><text:tab/><text:tab/><text:tab/>if(document.getElementById("no_img_box")){<text:tab/><text:line-break/><text:tab/><text:tab/><text:tab/><text:tab/><text:tab/><text:tab/>document.getElementById("no_img_box").style.display='none';<text:line-break/><text:tab/><text:tab/><text:tab/><text:tab/><text:tab/>}<text:line-break/><text:tab/><text:tab/><text:tab/><text:tab/><text:tab/>document.getElementById("infoFileUpload").style.display='block';<text:line-break/><text:tab/><text:tab/><text:tab/><text:tab/><text:tab/>document.dati.action.value='add';<text:line-break/><text:tab/><text:tab/><text:tab/><text:tab/><text:tab/>document.dati.submit();<text:line-break/><text:tab/><text:tab/><text:tab/><text:tab/>}<text:line-break/><text:tab/><text:tab/><text:tab/>}<text:line-break/><text:tab/><text:tab/><text:tab/><text:line-break/><text:tab/><text:tab/><text:tab/><text:line-break/><text:tab/><text:tab/><text:tab/>function salvaDidascalia(idAnnuncio,idImmagine,testo){<text:line-break/><text:tab/><text:tab/><text:tab/><text:tab/><text:line-break/><text:tab/><text:tab/><text:tab/><text:tab/>var oAjax = new getMEAjaxObj();<text:line-break/><text:tab/><text:tab/><text:tab/><text:tab/>var url = "/inserimento_immagini.php?idAnnuncio="+idAnnuncio+"&amp;imageid="+idImmagine+"&amp;didascalia="+testo+"&amp;action=aggiungiDidascalia";<text:line-break/><text:tab/><text:tab/><text:tab/><text:tab/>oAjax.Request('POST',url, function(){});<text:line-break/><text:tab/><text:tab/><text:tab/>}<text:line-break/><text:tab/><text:tab/><text:tab/><text:line-break/><text:tab/><text:tab/><text:tab/><text:line-break/><text:tab/><text:tab/><text:tab/>function focusOutDidascalia(el){<text:line-break/><text:tab/><text:tab/><text:tab/><text:tab/>if(el.value == ""){<text:line-break/><text:tab/><text:tab/><text:tab/><text:tab/><text:tab/>el.setAttribute("class","imgDidascaliaEmpty");<text:line-break/><text:tab/><text:tab/><text:tab/><text:tab/><text:tab/>el.setAttribute("className","imgDidascaliaEmpty");<text:line-break/><text:tab/><text:tab/><text:tab/><text:tab/><text:tab/>el.value = "Didascalia";<text:line-break/><text:tab/><text:tab/><text:tab/><text:tab/><text:tab/>el.style.border = "1px solid #D3D3D3";<text:line-break/><text:tab/><text:tab/><text:tab/><text:tab/>}else{<text:line-break/><text:tab/><text:tab/><text:tab/><text:tab/><text:tab/>el.setAttribute("class","imgDidascalia");<text:line-break/><text:tab/><text:tab/><text:tab/><text:tab/><text:tab/>el.setAttribute("className","imgDidascalia");<text:line-break/><text:tab/><text:tab/><text:tab/><text:tab/><text:tab/>el.style.border = "1px solid #FFFFFF";<text:line-break/><text:tab/><text:tab/><text:tab/><text:tab/>}<text:line-break/><text:tab/><text:tab/><text:tab/>}<text:line-break/><text:tab/><text:tab/><text:tab/><text:line-break/><text:tab/><text:tab/><text:tab/>function focusOnDidascalia(el){<text:line-break/><text:tab/><text:tab/><text:tab/><text:tab/>el.setAttribute("class","imgDidascaliaFocused");<text:line-break/><text:tab/><text:tab/><text:tab/><text:tab/>el.setAttribute("className","imgDidascaliaFocused");<text:line-break/><text:tab/><text:tab/><text:tab/><text:tab/>if(el.value == "Didascalia"){<text:line-break/><text:tab/><text:tab/><text:tab/><text:tab/><text:tab/>el.value="";<text:line-break/><text:tab/><text:tab/><text:tab/><text:tab/>}<text:line-break/><text:tab/><text:tab/><text:tab/><text:tab/>el.style.border = "1px solid #D3D3D3";<text:line-break/><text:tab/><text:tab/><text:tab/>}<text:line-break/><text:tab/><text:tab/><text:tab/><text:line-break/><text:tab/><text:tab/><text:tab/>function showBorder(el,border){<text:line-break/><text:tab/><text:tab/><text:tab/><text:tab/>var elClass = "";<text:line-break/><text:tab/><text:tab/><text:tab/><text:tab/>if(el.getAttribute("class")){<text:line-break/><text:tab/><text:tab/><text:tab/><text:tab/><text:tab/>elClass = el.getAttribute("class");<text:line-break/><text:tab/><text:tab/><text:tab/><text:tab/>}else{<text:line-break/><text:tab/><text:tab/><text:tab/><text:tab/><text:tab/>elClass = el.getAttribute("className");<text:line-break/><text:tab/><text:tab/><text:tab/><text:tab/>}<text:line-break/><text:tab/><text:tab/><text:tab/><text:tab/>if(elClass.indexOf("Focused") == -1 &amp;&amp; elClass.indexOf("Empty") <text:soft-page-break/>== -1){<text:line-break/><text:tab/><text:tab/><text:tab/><text:tab/><text:tab/>if(border){<text:line-break/><text:tab/><text:tab/><text:tab/><text:tab/><text:tab/><text:tab/>el.style.border = "1px solid #D3D3D3";<text:line-break/><text:tab/><text:tab/><text:tab/><text:tab/><text:tab/>}else{<text:line-break/><text:tab/><text:tab/><text:tab/><text:tab/><text:tab/><text:tab/>el.style.border = "1px solid #FFFFFF";<text:line-break/><text:tab/><text:tab/><text:tab/><text:tab/><text:tab/>}<text:line-break/><text:tab/><text:tab/><text:tab/><text:tab/>}else if(elClass.indexOf("Focused") != -1){<text:line-break/><text:tab/><text:tab/><text:tab/><text:tab/><text:tab/><text:line-break/><text:tab/><text:tab/><text:tab/><text:tab/><text:tab/>setTimeout(function() { el.focus(); }, 10);<text:line-break/><text:tab/><text:tab/><text:tab/><text:tab/>}<text:line-break/><text:tab/><text:tab/><text:tab/>}<text:line-break/><text:tab/><text:tab/><text:tab/><text:line-break/><text:tab/><text:tab/><text:tab/><text:line-break/><text:tab/><text:tab/>&lt;/script&gt;<text:tab/><text:line-break/><text:tab/>&lt;/body&gt;<text:line-break/>&lt;/html&gt;</text:p>
      <text:p text:style-name="Standard"/>
      <text:p text:style-name="Standard"/>
      <text:p text:style-name="Standard"/>
      <text:p text:style-name="P1"><text:a xlink:type="simple" xlink:href="http://getrix.ekbl.net/inserimento_annuncio.php?step=3&amp;tipo=1&amp;idAnnuncio=40136254&amp;estero=IT#frame_mappa">http://getrix.ekbl.net/inserimento_annuncio.php?step=3&amp;tipo=1&amp;idAnnuncio=40136254&amp;estero=IT#frame_mappa</text:a></text:p>
      <text:p text:style-name="Standard"/>
      <text:p text:style-name="Standard"/>
      <text:p text:style-name="Standard">estero=IT</text:p>
      <text:p text:style-name="Standard">idAnnuncio=40136254</text:p>
      <text:p text:style-name="Standard">step=3</text:p>
      <text:p text:style-name="Standard">tipo=1</text:p>
      <text:p text:style-name="Standard"/>
      <text:p text:style-name="Standard"/>
      <text:p text:style-name="Standard"><text:a xlink:type="simple" xlink:href="http://getrix.ekbl.net/inserimento_annuncio.php?step=3&amp;tipo=1&amp;idAnnuncio=40136254&amp;estero=IT#frame_mappa&amp;_textComune=Bologna&amp;action=save&amp;cap=&amp;com_latitudine=44.4944&amp;com_longitudine=11.3492&amp;confirm_address=1&amp;flagIndirizzo=1&amp;flagIndirizzo_fake=1&amp;idAnnuncio=40136254&amp;idComune=5890&amp;idLocalita=&amp;idMacrozona=21&amp;idMicrozona=34&amp;idNazione=IT&amp;idProvincia=BO&amp;idRegione=emi&amp;indirizzo=Via%20Mazzini&amp;indirizzo_fake=Via%20Mazzini%2047&amp;indirizzo_fake_orig=Via%20Mazzini%2047&amp;latitudine=44.4881969&amp;longitudine=11.3624102&amp;nextStep=&amp;num_localita=&amp;numeroCivico=47&amp;planimetria=&amp;step=3&amp;textComune=Bologna&amp;textNazione=Italia&amp;textProvincia=Bologna&amp;textRegione=Emilia%20Romagna&amp;tipo=1&amp;virtual_tour=&amp;zonaobbligatoria=1&amp;zoom=15">http://getrix.ekbl.net/inserimento_annuncio.php?step=3&amp;tipo=1&amp;idAnnuncio=40136254&amp;estero=IT#frame_mappa&amp;_textComune=Bologna&amp;action=save&amp;cap=&amp;com_latitudine=44.4944&amp;com_longitudine=11.3492&amp;confirm_address=1&amp;flagIndirizzo=1&amp;flagIndirizzo_fake=1&amp;idAnnuncio=40136254&amp;idComune=5890&amp;idLocalita=&amp;idMacrozona=21&amp;idMicrozona=34&amp;idNazione=IT&amp;idProvincia=BO&amp;idRegione=emi&amp;indirizzo=Via%20Mazzini&amp;indirizzo_fake=Via%20Mazzini%2047&amp;indirizzo_fake_orig=Via%20Mazzini%2047&amp;latitudine=44.4881969&amp;longitudine=11.3624102&amp;nextStep=&amp;num_localita=&amp;numeroCivico=47&amp;planimetria=&amp;step=3&amp;textComune=Bologna&amp;textNazione=Italia&amp;textProvincia=Bologna&amp;textRegione=Emilia%20Romagna&amp;tipo=1&amp;virtual_tour=&amp;zonaobbligatoria=1&amp;zoom=15</text:a></text:p>
      <text:p text:style-name="Standard"/>
      <text:p text:style-name="Standard"/>
      <text:p text:style-name="Standard">_textComune=Bologna</text:p>
      <text:p text:style-name="Standard">action=save</text:p>
      <text:p text:style-name="Standard">cap=</text:p>
      <text:p text:style-name="Standard">com_latitudine=44.4944</text:p>
      <text:p text:style-name="Standard">com_longitudine=11.3492</text:p>
      <text:p text:style-name="Standard">confirm_address=1</text:p>
      <text:p text:style-name="Standard">flagIndirizzo=1</text:p>
      <text:p text:style-name="Standard">flagIndirizzo_fake=1</text:p>
      <text:p text:style-name="Standard">idAnnuncio=40136254</text:p>
      <text:p text:style-name="Standard">idComune=5890</text:p>
      <text:p text:style-name="Standard">idLocalita=</text:p>
      <text:p text:style-name="Standard">idMacrozona=21</text:p>
      <text:p text:style-name="Standard">idMicrozona=34</text:p>
      <text:p text:style-name="Standard">idNazione=IT</text:p>
      <text:p text:style-name="Standard">idProvincia=BO</text:p>
      <text:p text:style-name="Standard">idRegione=emi</text:p>
      <text:p text:style-name="Standard">indirizzo=Via Mazzini</text:p>
      <text:p text:style-name="Standard">indirizzo_fake=Via Mazzini 47</text:p>
      <text:p text:style-name="Standard">indirizzo_fake_orig=Via Mazzini 47</text:p>
      <text:p text:style-name="Standard">latitudine=44.4881969</text:p>
      <text:p text:style-name="Standard">longitudine=11.3624102</text:p>
      <text:p text:style-name="Standard">nextStep=</text:p>
      <text:p text:style-name="Standard">num_localita=</text:p>
      <text:p text:style-name="Standard">numeroCivico=47</text:p>
      <text:p text:style-name="Standard">planimetria=</text:p>
      <text:p text:style-name="Standard">step=3</text:p>
      <text:p text:style-name="Standard">textComune=Bologna</text:p>
      <text:p text:style-name="Standard">textNazione=Italia</text:p>
      <text:p text:style-name="Standard">textProvincia=Bologna</text:p>
      <text:p text:style-name="Standard">textRegione=Emilia Romagna</text:p>
      <text:p text:style-name="Standard">tipo=1</text:p>
      <text:p text:style-name="Standard"><text:soft-page-break/>virtual_tour=</text:p>
      <text:p text:style-name="Standard">zonaobbligatoria=1</text:p>
      <text:p text:style-name="Standard">zoom=15</text:p>
      <text:p text:style-name="Standard"/>
      <text:p text:style-name="Standard"/>
      <text:p text:style-name="Standard"/>
      <text:p text:style-name="Standard">POST /inserimento_annuncio.php?step=3&amp;tipo=1&amp;idAnnuncio=40136254&amp;estero=IT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://getrix.ekbl.net/inserimento_annuncio.php?step=3&amp;tipo=1&amp;idAnnuncio=40136254&amp;estero=IT</text:p>
      <text:p text:style-name="Standard">Cookie: GETRIXSID=3b116d5af398f912ff38214ff9e654a9; __utma=255309982.510473104.1362162538.1362162538.1362162538.1; __utmb=255309982.12.9.1362164248810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/>
      <text:p text:style-name="Standard">HTTP/1.1 302 Found</text:p>
      <text:p text:style-name="Standard">Date: Fri, 01 Mar 2013 18:57:47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Location: inserimento_annuncio.php?step=4&amp;idAnnuncio=40136254&amp;tipo=1&amp;azionePayPal=show</text:p>
      <text:p text:style-name="Standard">Vary: Accept-Encoding</text:p>
      <text:p text:style-name="Standard">Content-Encoding: gzip</text:p>
      <text:p text:style-name="Standard">Content-Length: 20</text:p>
      <text:p text:style-name="Standard">Keep-Alive: timeout=3, max=100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/>
      <text:p text:style-name="Standard">Reload the page to get source for: <text:a xlink:type="simple" xlink:href="http://getrix.ekbl.net/inserimento_annuncio.php?step=3&amp;tipo=1&amp;idAnnuncio=40136254&amp;estero=IT#frame_mappa">http://getrix.ekbl.net/inserimento_annuncio.php?step=3&amp;tipo=1&amp;idAnnuncio=40136254&amp;estero=IT#frame_mappa</text:a></text:p>
      <text:p text:style-name="Standard"/>
      <text:p text:style-name="Standard"/>
      <text:p text:style-name="Standard"/>
      <text:p text:style-name="Standard"/>
      <text:p text:style-name="P1"><text:a xlink:type="simple" xlink:href="http://getrix.ekbl.net/inserimento_annuncio.php?step=4&amp;idAnnuncio=40136254&amp;tipo=1&amp;azionePayPal=show#frame_mappa">http://getrix.ekbl.net/inserimento_annuncio.php?step=4&amp;idAnnuncio=40136254&amp;tipo=1&amp;azionePayPal=show#frame_mappa</text:a></text:p>
      <text:p text:style-name="Standard"/>
      <text:p text:style-name="Standard"/>
      <text:p text:style-name="Standard">azionePayPal=show</text:p>
      <text:p text:style-name="Standard">idAnnuncio=40136254</text:p>
      <text:p text:style-name="Standard">step=4</text:p>
      <text:p text:style-name="Standard">tipo=1</text:p>
      <text:p text:style-name="Standard"/>
      <text:p text:style-name="Standard"/>
      <text:p text:style-name="Standard">GET /inserimento_annuncio.php?step=4&amp;idAnnuncio=40136254&amp;tipo=1&amp;azionePayPal=show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://getrix.ekbl.net/inserimento_annuncio.php?step=3&amp;tipo=1&amp;idAnnuncio=40136254&amp;estero=IT</text:p>
      <text:p text:style-name="Standard">Cookie: GETRIXSID=3b116d5af398f912ff38214ff9e654a9; __utma=255309982.510473104.1362162538.1362162538.1362162538.1; __utmb=255309982.12.9.1362164248810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/>
      <text:p text:style-name="Standard">HTTP/1.1 200 OK</text:p>
      <text:p text:style-name="Standard">Date: Fri, 01 Mar 2013 18:57:48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Vary: Accept-Encoding</text:p>
      <text:p text:style-name="Standard">Content-Encoding: gzip</text:p>
      <text:p text:style-name="Standard">Content-Length: 7816</text:p>
      <text:p text:style-name="Standard">Keep-Alive: timeout=3, max=99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>Response body: vuoto</text:p>
      <text:p text:style-name="Standard"/>
      <text:p text:style-name="Standard"/>
      <text:p text:style-name="P1"><text:a xlink:type="simple" xlink:href="http://getrix.ekbl.net/registraAnnuncio.php">http://getrix.ekbl.net/registraAnnuncio.php</text:a></text:p>
      <text:p text:style-name="Standard"/>
      <text:p text:style-name="Standard"><text:a xlink:type="simple" xlink:href="http://getrix.ekbl.net/registraAnnuncio.php?action=add&amp;idAnnuncio=40136254&amp;idPortale=1">http://getrix.ekbl.net/registraAnnuncio.php?action=add&amp;idAnnuncio=40136254&amp;idPortale=1</text:a></text:p>
      <text:p text:style-name="Standard"/>
      <text:p text:style-name="Standard"/>
      <text:p text:style-name="Standard">action=add</text:p>
      <text:p text:style-name="Standard">idAnnuncio=40136254</text:p>
      <text:p text:style-name="Standard">idPortale=1</text:p>
      <text:p text:style-name="Standard"/>
      <text:p text:style-name="Standard"/>
      <text:p text:style-name="Standard">POST /registraAnnuncio.php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Content-Type: application/x-www-form-urlencoded; charset=UTF-8</text:p>
      <text:p text:style-name="Standard">Referer: http://getrix.ekbl.net/inserimento_annuncio.php?step=4&amp;idAnnuncio=40136254&amp;tipo=1&amp;azionePayPal=show</text:p>
      <text:p text:style-name="Standard">Content-Length: 42</text:p>
      <text:p text:style-name="Standard">Cookie: GETRIXSID=3b116d5af398f912ff38214ff9e654a9; __utma=255309982.510473104.1362162538.1362162538.1362162538.1; __utmb=255309982.13.9.1362164248810; __utmc=255309982; __utmz=255309982.1362162538.1.1.utmcsr=(direct)|utmccn=(direct)|utmcmd=(none)</text:p>
      <text:p text:style-name="Standard">Connection: keep-alive</text:p>
      <text:p text:style-name="Standard">Pragma: no-cache</text:p>
      <text:p text:style-name="Standard">Cache-Control: no-cache</text:p>
      <text:p text:style-name="Standard"/>
      <text:p text:style-name="Standard"/>
      <text:p text:style-name="Standard"/>
      <text:p text:style-name="Standard">HTTP/1.1 200 OK</text:p>
      <text:p text:style-name="Standard">Date: Fri, 01 Mar 2013 19:01:48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Vary: Accept-Encoding</text:p>
      <text:p text:style-name="Standard">Content-Encoding: gzip</text:p>
      <text:p text:style-name="Standard">Content-Length: 25</text:p>
      <text:p text:style-name="Standard">Keep-Alive: timeout=3, max=100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>OK-1-</text:p>
      <text:p text:style-name="Standard"/>
      <text:p text:style-name="Standard"/>
      <text:p text:style-name="Standard"/>
      <text:p text:style-name="P1"><text:a xlink:type="simple" xlink:href="http://getrix.ekbl.net/inserimento_annuncio.php?step=4&amp;idAnnuncio=40136254&amp;tipo=1&amp;azionePayPal=show#frame_mappa">http://getrix.ekbl.net/inserimento_annuncio.php?step=4&amp;idAnnuncio=40136254&amp;tipo=1&amp;azionePayPal=show#frame_mappa</text:a></text:p>
      <text:p text:style-name="Standard"/>
      <text:p text:style-name="Standard"/>
      <text:p text:style-name="Standard">azionePayPal=show</text:p>
      <text:p text:style-name="Standard">idAnnuncio=40136254</text:p>
      <text:p text:style-name="Standard">step=4</text:p>
      <text:p text:style-name="Standard">tipo=1</text:p>
      <text:p text:style-name="Standard"/>
      <text:p text:style-name="Standard"/>
      <text:p text:style-name="Standard"><text:a xlink:type="simple" xlink:href="http://getrix.ekbl.net/inserimento_annuncio.php?step=4&amp;idAnnuncio=40136254&amp;tipo=1&amp;azionePayPal=show#frame_mappa&amp;SelTipoPagamento=borsellino&amp;address1=%20&amp;amount=&amp;azionePayPal=compraSubito&amp;bn=PP-BuyNowBF&amp;business=SELLER&amp;check_1=on&amp;check_102=on&amp;check_103=on&amp;check_105=on&amp;check_108=on&amp;check_109=on&amp;check_111=on&amp;check_117=on&amp;check_118=on&amp;check_12=on&amp;check_14=on&amp;check_16=on&amp;check_19=on&amp;check_253=on&amp;check_27=on&amp;check_7=on&amp;cmd=_xclick&amp;currency_code=EUR&amp;first_name=&amp;idAnnuncio=40136254&amp;item_name=acquisto%20pubblicazione%20e%20visibilita&amp;item_number=pubblicazione&amp;last_name=&amp;lc=IT&amp;no_note=1&amp;no_shipping=1&amp;notify_url=NOTIFY_URL&amp;prezzoTotale=&amp;return=http%3A%2F%2Fgetrix.ekbl.net%2Finserimento_annuncio.php%3Fstep%3D5%26azionePayPal%3Dnotifica%26idAnnuncio%3D40136254%26tipo%3D1%26buyedVis%3D0&amp;return_cancel=http%3A%2F%2Fgetrix.ekbl.net%2Finserimento_annuncio.php%3Fstep%3D4%26azionePayPal%3Dshow%26idAnnuncio%3D40136254%26tipo%3D1%26buyedVis%3D0&amp;richiesta=&amp;step=4&amp;tipo=1&amp;zip">http://getrix.ekbl.net/inserimento_annuncio.php?step=4&amp;idAnnuncio=40136254&amp;tipo=1&amp;azionePayPal=show#frame_mappa&amp;SelTipoPagamento=borsellino&amp;address1=%20&amp;amount=&amp;azionePayPal=compraSubito&amp;bn=PP-BuyNowBF&amp;business=SELLER&amp;check_1=on&amp;check_102=on&amp;check_103=on&amp;check_105=on&amp;check_108=on&amp;check_109=on&amp;check_111=on&amp;check_117=on&amp;check_118=on&amp;check_12=on&amp;check_14=on&amp;check_16=on&amp;check_19=on&amp;check_253=on&amp;check_27=on&amp;check_7=on&amp;cmd=_xclick&amp;currency_code=EUR&amp;first_name=&amp;idAnnuncio=40136254&amp;item_name=acquisto%20pubblicazione%20e%20visibilita&amp;item_number=pubblicazione&amp;last_name=&amp;lc=IT&amp;no_note=1&amp;no_shipping=1&amp;notify_url=NOTIFY_URL&amp;prezzoTotale=&amp;return=http%3A%2F%2Fgetrix.ekbl.net%2Finserimento_annuncio.php%3Fstep%3D5%26azionePayPal%3Dnotifica%26idAnnuncio%3D40136254%26tipo%3D1%26buyedVis%3D0&amp;return_cancel=http%3A%2F%2Fgetrix.ekbl.net%2Finserimento_annuncio.php%3Fstep%3D4%26azionePayPal%3Dshow%26idAnnuncio%3D40136254%26tipo%3D1%26buyedVis%3D0&amp;richiesta=&amp;step=4&amp;tipo=1&amp;zip</text:a>=</text:p>
      <text:p text:style-name="Standard"/>
      <text:p text:style-name="Standard"/>
      <text:p text:style-name="Standard">SelTipoPagamento=borsellino</text:p>
      <text:p text:style-name="Standard">address1= </text:p>
      <text:p text:style-name="Standard">amount=</text:p>
      <text:p text:style-name="Standard">azionePayPal=compraSubito</text:p>
      <text:p text:style-name="Standard">bn=PP-BuyNowBF</text:p>
      <text:p text:style-name="Standard">business=SELLER</text:p>
      <text:p text:style-name="Standard">check_1=on</text:p>
      <text:p text:style-name="Standard">check_102=on</text:p>
      <text:p text:style-name="Standard">check_103=on</text:p>
      <text:p text:style-name="Standard">check_105=on</text:p>
      <text:p text:style-name="Standard">check_108=on</text:p>
      <text:p text:style-name="Standard">check_109=on</text:p>
      <text:p text:style-name="Standard">check_111=on</text:p>
      <text:p text:style-name="Standard">check_117=on</text:p>
      <text:p text:style-name="Standard">check_118=on</text:p>
      <text:p text:style-name="Standard">check_12=on</text:p>
      <text:p text:style-name="Standard">check_14=on</text:p>
      <text:p text:style-name="Standard">check_16=on</text:p>
      <text:p text:style-name="Standard">check_19=on</text:p>
      <text:p text:style-name="Standard">check_253=on</text:p>
      <text:p text:style-name="Standard">check_27=on</text:p>
      <text:p text:style-name="Standard">check_7=on</text:p>
      <text:p text:style-name="Standard">cmd=_xclick</text:p>
      <text:p text:style-name="Standard">currency_code=EUR</text:p>
      <text:p text:style-name="Standard">first_name=</text:p>
      <text:p text:style-name="Standard">idAnnuncio=40136254</text:p>
      <text:p text:style-name="Standard"><text:soft-page-break/>item_name=acquisto pubblicazione e visibilita</text:p>
      <text:p text:style-name="Standard">item_number=pubblicazione</text:p>
      <text:p text:style-name="Standard">last_name=</text:p>
      <text:p text:style-name="Standard">lc=IT</text:p>
      <text:p text:style-name="Standard">no_note=1</text:p>
      <text:p text:style-name="Standard">no_shipping=1</text:p>
      <text:p text:style-name="Standard">notify_url=NOTIFY_URL</text:p>
      <text:p text:style-name="Standard">prezzoTotale=</text:p>
      <text:p text:style-name="Standard">return=http://getrix.ekbl.net/inserimento_annuncio.php?step=5&amp;azionePayPal=notifica&amp;idAnnuncio=40136254&amp;tipo=1&amp;buyedVis=0</text:p>
      <text:p text:style-name="Standard">return_cancel=http://getrix.ekbl.net/inserimento_annuncio.php?step=4&amp;azionePayPal=show&amp;idAnnuncio=40136254&amp;tipo=1&amp;buyedVis=0</text:p>
      <text:p text:style-name="Standard">richiesta=</text:p>
      <text:p text:style-name="Standard">step=4</text:p>
      <text:p text:style-name="Standard">tipo=1</text:p>
      <text:p text:style-name="Standard">zip=</text:p>
      <text:p text:style-name="Standard"/>
      <text:p text:style-name="Standard"/>
      <text:p text:style-name="Standard">POST /inserimento_annuncio.php?step=4&amp;idAnnuncio=40136254&amp;tipo=1&amp;azionePayPal=show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://getrix.ekbl.net/inserimento_annuncio.php?step=4&amp;idAnnuncio=40136254&amp;tipo=1&amp;azionePayPal=show</text:p>
      <text:p text:style-name="Standard">Cookie: GETRIXSID=3b116d5af398f912ff38214ff9e654a9; __utma=255309982.510473104.1362162538.1362162538.1362162538.1; __utmb=255309982.13.9.1362164248810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>HTTP/1.1 302 Found</text:p>
      <text:p text:style-name="Standard">Date: Fri, 01 Mar 2013 19:03:13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Location: inserimento_annuncio.php?step=5&amp;azionePayPal=notifica&amp;idAnnuncio=40136254&amp;tipo=1&amp;buyedVis=0</text:p>
      <text:p text:style-name="Standard">Vary: Accept-Encoding</text:p>
      <text:p text:style-name="Standard">Content-Encoding: gzip</text:p>
      <text:p text:style-name="Standard">Content-Length: 20</text:p>
      <text:p text:style-name="Standard">Keep-Alive: timeout=3, max=100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>Reload the page to get source for: <text:a xlink:type="simple" xlink:href="http://getrix.ekbl.net/inserimento_annuncio.php?step=4&amp;idAnnuncio=40136254&amp;tipo=1&amp;azionePayPal=show#frame_mappa">http://getrix.ekbl.net/inserimento_annuncio.php?step=4&amp;idAnnuncio=40136254&amp;tipo=1&amp;azionePayPal=show#frame_mappa</text:a></text:p>
      <text:p text:style-name="Standard"><text:soft-page-break/></text:p>
      <text:p text:style-name="Standard"/>
      <text:p text:style-name="Standard"/>
      <text:p text:style-name="Standard"/>
      <text:p text:style-name="P1"><text:a xlink:type="simple" xlink:href="http://getrix.ekbl.net/inserimento_annuncio.php?step=5&amp;azionePayPal=notifica&amp;idAnnuncio=40136254&amp;tipo=1&amp;buyedVis=0#frame_mappa">http://getrix.ekbl.net/inserimento_annuncio.php?step=5&amp;azionePayPal=notifica&amp;idAnnuncio=40136254&amp;tipo=1&amp;buyedVis=0#frame_mappa</text:a></text:p>
      <text:p text:style-name="Standard"/>
      <text:p text:style-name="Standard"/>
      <text:p text:style-name="Standard">azionePayPal=notifica</text:p>
      <text:p text:style-name="Standard">buyedVis=0</text:p>
      <text:p text:style-name="Standard">idAnnuncio=40136254</text:p>
      <text:p text:style-name="Standard">step=5</text:p>
      <text:p text:style-name="Standard">tipo=1</text:p>
      <text:p text:style-name="Standard"/>
      <text:p text:style-name="Standard"/>
      <text:p text:style-name="Standard">GET /inserimento_annuncio.php?step=5&amp;azionePayPal=notifica&amp;idAnnuncio=40136254&amp;tipo=1&amp;buyedVis=0 HTTP/1.1</text:p>
      <text:p text:style-name="Standard">Host: getrix.ekbl.net</text:p>
      <text:p text:style-name="Standard">User-Agent: Mozilla/5.0 (Windows NT 5.1; rv:19.0) Gecko/20100101 Firefox/19.0</text:p>
      <text:p text:style-name="Standard">Accept: text/html,application/xhtml+xml,application/xml;q=0.9,*/*;q=0.8</text:p>
      <text:p text:style-name="Standard">Accept-Language: en-US,en;q=0.5</text:p>
      <text:p text:style-name="Standard">Accept-Encoding: gzip, deflate</text:p>
      <text:p text:style-name="Standard">Referer: http://getrix.ekbl.net/inserimento_annuncio.php?step=4&amp;idAnnuncio=40136254&amp;tipo=1&amp;azionePayPal=show</text:p>
      <text:p text:style-name="Standard">Cookie: GETRIXSID=3b116d5af398f912ff38214ff9e654a9; __utma=255309982.510473104.1362162538.1362162538.1362162538.1; __utmb=255309982.13.9.1362164248810; __utmc=255309982; __utmz=255309982.1362162538.1.1.utmcsr=(direct)|utmccn=(direct)|utmcmd=(none)</text:p>
      <text:p text:style-name="Standard">Connection: keep-alive</text:p>
      <text:p text:style-name="Standard"/>
      <text:p text:style-name="Standard"/>
      <text:p text:style-name="Standard"/>
      <text:p text:style-name="Standard">HTTP/1.1 200 OK</text:p>
      <text:p text:style-name="Standard">Date: Fri, 01 Mar 2013 19:03:14 GMT</text:p>
      <text:p text:style-name="Standard">Server: Apache</text:p>
      <text:p text:style-name="Standard">Expires: Thu, 19 Nov 1981 08:52:00 GMT</text:p>
      <text:p text:style-name="Standard">Cache-Control: no-store, no-cache, must-revalidate, post-check=0, pre-check=0</text:p>
      <text:p text:style-name="Standard">Pragma: no-cache</text:p>
      <text:p text:style-name="Standard">Vary: Accept-Encoding</text:p>
      <text:p text:style-name="Standard">Content-Encoding: gzip</text:p>
      <text:p text:style-name="Standard">Content-Length: 9231</text:p>
      <text:p text:style-name="Standard">Keep-Alive: timeout=3, max=99</text:p>
      <text:p text:style-name="Standard">Connection: Keep-Alive</text:p>
      <text:p text:style-name="Standard">Content-Type: text/html; charset=UTF-8</text:p>
      <text:p text:style-name="Standard"/>
      <text:p text:style-name="Standard"/>
      <text:p text:style-name="Standard"/>
      <text:p text:style-name="Standard">Response body: vuoto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1T19:30:12.46</meta:creation-date>
    <meta:document-statistic meta:table-count="1" meta:image-count="0" meta:object-count="0" meta:page-count="80" meta:paragraph-count="863" meta:word-count="7967" meta:character-count="148985"/>
    <dc:date>2013-03-01T20:09:08.62</dc:date>
    <meta:editing-duration>PT8M15S</meta:editing-duration>
    <meta:editing-cycles>1</meta:editing-cycles>
    <meta:generator>OpenOffice.org/3.4$Win32 OpenOffice.org_project/340m1$Build-9590</meta:generator>
  </office:meta>
</office:document-meta>
</file>